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29/content.xml" manifest:media-type="text/xml"/>
  <manifest:file-entry manifest:full-path="Object 29/meta.xml" manifest:media-type="text/xml"/>
  <manifest:file-entry manifest:full-path="Object 29/styles.xml" manifest:media-type="text/xml"/>
  <manifest:file-entry manifest:full-path="Object 29/"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styles.xml" manifest:media-type="text/xml"/>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34/content.xml" manifest:media-type="text/xml"/>
  <manifest:file-entry manifest:full-path="Object 34/styles.xml" manifest:media-type="text/xml"/>
  <manifest:file-entry manifest:full-path="Object 34/meta.xml" manifest:media-type="text/xml"/>
  <manifest:file-entry manifest:full-path="Object 34/" manifest:media-type="application/vnd.oasis.opendocument.chart"/>
  <manifest:file-entry manifest:full-path="Object 41/Configurations2/accelerator/current.xml" manifest:media-type=""/>
  <manifest:file-entry manifest:full-path="Object 41/Configurations2/" manifest:media-type="application/vnd.sun.xml.ui.configuration"/>
  <manifest:file-entry manifest:full-path="Object 41/manifest.rdf" manifest:media-type="application/rdf+xml"/>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spreadsheet"/>
  <manifest:file-entry manifest:full-path="settings.xml" manifest:media-type="text/xml"/>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8/settings.xml" manifest:media-type="text/xml"/>
  <manifest:file-entry manifest:full-path="Object 28/styles.xml" manifest:media-type="text/xml"/>
  <manifest:file-entry manifest:full-path="Object 28/manifest.rdf" manifest:media-type="application/rdf+xml"/>
  <manifest:file-entry manifest:full-path="Object 28/content.xml" manifest:media-type="text/xml"/>
  <manifest:file-entry manifest:full-path="Object 28/" manifest:version="1.2" manifest:media-type="application/vnd.oasis.opendocument.spreadsheet"/>
  <manifest:file-entry manifest:full-path="meta.xml" manifest:media-type="text/xml"/>
  <manifest:file-entry manifest:full-path="Object 40/content.xml" manifest:media-type="text/xml"/>
  <manifest:file-entry manifest:full-path="Object 40/styles.xml" manifest:media-type="text/xml"/>
  <manifest:file-entry manifest:full-path="Object 40/manifest.rdf" manifest:media-type="application/rdf+xml"/>
  <manifest:file-entry manifest:full-path="Object 40/settings.xml" manifest:media-type="text/xml"/>
  <manifest:file-entry manifest:full-path="Object 40/" manifest:version="1.2" manifest:media-type="application/vnd.oasis.opendocument.spreadsheet"/>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styles.xml" manifest:media-type="text/xml"/>
  <manifest:file-entry manifest:full-path="Object 31/manifest.rdf" manifest:media-type="application/rdf+xml"/>
  <manifest:file-entry manifest:full-path="Object 31/" manifest:version="1.2" manifest:media-type="application/vnd.oasis.opendocument.spreadsheet"/>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2/styles.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manifest.rdf" manifest:media-type="application/rdf+xml"/>
  <manifest:file-entry manifest:full-path="Object 32/"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manifest.rdf" manifest:media-type="application/rdf+xml"/>
  <manifest:file-entry manifest:full-path="Object 25/styles.xml" manifest:media-type="text/xml"/>
  <manifest:file-entry manifest:full-path="Object 25/" manifest:version="1.2" manifest:media-type="application/vnd.oasis.opendocument.spreadsheet"/>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19/settings.xml" manifest:media-type="text/xml"/>
  <manifest:file-entry manifest:full-path="Object 19/styles.xml" manifest:media-type="text/xml"/>
  <manifest:file-entry manifest:full-path="Object 19/content.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33/settings.xml" manifest:media-type="text/xml"/>
  <manifest:file-entry manifest:full-path="Object 33/styles.xml" manifest:media-type="text/xml"/>
  <manifest:file-entry manifest:full-path="Object 33/manifest.rdf" manifest:media-type="application/rdf+xml"/>
  <manifest:file-entry manifest:full-path="Object 33/content.xml" manifest:media-type="text/xml"/>
  <manifest:file-entry manifest:full-path="Object 33/" manifest:version="1.2" manifest:media-type="application/vnd.oasis.opendocument.spreadsheet"/>
  <manifest:file-entry manifest:full-path="layout-cache" manifest:media-type="application/binary"/>
  <manifest:file-entry manifest:full-path="Object 24/styles.xml" manifest:media-type="text/xml"/>
  <manifest:file-entry manifest:full-path="Object 24/content.xml" manifest:media-type="text/xml"/>
  <manifest:file-entry manifest:full-path="Object 24/manifest.rdf" manifest:media-type="application/rdf+xml"/>
  <manifest:file-entry manifest:full-path="Object 24/settings.xml" manifest:media-type="text/xml"/>
  <manifest:file-entry manifest:full-path="Object 24/" manifest:version="1.2" manifest:media-type="application/vnd.oasis.opendocument.spreadshee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20/styles.xml" manifest:media-type="text/xml"/>
  <manifest:file-entry manifest:full-path="Object 20/meta.xml" manifest:media-type="text/xml"/>
  <manifest:file-entry manifest:full-path="Object 20/content.xml" manifest:media-type="text/xml"/>
  <manifest:file-entry manifest:full-path="Object 20/" manifest:media-type="application/vnd.oasis.opendocument.chart"/>
  <manifest:file-entry manifest:full-path="Object 39/manifest.rdf" manifest:media-type="application/rdf+xml"/>
  <manifest:file-entry manifest:full-path="Object 39/content.xml" manifest:media-type="text/xml"/>
  <manifest:file-entry manifest:full-path="Object 39/styles.xml" manifest:media-type="text/xml"/>
  <manifest:file-entry manifest:full-path="Object 39/settings.xml" manifest:media-type="text/xml"/>
  <manifest:file-entry manifest:full-path="Object 39/" manifest:version="1.2" manifest:media-type="application/vnd.oasis.opendocument.spreadsheet"/>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Object 38/styles.xml" manifest:media-type="text/xml"/>
  <manifest:file-entry manifest:full-path="Object 38/content.xml" manifest:media-type="text/xml"/>
  <manifest:file-entry manifest:full-path="Object 38/meta.xml" manifest:media-type="text/xml"/>
  <manifest:file-entry manifest:full-path="Object 38/" manifest:media-type="application/vnd.oasis.opendocument.char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8" manifest:media-type=""/>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5" manifest:media-type=""/>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
  <manifest:file-entry manifest:full-path="ObjectReplacements/Object 40"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
  <manifest:file-entry manifest:full-path="ObjectReplacements/Object 19" manifest:media-type=""/>
  <manifest:file-entry manifest:full-path="ObjectReplacements/Object 39"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69in" style:rel-column-width="5453*"/>
    </style:style>
    <style:style style:name="Table1.C" style:family="table-column">
      <style:table-column-properties style:column-width="0.5576in" style:rel-column-width="5460*"/>
    </style:style>
    <style:style style:name="Table1.D" style:family="table-column">
      <style:table-column-properties style:column-width="0.7014in" style:rel-column-width="6867*"/>
    </style:style>
    <style:style style:name="Table1.E" style:family="table-column">
      <style:table-column-properties style:column-width="0.625in" style:rel-column-width="6119*"/>
    </style:style>
    <style:style style:name="Table1.F" style:family="table-column">
      <style:table-column-properties style:column-width="0.4375in" style:rel-column-width="4283*"/>
    </style:style>
    <style:style style:name="Table1.H" style:family="table-column">
      <style:table-column-properties style:column-width="0.4in" style:rel-column-width="3916*"/>
    </style:style>
    <style:style style:name="Table1.I" style:family="table-column">
      <style:table-column-properties style:column-width="0.5583in" style:rel-column-width="5466*"/>
    </style:style>
    <style:style style:name="Table1.L" style:family="table-column">
      <style:table-column-properties style:column-width="0.559in" style:rel-column-width="5473*"/>
    </style:style>
    <style:style style:name="Table1.A1" style:family="table-cell">
      <style:table-cell-properties fo:padding="0.0382in" fo:border-left="0.05pt solid #000000" fo:border-right="none" fo:border-top="0.05pt solid #000000" fo:border-bottom="0.05pt solid #000000"/>
    </style:style>
    <style:style style:name="Table1.L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083in" style:rel-column-width="5957*"/>
    </style:style>
    <style:style style:name="Table2.D" style:family="table-column">
      <style:table-column-properties style:column-width="0.6083in" style:rel-column-width="5958*"/>
    </style:style>
    <style:style style:name="Table2.K" style:family="table-column">
      <style:table-column-properties style:column-width="0.609in" style:rel-column-width="5962*"/>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722e3" officeooo:paragraph-rsid="001722e3"/>
    </style:style>
    <style:style style:name="P2" style:family="paragraph" style:parent-style-name="Table_20_Contents">
      <style:text-properties style:use-window-font-color="true" style:font-name="Times New Roman" fo:font-size="12pt" fo:font-weight="bold" officeooo:rsid="0033b99f" fo:background-color="#ff3333" style:font-size-asian="12pt" style:font-weight-asian="bold" style:font-size-complex="12pt" style:font-weight-complex="bold"/>
    </style:style>
    <style:style style:name="P3" style:family="paragraph" style:parent-style-name="Table_20_Contents">
      <style:text-properties style:use-window-font-color="true" style:font-name="Times New Roman" fo:font-size="12pt" fo:font-weight="bold" officeooo:rsid="0033b99f" officeooo:paragraph-rsid="0033b99f" fo:background-color="#ff3333" style:font-size-asian="12pt" style:font-weight-asian="bold" style:font-size-complex="12pt" style:font-weight-complex="bold"/>
    </style:style>
    <style:style style:name="P4" style:family="paragraph" style:parent-style-name="Table_20_Contents">
      <style:text-properties style:use-window-font-color="true" style:font-name="Times New Roman" fo:font-size="12pt" fo:font-weight="bold" officeooo:rsid="003eaaee" officeooo:paragraph-rsid="003eaaee" style:font-size-asian="12pt" style:font-weight-asian="bold" style:font-size-complex="12pt" style:font-weight-complex="bold"/>
    </style:style>
    <style:style style:name="P5" style:family="paragraph" style:parent-style-name="Table_20_Contents">
      <style:text-properties style:use-window-font-color="true" style:font-name="Times New Roman" fo:font-size="12pt" fo:font-weight="bold" officeooo:rsid="0033b99f" officeooo:paragraph-rsid="003597ce" fo:background-color="#ffff66" style:font-size-asian="12pt" style:font-weight-asian="bold" style:font-size-complex="12pt" style:font-weight-complex="bold"/>
    </style:style>
    <style:style style:name="P6" style:family="paragraph" style:parent-style-name="Table_20_Contents">
      <style:text-properties style:use-window-font-color="true" style:font-name="Times New Roman" fo:font-size="12pt" fo:font-weight="bold" officeooo:rsid="0033b99f" officeooo:paragraph-rsid="0045c9a6" fo:background-color="transparent" style:font-size-asian="12pt" style:font-weight-asian="bold" style:font-size-complex="12pt" style:font-weight-complex="bold"/>
    </style:style>
    <style:style style:name="P7" style:family="paragraph" style:parent-style-name="Table_20_Contents">
      <style:text-properties style:use-window-font-color="true" style:font-name="Times New Roman" fo:font-size="12pt" officeooo:rsid="003f6d78" officeooo:paragraph-rsid="003f6d78" style:font-size-asian="12pt" style:font-size-complex="12pt"/>
    </style:style>
    <style:style style:name="P8" style:family="paragraph" style:parent-style-name="Table_20_Contents">
      <style:text-properties style:font-name="Times New Roman" fo:font-size="12pt" officeooo:rsid="003eaaee" officeooo:paragraph-rsid="003eaaee" style:font-size-asian="12pt" style:font-size-complex="12pt"/>
    </style:style>
    <style:style style:name="P9" style:family="paragraph" style:parent-style-name="Table_20_Contents">
      <style:text-properties style:font-name="Times New Roman" fo:font-size="12pt" officeooo:rsid="0033b99f" officeooo:paragraph-rsid="0033b99f" style:font-size-asian="12pt" style:font-size-complex="12pt"/>
    </style:style>
    <style:style style:name="P10" style:family="paragraph" style:parent-style-name="Table_20_Contents">
      <style:text-properties style:font-name="Times New Roman" fo:font-size="12pt" officeooo:rsid="0033b99f" officeooo:paragraph-rsid="003597ce" style:font-size-asian="12pt" style:font-size-complex="12pt"/>
    </style:style>
    <style:style style:name="P11" style:family="paragraph" style:parent-style-name="Table_20_Contents">
      <style:text-properties style:font-name="Times New Roman" fo:font-size="12pt" officeooo:rsid="0033b99f" officeooo:paragraph-rsid="00473e6e" style:font-size-asian="12pt" style:font-size-complex="12pt"/>
    </style:style>
    <style:style style:name="P12" style:family="paragraph" style:parent-style-name="Table_20_Contents">
      <style:text-properties style:font-name="Times New Roman" fo:font-size="12pt" officeooo:rsid="0045c9a6" officeooo:paragraph-rsid="0045c9a6" style:font-size-asian="12pt" style:font-size-complex="12pt"/>
    </style:style>
    <style:style style:name="P13" style:family="paragraph" style:parent-style-name="Table_20_Contents">
      <style:text-properties style:font-name="Times New Roman" fo:font-size="12pt" officeooo:rsid="003597ce" officeooo:paragraph-rsid="003597ce" style:font-size-asian="12pt" style:font-size-complex="12pt"/>
    </style:style>
    <style:style style:name="P14" style:family="paragraph" style:parent-style-name="Table_20_Contents">
      <style:text-properties style:font-name="Times New Roman" fo:font-size="12pt" officeooo:rsid="00473e6e" officeooo:paragraph-rsid="00473e6e" style:font-size-asian="12pt" style:font-size-complex="12pt"/>
    </style:style>
    <style:style style:name="P15" style:family="paragraph" style:parent-style-name="Table_20_Contents">
      <style:text-properties style:font-name="Times New Roman" fo:font-size="12pt" officeooo:rsid="00473e6e" officeooo:paragraph-rsid="003597ce" style:font-size-asian="12pt" style:font-size-complex="12pt"/>
    </style:style>
    <style:style style:name="P16" style:family="paragraph" style:parent-style-name="Table_20_Contents">
      <style:text-properties style:font-name="Times New Roman" fo:font-size="12pt" officeooo:paragraph-rsid="003597ce" style:font-size-asian="12pt" style:font-size-complex="12pt"/>
    </style:style>
    <style:style style:name="P17" style:family="paragraph" style:parent-style-name="Table_20_Contents">
      <style:text-properties style:font-name="Times New Roman" fo:font-size="12pt" officeooo:rsid="0033b99f" officeooo:paragraph-rsid="0033b99f" fo:background-color="#ff3333" style:font-size-asian="12pt" style:font-size-complex="12pt"/>
    </style:style>
    <style:style style:name="P18" style:family="paragraph" style:parent-style-name="Table_20_Contents">
      <style:text-properties style:font-name="Times New Roman" fo:font-size="12pt" officeooo:rsid="0045c9a6" officeooo:paragraph-rsid="0045c9a6" fo:background-color="#ff3333" style:font-size-asian="12pt" style:font-size-complex="12pt"/>
    </style:style>
    <style:style style:name="P19" style:family="paragraph" style:parent-style-name="Table_20_Contents">
      <style:text-properties style:font-name="Times New Roman" fo:font-size="12pt" fo:font-weight="normal" officeooo:rsid="00473e6e" officeooo:paragraph-rsid="00473e6e" style:font-size-asian="12pt" style:font-weight-asian="normal" style:font-size-complex="12pt" style:font-weight-complex="normal"/>
    </style:style>
    <style:style style:name="P20" style:family="paragraph" style:parent-style-name="Table_20_Contents">
      <style:text-properties style:font-name="Times New Roman" fo:font-size="12pt" fo:font-weight="bold" officeooo:rsid="003f90ed" officeooo:paragraph-rsid="003f90ed" style:font-size-asian="12pt" style:font-weight-asian="bold" style:font-size-complex="12pt" style:font-weight-complex="bold"/>
    </style:style>
    <style:style style:name="P21" style:family="paragraph" style:parent-style-name="Standard">
      <style:text-properties style:font-name="Times New Roman" fo:font-size="12pt" officeooo:rsid="0016f506" style:font-size-asian="12pt" style:font-size-complex="12pt"/>
    </style:style>
    <style:style style:name="P22" style:family="paragraph" style:parent-style-name="Standard">
      <style:text-properties style:font-name="Times New Roman" fo:font-size="12pt" officeooo:rsid="0016f506" officeooo:paragraph-rsid="001722e3" style:font-size-asian="12pt" style:font-size-complex="12pt"/>
    </style:style>
    <style:style style:name="P23" style:family="paragraph" style:parent-style-name="Standard">
      <style:text-properties style:font-name="Times New Roman" fo:font-size="12pt" officeooo:rsid="0016f506" officeooo:paragraph-rsid="0016f506" style:font-size-asian="12pt" style:font-size-complex="12pt"/>
    </style:style>
    <style:style style:name="P24" style:family="paragraph" style:parent-style-name="Standard">
      <style:text-properties style:font-name="Times New Roman" fo:font-size="12pt" officeooo:rsid="0016f506" officeooo:paragraph-rsid="001daa87" style:font-size-asian="12pt" style:font-size-complex="12pt"/>
    </style:style>
    <style:style style:name="P25" style:family="paragraph" style:parent-style-name="Standard">
      <style:text-properties style:font-name="Times New Roman" fo:font-size="12pt" officeooo:rsid="0016f506" officeooo:paragraph-rsid="00529332" style:font-size-asian="12pt" style:font-size-complex="12pt"/>
    </style:style>
    <style:style style:name="P26" style:family="paragraph" style:parent-style-name="Standard">
      <style:text-properties style:font-name="Times New Roman" fo:font-size="12pt" officeooo:rsid="0016f506" officeooo:paragraph-rsid="0028e267" style:font-size-asian="12pt" style:font-size-complex="12pt"/>
    </style:style>
    <style:style style:name="P27" style:family="paragraph" style:parent-style-name="Standard">
      <style:text-properties style:font-name="Times New Roman" fo:font-size="12pt" officeooo:rsid="0016f506" officeooo:paragraph-rsid="00829e97" style:font-size-asian="12pt" style:font-size-complex="12pt"/>
    </style:style>
    <style:style style:name="P28" style:family="paragraph" style:parent-style-name="Standard">
      <style:text-properties style:font-name="Times New Roman" fo:font-size="12pt" officeooo:rsid="002525f0" officeooo:paragraph-rsid="002525f0" style:font-size-asian="12pt" style:font-size-complex="12pt"/>
    </style:style>
    <style:style style:name="P29" style:family="paragraph" style:parent-style-name="Standard">
      <style:text-properties style:font-name="Times New Roman" fo:font-size="12pt" officeooo:rsid="001daa87" officeooo:paragraph-rsid="002525f0" style:font-size-asian="12pt" style:font-size-complex="12pt"/>
    </style:style>
    <style:style style:name="P30" style:family="paragraph" style:parent-style-name="Standard">
      <style:text-properties style:font-name="Times New Roman" fo:font-size="12pt" officeooo:rsid="001daa87" officeooo:paragraph-rsid="0016f506" style:font-size-asian="12pt" style:font-size-complex="12pt"/>
    </style:style>
    <style:style style:name="P31" style:family="paragraph" style:parent-style-name="Standard">
      <style:text-properties style:font-name="Times New Roman" fo:font-size="12pt" officeooo:rsid="00181dba" style:font-size-asian="12pt" style:font-size-complex="12pt"/>
    </style:style>
    <style:style style:name="P32" style:family="paragraph" style:parent-style-name="Standard">
      <style:text-properties style:font-name="Times New Roman" fo:font-size="12pt" officeooo:rsid="002e6e35" officeooo:paragraph-rsid="002e6e35" style:font-size-asian="12pt" style:font-size-complex="12pt"/>
    </style:style>
    <style:style style:name="P33" style:family="paragraph" style:parent-style-name="Standard">
      <style:text-properties style:font-name="Times New Roman" fo:font-size="12pt" officeooo:rsid="002e6e35" officeooo:paragraph-rsid="003e2524" style:font-size-asian="12pt" style:font-size-complex="12pt"/>
    </style:style>
    <style:style style:name="P34" style:family="paragraph" style:parent-style-name="Standard">
      <style:text-properties style:font-name="Times New Roman" fo:font-size="12pt" officeooo:paragraph-rsid="003e4333" style:font-size-asian="12pt" style:font-size-complex="12pt"/>
    </style:style>
    <style:style style:name="P35" style:family="paragraph" style:parent-style-name="Standard">
      <style:text-properties style:font-name="Times New Roman" fo:font-size="12pt" officeooo:rsid="002f03bd" officeooo:paragraph-rsid="003260fa" style:font-size-asian="12pt" style:font-size-complex="12pt"/>
    </style:style>
    <style:style style:name="P36" style:family="paragraph" style:parent-style-name="Standard">
      <style:text-properties style:font-name="Times New Roman" fo:font-size="12pt" officeooo:rsid="002f03bd" officeooo:paragraph-rsid="0033b99f" style:font-size-asian="12pt" style:font-size-complex="12pt"/>
    </style:style>
    <style:style style:name="P37" style:family="paragraph" style:parent-style-name="Standard">
      <style:text-properties style:font-name="Times New Roman" fo:font-size="12pt" officeooo:rsid="0033b99f" officeooo:paragraph-rsid="00473e6e" style:font-size-asian="12pt" style:font-size-complex="12pt"/>
    </style:style>
    <style:style style:name="P38" style:family="paragraph" style:parent-style-name="Standard">
      <style:text-properties style:font-name="Times New Roman" fo:font-size="12pt" officeooo:rsid="003597ce" officeooo:paragraph-rsid="003597ce" style:font-size-asian="12pt" style:font-size-complex="12pt"/>
    </style:style>
    <style:style style:name="P39" style:family="paragraph" style:parent-style-name="Standard">
      <style:text-properties style:font-name="Times New Roman" fo:font-size="12pt" officeooo:rsid="003597ce" officeooo:paragraph-rsid="004834de" style:font-size-asian="12pt" style:font-size-complex="12pt"/>
    </style:style>
    <style:style style:name="P40" style:family="paragraph" style:parent-style-name="Standard">
      <style:text-properties style:font-name="Times New Roman" fo:font-size="12pt" officeooo:rsid="003597ce" officeooo:paragraph-rsid="0048e98e" style:font-size-asian="12pt" style:font-size-complex="12pt"/>
    </style:style>
    <style:style style:name="P41" style:family="paragraph" style:parent-style-name="Standard">
      <style:text-properties style:font-name="Times New Roman" fo:font-size="12pt" officeooo:rsid="0037679d" officeooo:paragraph-rsid="004209d7" style:font-size-asian="12pt" style:font-size-complex="12pt"/>
    </style:style>
    <style:style style:name="P42" style:family="paragraph" style:parent-style-name="Standard">
      <style:text-properties style:font-name="Times New Roman" fo:font-size="12pt" officeooo:rsid="0037679d" officeooo:paragraph-rsid="004ad4a5" style:font-size-asian="12pt" style:font-size-complex="12pt"/>
    </style:style>
    <style:style style:name="P43" style:family="paragraph" style:parent-style-name="Standard">
      <style:text-properties style:font-name="Times New Roman" fo:font-size="12pt" officeooo:rsid="0037679d" officeooo:paragraph-rsid="004c8a7a" style:font-size-asian="12pt" style:font-size-complex="12pt"/>
    </style:style>
    <style:style style:name="P44" style:family="paragraph" style:parent-style-name="Standard">
      <style:text-properties style:font-name="Times New Roman" fo:font-size="12pt" officeooo:rsid="003853f4" officeooo:paragraph-rsid="003853f4" style:font-size-asian="12pt" style:font-size-complex="12pt"/>
    </style:style>
    <style:style style:name="P45" style:family="paragraph" style:parent-style-name="Standard">
      <style:text-properties style:font-name="Times New Roman" fo:font-size="12pt" officeooo:rsid="003c2b76" officeooo:paragraph-rsid="003c2b76" style:font-size-asian="12pt" style:font-size-complex="12pt"/>
    </style:style>
    <style:style style:name="P46" style:family="paragraph" style:parent-style-name="Standard">
      <style:text-properties style:font-name="Times New Roman" fo:font-size="12pt" officeooo:rsid="004e99ce" officeooo:paragraph-rsid="004e99ce" style:font-size-asian="12pt" style:font-size-complex="12pt"/>
    </style:style>
    <style:style style:name="P47" style:family="paragraph" style:parent-style-name="Standard">
      <style:text-properties style:font-name="Times New Roman" fo:font-size="12pt" officeooo:rsid="00529332" officeooo:paragraph-rsid="00529332" style:font-size-asian="12pt" style:font-size-complex="12pt"/>
    </style:style>
    <style:style style:name="P48" style:family="paragraph" style:parent-style-name="Standard">
      <style:text-properties style:font-name="Times New Roman" fo:font-size="12pt" officeooo:rsid="00529332" officeooo:paragraph-rsid="0062f209" style:font-size-asian="12pt" style:font-size-complex="12pt"/>
    </style:style>
    <style:style style:name="P49" style:family="paragraph" style:parent-style-name="Standard">
      <style:text-properties style:font-name="Times New Roman" fo:font-size="12pt" officeooo:paragraph-rsid="0058e587" style:font-size-asian="12pt" style:font-size-complex="12pt"/>
    </style:style>
    <style:style style:name="P50" style:family="paragraph" style:parent-style-name="Standard">
      <style:text-properties style:font-name="Times New Roman" fo:font-size="12pt" officeooo:rsid="0058e587" officeooo:paragraph-rsid="0058e587" style:font-size-asian="12pt" style:font-size-complex="12pt"/>
    </style:style>
    <style:style style:name="P51" style:family="paragraph" style:parent-style-name="Standard">
      <style:text-properties style:font-name="Times New Roman" fo:font-size="12pt" officeooo:rsid="0062966f" officeooo:paragraph-rsid="0062966f" style:font-size-asian="12pt" style:font-size-complex="12pt"/>
    </style:style>
    <style:style style:name="P52" style:family="paragraph" style:parent-style-name="Standard">
      <style:text-properties style:font-name="Times New Roman" fo:font-size="12pt" officeooo:rsid="0062f209" officeooo:paragraph-rsid="0062f209" style:font-size-asian="12pt" style:font-size-complex="12pt"/>
    </style:style>
    <style:style style:name="P53" style:family="paragraph" style:parent-style-name="Standard">
      <style:text-properties style:font-name="Times New Roman" fo:font-size="12pt" officeooo:rsid="00641af2" officeooo:paragraph-rsid="001daa87" style:font-size-asian="12pt" style:font-size-complex="12pt"/>
    </style:style>
    <style:style style:name="P54" style:family="paragraph" style:parent-style-name="Standard">
      <style:text-properties style:font-name="Times New Roman" fo:font-size="12pt" officeooo:rsid="001722e3" officeooo:paragraph-rsid="00829e97" style:font-size-asian="12pt" style:font-size-complex="12pt"/>
    </style:style>
    <style:style style:name="P55" style:family="paragraph" style:parent-style-name="Standard">
      <style:text-properties style:font-name="Times New Roman" fo:font-size="12pt" officeooo:rsid="0029f9ee" officeooo:paragraph-rsid="00829e97" style:font-size-asian="12pt" style:font-size-complex="12pt"/>
    </style:style>
    <style:style style:name="P56" style:family="paragraph" style:parent-style-name="Standard">
      <style:text-properties style:font-name="Times New Roman" fo:font-size="12pt" officeooo:rsid="00656b06" officeooo:paragraph-rsid="00656b06" style:font-size-asian="12pt" style:font-size-complex="12pt"/>
    </style:style>
    <style:style style:name="P57" style:family="paragraph" style:parent-style-name="Standard">
      <style:text-properties style:font-name="Times New Roman" fo:font-size="12pt" fo:font-weight="bold" officeooo:rsid="0016f506" officeooo:paragraph-rsid="001722e3" style:font-size-asian="12pt" style:font-weight-asian="bold" style:font-size-complex="12pt" style:font-weight-complex="bold"/>
    </style:style>
    <style:style style:name="P58" style:family="paragraph" style:parent-style-name="Standard">
      <style:text-properties style:font-name="Times New Roman" fo:font-size="12pt" fo:font-weight="bold" officeooo:rsid="00529332" officeooo:paragraph-rsid="005609a7" style:font-size-asian="12pt" style:font-weight-asian="bold" style:font-size-complex="12pt" style:font-weight-complex="bold"/>
    </style:style>
    <style:style style:name="P59" style:family="paragraph" style:parent-style-name="Standard">
      <style:text-properties style:font-name="Times New Roman" fo:font-size="12pt" fo:font-weight="bold" officeooo:rsid="00529332" officeooo:paragraph-rsid="00529332" style:font-size-asian="12pt" style:font-weight-asian="bold" style:font-size-complex="12pt" style:font-weight-complex="bold"/>
    </style:style>
    <style:style style:name="P60" style:family="paragraph" style:parent-style-name="Standard">
      <style:text-properties style:font-name="Times New Roman" fo:font-size="12pt" fo:font-weight="bold" officeooo:rsid="005609a7" officeooo:paragraph-rsid="005609a7" style:font-size-asian="12pt" style:font-weight-asian="bold" style:font-size-complex="12pt" style:font-weight-complex="bold"/>
    </style:style>
    <style:style style:name="P61" style:family="paragraph" style:parent-style-name="Standard">
      <style:text-properties style:font-name="Times New Roman" fo:font-size="12pt" fo:font-style="italic" officeooo:rsid="00252136" officeooo:paragraph-rsid="00252136" style:font-size-asian="12pt" style:font-style-asian="italic" style:font-size-complex="12pt" style:font-style-complex="italic"/>
    </style:style>
    <style:style style:name="P62" style:family="paragraph" style:parent-style-name="Standard">
      <style:text-properties style:font-name="Times New Roman" fo:font-size="12pt" fo:font-style="italic" officeooo:rsid="00252136" officeooo:paragraph-rsid="006d8f35" style:font-size-asian="12pt" style:font-style-asian="italic" style:font-size-complex="12pt" style:font-style-complex="italic"/>
    </style:style>
    <style:style style:name="P63" style:family="paragraph" style:parent-style-name="Standard">
      <style:text-properties style:font-name="Times New Roman" fo:font-size="12pt" fo:font-style="italic" officeooo:rsid="00181dba" style:font-size-asian="12pt" style:font-style-asian="italic" style:font-size-complex="12pt" style:font-style-complex="italic"/>
    </style:style>
    <style:style style:name="P64" style:family="paragraph" style:parent-style-name="Standard">
      <style:text-properties style:font-name="Times New Roman" fo:font-size="12pt" fo:font-style="italic" officeooo:rsid="002b5de8" officeooo:paragraph-rsid="002b5de8" style:font-size-asian="12pt" style:font-style-asian="italic" style:font-size-complex="12pt" style:font-style-complex="italic"/>
    </style:style>
    <style:style style:name="P65" style:family="paragraph" style:parent-style-name="Standard">
      <style:text-properties style:font-name="Times New Roman" fo:font-size="12pt" fo:font-style="italic" officeooo:rsid="006b796c" officeooo:paragraph-rsid="00770df3" style:font-size-asian="12pt" style:font-style-asian="italic" style:font-size-complex="12pt" style:font-style-complex="italic"/>
    </style:style>
    <style:style style:name="P66" style:family="paragraph" style:parent-style-name="Standard">
      <style:text-properties style:font-name="Times New Roman" fo:font-size="12pt" fo:font-style="italic" fo:font-weight="bold" officeooo:rsid="00181dba" style:font-size-asian="12pt" style:font-style-asian="italic" style:font-weight-asian="bold" style:font-size-complex="12pt" style:font-style-complex="italic" style:font-weight-complex="bold"/>
    </style:style>
    <style:style style:name="P67" style:family="paragraph" style:parent-style-name="Standard">
      <style:text-properties style:font-name="Times New Roman" fo:font-size="12pt" fo:font-style="normal" officeooo:rsid="0018ba11" officeooo:paragraph-rsid="002399bf" style:font-size-asian="12pt" style:font-style-asian="normal" style:font-size-complex="12pt" style:font-style-complex="normal"/>
    </style:style>
    <style:style style:name="P68" style:family="paragraph" style:parent-style-name="Standard">
      <style:text-properties style:font-name="Times New Roman" fo:font-size="12pt" fo:font-style="normal" officeooo:rsid="0018ba11" officeooo:paragraph-rsid="0022fa7d" style:font-size-asian="12pt" style:font-style-asian="normal" style:font-size-complex="12pt" style:font-style-complex="normal"/>
    </style:style>
    <style:style style:name="P69" style:family="paragraph" style:parent-style-name="Standard">
      <style:text-properties style:font-name="Times New Roman" fo:font-size="12pt" fo:font-style="normal" officeooo:rsid="0018ba11" officeooo:paragraph-rsid="00742a1c" style:font-size-asian="12pt" style:font-style-asian="normal" style:font-size-complex="12pt" style:font-style-complex="normal"/>
    </style:style>
    <style:style style:name="P70" style:family="paragraph" style:parent-style-name="Standard">
      <style:text-properties style:font-name="Times New Roman" fo:font-size="12pt" fo:font-style="normal" officeooo:rsid="0018ba11" officeooo:paragraph-rsid="00770df3" style:font-size-asian="12pt" style:font-style-asian="normal" style:font-size-complex="12pt" style:font-style-complex="normal"/>
    </style:style>
    <style:style style:name="P71" style:family="paragraph" style:parent-style-name="Standard">
      <style:text-properties style:font-name="Times New Roman" fo:font-size="12pt" fo:font-style="normal" officeooo:rsid="0018ba11" officeooo:paragraph-rsid="00829e97" style:font-size-asian="12pt" style:font-style-asian="normal" style:font-size-complex="12pt" style:font-style-complex="normal"/>
    </style:style>
    <style:style style:name="P72" style:family="paragraph" style:parent-style-name="Standard">
      <style:text-properties style:font-name="Times New Roman" fo:font-size="12pt" fo:font-style="normal" officeooo:rsid="0018ba11" officeooo:paragraph-rsid="008b058b" style:font-size-asian="12pt" style:font-style-asian="normal" style:font-size-complex="12pt" style:font-style-complex="normal"/>
    </style:style>
    <style:style style:name="P73" style:family="paragraph" style:parent-style-name="Standard">
      <style:text-properties style:font-name="Times New Roman" fo:font-size="12pt" fo:font-style="normal" officeooo:rsid="0022fa7d" officeooo:paragraph-rsid="0022fa7d" style:font-size-asian="12pt" style:font-style-asian="normal" style:font-size-complex="12pt" style:font-style-complex="normal"/>
    </style:style>
    <style:style style:name="P74" style:family="paragraph" style:parent-style-name="Standard">
      <style:text-properties style:font-name="Times New Roman" fo:font-size="12pt" fo:font-style="normal" officeooo:rsid="002b5de8" officeooo:paragraph-rsid="002b5de8" style:font-size-asian="12pt" style:font-style-asian="normal" style:font-size-complex="12pt" style:font-style-complex="normal"/>
    </style:style>
    <style:style style:name="P75" style:family="paragraph" style:parent-style-name="Standard">
      <style:text-properties style:font-name="Times New Roman" fo:font-size="12pt" fo:font-style="normal" officeooo:rsid="00181dba" style:font-size-asian="12pt" style:font-style-asian="normal" style:font-size-complex="12pt" style:font-style-complex="normal"/>
    </style:style>
    <style:style style:name="P76" style:family="paragraph" style:parent-style-name="Standard">
      <style:text-properties style:font-name="Times New Roman" fo:font-size="12pt" fo:font-style="normal" officeooo:rsid="00181dba" officeooo:paragraph-rsid="00252136" style:font-size-asian="12pt" style:font-style-asian="normal" style:font-size-complex="12pt" style:font-style-complex="normal"/>
    </style:style>
    <style:style style:name="P77" style:family="paragraph" style:parent-style-name="Standard">
      <style:text-properties style:font-name="Times New Roman" fo:font-size="12pt" fo:font-style="normal" officeooo:rsid="00181dba" officeooo:paragraph-rsid="006d8f35" style:font-size-asian="12pt" style:font-style-asian="normal" style:font-size-complex="12pt" style:font-style-complex="normal"/>
    </style:style>
    <style:style style:name="P78" style:family="paragraph" style:parent-style-name="Standard">
      <style:text-properties style:font-name="Times New Roman" fo:font-size="12pt" fo:font-style="normal" officeooo:rsid="00181dba" officeooo:paragraph-rsid="006b796c" style:font-size-asian="12pt" style:font-style-asian="normal" style:font-size-complex="12pt" style:font-style-complex="normal"/>
    </style:style>
    <style:style style:name="P79" style:family="paragraph" style:parent-style-name="Standard">
      <style:text-properties style:font-name="Times New Roman" fo:font-size="12pt" fo:font-style="normal" officeooo:rsid="006b796c" style:font-size-asian="12pt" style:font-style-asian="normal" style:font-size-complex="12pt" style:font-style-complex="normal"/>
    </style:style>
    <style:style style:name="P80" style:family="paragraph" style:parent-style-name="Standard">
      <style:text-properties style:font-name="Times New Roman" fo:font-size="12pt" fo:font-style="normal" officeooo:rsid="006b796c" officeooo:paragraph-rsid="006b796c" style:font-size-asian="12pt" style:font-style-asian="normal" style:font-size-complex="12pt" style:font-style-complex="normal"/>
    </style:style>
    <style:style style:name="P81" style:family="paragraph" style:parent-style-name="Standard">
      <style:text-properties style:font-name="Times New Roman" fo:font-size="12pt" fo:font-style="normal" officeooo:rsid="006b796c" officeooo:paragraph-rsid="00770df3" style:font-size-asian="12pt" style:font-style-asian="normal" style:font-size-complex="12pt" style:font-style-complex="normal"/>
    </style:style>
    <style:style style:name="P82" style:family="paragraph" style:parent-style-name="Standard">
      <style:text-properties style:font-name="Times New Roman" fo:font-size="12pt" fo:font-style="normal" officeooo:rsid="006d8f35" officeooo:paragraph-rsid="006d8f35" style:font-size-asian="12pt" style:font-style-asian="normal" style:font-size-complex="12pt" style:font-style-complex="normal"/>
    </style:style>
    <style:style style:name="P83" style:family="paragraph" style:parent-style-name="Standard">
      <style:text-properties style:font-name="Times New Roman" fo:font-size="12pt" fo:font-style="normal" officeooo:rsid="0071ce34" officeooo:paragraph-rsid="00770df3" style:font-size-asian="12pt" style:font-style-asian="normal" style:font-size-complex="12pt" style:font-style-complex="normal"/>
    </style:style>
    <style:style style:name="P84" style:family="paragraph" style:parent-style-name="Standard">
      <style:text-properties style:font-name="Times New Roman" fo:font-size="12pt" fo:font-style="normal" officeooo:rsid="001722e3" officeooo:paragraph-rsid="00829e97" style:font-size-asian="12pt" style:font-style-asian="normal" style:font-size-complex="12pt" style:font-style-complex="normal"/>
    </style:style>
    <style:style style:name="P85" style:family="paragraph" style:parent-style-name="Standard">
      <style:text-properties style:font-name="Times New Roman" fo:font-size="12pt" fo:font-style="normal" officeooo:rsid="001f8bb8" style:font-size-asian="12pt" style:font-style-asian="normal" style:font-size-complex="12pt" style:font-style-complex="normal"/>
    </style:style>
    <style:style style:name="P86" style:family="paragraph" style:parent-style-name="Standard">
      <style:text-properties style:font-name="Times New Roman" fo:font-size="12pt" fo:font-style="normal" officeooo:rsid="002525f0" officeooo:paragraph-rsid="006d8f35" style:font-size-asian="12pt" style:font-style-asian="normal" style:font-size-complex="12pt" style:font-style-complex="normal"/>
    </style:style>
    <style:style style:name="P87" style:family="paragraph" style:parent-style-name="Standard">
      <style:text-properties style:font-name="Times New Roman" fo:font-size="12pt" fo:font-style="normal" officeooo:rsid="002e6e35" officeooo:paragraph-rsid="003e2524" style:font-size-asian="12pt" style:font-style-asian="normal" style:font-size-complex="12pt" style:font-style-complex="normal"/>
    </style:style>
    <style:style style:name="P88" style:family="paragraph" style:parent-style-name="Standard">
      <style:text-properties style:font-name="Times New Roman" fo:font-size="12pt" fo:font-style="normal" officeooo:rsid="002f03bd" officeooo:paragraph-rsid="002e6e35" style:font-size-asian="12pt" style:font-style-asian="normal" style:font-size-complex="12pt" style:font-style-complex="normal"/>
    </style:style>
    <style:style style:name="P89" style:family="paragraph" style:parent-style-name="Standard">
      <style:text-properties style:font-name="Times New Roman" fo:font-size="12pt" fo:font-style="normal" officeooo:rsid="002f03bd" officeooo:paragraph-rsid="002f03bd" style:font-size-asian="12pt" style:font-style-asian="normal" style:font-size-complex="12pt" style:font-style-complex="normal"/>
    </style:style>
    <style:style style:name="P90" style:family="paragraph" style:parent-style-name="Standard">
      <style:text-properties style:font-name="Times New Roman" fo:font-size="12pt" fo:font-style="normal" officeooo:rsid="003e4333" officeooo:paragraph-rsid="003e4333" style:font-size-asian="12pt" style:font-style-asian="normal" style:font-size-complex="12pt" style:font-style-complex="normal"/>
    </style:style>
    <style:style style:name="P91" style:family="paragraph" style:parent-style-name="Standard">
      <style:text-properties style:font-name="Times New Roman" fo:font-size="12pt" fo:font-style="normal" officeooo:rsid="003260fa" officeooo:paragraph-rsid="003260fa" style:font-size-asian="12pt" style:font-style-asian="normal" style:font-size-complex="12pt" style:font-style-complex="normal"/>
    </style:style>
    <style:style style:name="P92" style:family="paragraph" style:parent-style-name="Standard">
      <style:text-properties style:font-name="Times New Roman" fo:font-size="12pt" fo:font-style="normal" officeooo:rsid="0016f506" officeooo:paragraph-rsid="00829e97" style:font-size-asian="12pt" style:font-style-asian="normal" style:font-size-complex="12pt" style:font-style-complex="normal"/>
    </style:style>
    <style:style style:name="P93" style:family="paragraph" style:parent-style-name="Standard">
      <style:text-properties style:font-name="Times New Roman" fo:font-size="12pt" fo:font-weight="normal" officeooo:rsid="00529332" officeooo:paragraph-rsid="005609a7" style:font-size-asian="12pt" style:font-weight-asian="normal" style:font-size-complex="12pt" style:font-weight-complex="normal"/>
    </style:style>
    <style:style style:name="P94" style:family="paragraph" style:parent-style-name="Standard">
      <style:text-properties style:font-name="Times New Roman" fo:font-size="12pt" fo:font-weight="normal" officeooo:rsid="0056d32e" officeooo:paragraph-rsid="0056d32e" style:font-size-asian="12pt" style:font-weight-asian="normal" style:font-size-complex="12pt" style:font-weight-complex="normal"/>
    </style:style>
    <style:style style:name="P95" style:family="paragraph" style:parent-style-name="Standard">
      <style:text-properties style:text-position="0% 100%" style:font-name="Times New Roman" fo:font-size="12pt" fo:font-style="normal" officeooo:rsid="0033b99f" officeooo:paragraph-rsid="0033b99f" style:font-size-asian="12pt" style:font-style-asian="normal" style:font-size-complex="12pt" style:font-style-complex="normal"/>
    </style:style>
    <style:style style:name="P96" style:family="paragraph" style:parent-style-name="Standard">
      <style:text-properties style:text-position="0% 100%" style:font-name="Times New Roman" fo:font-size="12pt" fo:font-style="normal" officeooo:rsid="003597ce" officeooo:paragraph-rsid="003597ce" style:font-size-asian="12pt" style:font-style-asian="normal" style:font-size-complex="12pt" style:font-style-complex="normal"/>
    </style:style>
    <style:style style:name="P97" style:family="paragraph" style:parent-style-name="Standard">
      <style:text-properties style:text-position="0% 100%" style:font-name="Times New Roman" fo:font-size="12pt" fo:font-style="normal" officeooo:rsid="00473e6e" officeooo:paragraph-rsid="00473e6e" style:font-size-asian="12pt" style:font-style-asian="normal" style:font-size-complex="12pt" style:font-style-complex="normal"/>
    </style:style>
    <style:style style:name="P98" style:family="paragraph" style:parent-style-name="Standard">
      <style:text-properties style:text-position="0% 100%" style:font-name="Times New Roman" fo:font-size="12pt" fo:font-style="normal" officeooo:rsid="0037679d" officeooo:paragraph-rsid="0037679d" style:font-size-asian="12pt" style:font-style-asian="normal" style:font-size-complex="12pt" style:font-style-complex="normal"/>
    </style:style>
    <style:style style:name="P99" style:family="paragraph" style:parent-style-name="Standard">
      <style:text-properties style:text-position="0% 100%" style:font-name="Times New Roman" fo:font-size="12pt" fo:font-style="normal" officeooo:rsid="0037679d" officeooo:paragraph-rsid="003853f4" style:font-size-asian="12pt" style:font-style-asian="normal" style:font-size-complex="12pt" style:font-style-complex="normal"/>
    </style:style>
    <style:style style:name="P100" style:family="paragraph" style:parent-style-name="Standard">
      <style:text-properties style:text-position="0% 100%" style:font-name="Times New Roman" fo:font-size="12pt" fo:font-style="normal" officeooo:rsid="003853f4" officeooo:paragraph-rsid="004c8a7a" style:font-size-asian="12pt" style:font-style-asian="normal" style:font-size-complex="12pt" style:font-style-complex="normal"/>
    </style:style>
    <style:style style:name="P101" style:family="paragraph" style:parent-style-name="Standard">
      <style:text-properties style:text-position="0% 100%" style:font-name="Times New Roman" fo:font-size="12pt" fo:font-style="normal" officeooo:rsid="003853f4" officeooo:paragraph-rsid="003853f4" style:font-size-asian="12pt" style:font-style-asian="normal" style:font-size-complex="12pt" style:font-style-complex="normal"/>
    </style:style>
    <style:style style:name="P102" style:family="paragraph" style:parent-style-name="Standard">
      <style:text-properties officeooo:paragraph-rsid="00252136"/>
    </style:style>
    <style:style style:name="P103" style:family="paragraph" style:parent-style-name="Standard">
      <style:paragraph-properties fo:break-before="page"/>
      <style:text-properties style:font-name="Times New Roman" fo:font-size="12pt" officeooo:rsid="00529332" officeooo:paragraph-rsid="00529332" style:font-size-asian="12pt" style:font-size-complex="12pt"/>
    </style:style>
    <style:style style:name="P104" style:family="paragraph" style:parent-style-name="Standard">
      <style:paragraph-properties fo:break-before="page"/>
      <style:text-properties style:font-name="Times New Roman" fo:font-size="12pt" officeooo:rsid="0062f209" officeooo:paragraph-rsid="00641af2" style:font-size-asian="12pt" style:font-size-complex="12pt"/>
    </style:style>
    <style:style style:name="P105" style:family="paragraph" style:parent-style-name="Standard">
      <style:paragraph-properties fo:break-before="page"/>
      <style:text-properties style:font-name="Times New Roman" fo:font-size="12pt" officeooo:rsid="0016f506" officeooo:paragraph-rsid="001daa87" style:font-size-asian="12pt" style:font-size-complex="12pt"/>
    </style:style>
    <style:style style:name="P106" style:family="paragraph" style:parent-style-name="Standard">
      <style:paragraph-properties fo:break-before="page"/>
      <style:text-properties style:font-name="Times New Roman" fo:font-size="12pt" fo:font-style="normal" officeooo:rsid="00181dba" style:font-size-asian="12pt" style:font-style-asian="normal" style:font-size-complex="12pt" style:font-style-complex="normal"/>
    </style:style>
    <style:style style:name="P107" style:family="paragraph" style:parent-style-name="Standard">
      <style:paragraph-properties fo:break-before="page"/>
      <style:text-properties style:font-name="Times New Roman" fo:font-size="12pt" fo:font-style="normal" officeooo:rsid="006b796c" officeooo:paragraph-rsid="006b796c" style:font-size-asian="12pt" style:font-style-asian="normal" style:font-size-complex="12pt" style:font-style-complex="normal"/>
    </style:style>
    <style:style style:name="P108" style:family="paragraph" style:parent-style-name="Text_20_body">
      <style:text-properties style:font-name="Times New Roman" fo:font-size="12pt" officeooo:rsid="0016f506" officeooo:paragraph-rsid="003ab6f4" style:font-size-asian="12pt" style:font-size-complex="12pt"/>
    </style:style>
    <style:style style:name="P109" style:family="paragraph" style:parent-style-name="Text_20_body">
      <style:text-properties style:font-name="Times New Roman" fo:font-size="12pt" officeooo:rsid="0016f506" officeooo:paragraph-rsid="003c2b76" style:font-size-asian="12pt" style:font-size-complex="12pt"/>
    </style:style>
    <style:style style:name="P110" style:family="paragraph" style:parent-style-name="Text_20_body">
      <style:text-properties style:font-name="Times New Roman" fo:font-size="12pt" officeooo:rsid="0016f506" officeooo:paragraph-rsid="004e99ce" style:font-size-asian="12pt" style:font-size-complex="12pt"/>
    </style:style>
    <style:style style:name="P111" style:family="paragraph" style:parent-style-name="Text_20_body">
      <style:text-properties style:font-name="Times New Roman" fo:font-size="12pt" officeooo:rsid="003c2b76" officeooo:paragraph-rsid="003c2b76" style:font-size-asian="12pt" style:font-size-complex="12pt"/>
    </style:style>
    <style:style style:name="P112" style:family="paragraph" style:parent-style-name="Text_20_body">
      <style:text-properties style:font-name="Times New Roman" fo:font-size="12pt" officeooo:rsid="003c2b76" officeooo:paragraph-rsid="00506ccd" style:font-size-asian="12pt" style:font-size-complex="12pt"/>
    </style:style>
    <style:style style:name="P113" style:family="paragraph" style:parent-style-name="Text_20_body">
      <style:text-properties style:font-name="Times New Roman" fo:font-size="12pt" officeooo:rsid="004e99ce" officeooo:paragraph-rsid="00506ccd" style:font-size-asian="12pt" style:font-size-complex="12pt"/>
    </style:style>
    <style:style style:name="P114" style:family="paragraph" style:parent-style-name="Standard">
      <style:text-properties style:font-name="Times New Roman" fo:font-size="12pt" fo:font-style="normal" officeooo:rsid="006b5354" officeooo:paragraph-rsid="008b058b" style:font-size-asian="12pt" style:font-style-asian="normal" style:font-size-complex="12pt" style:font-style-complex="normal"/>
    </style:style>
    <style:style style:name="P115" style:family="paragraph" style:parent-style-name="Standard">
      <style:text-properties style:font-name="Times New Roman" fo:font-size="12pt" fo:font-style="normal" officeooo:rsid="001722e3" officeooo:paragraph-rsid="008b058b" style:font-size-asian="12pt" style:font-style-asian="normal" style:font-size-complex="12pt" style:font-style-complex="normal"/>
    </style:style>
    <style:style style:name="P116" style:family="paragraph" style:parent-style-name="Standard">
      <style:text-properties style:font-name="Times New Roman" fo:font-size="12pt" fo:font-style="normal" officeooo:rsid="006b796c" officeooo:paragraph-rsid="0078271c" style:font-size-asian="12pt" style:font-style-asian="normal" style:font-size-complex="12pt" style:font-style-complex="normal"/>
    </style:style>
    <style:style style:name="P117" style:family="paragraph" style:parent-style-name="Standard">
      <style:text-properties style:font-name="Times New Roman" fo:font-size="12pt" fo:font-style="normal" officeooo:rsid="006b796c" officeooo:paragraph-rsid="00770df3" style:font-size-asian="12pt" style:font-style-asian="normal" style:font-size-complex="12pt" style:font-style-complex="normal"/>
    </style:style>
    <style:style style:name="P118" style:family="paragraph" style:parent-style-name="Standard">
      <style:text-properties style:font-name="Times New Roman" fo:font-size="12pt" fo:font-style="normal" officeooo:rsid="0092d976" officeooo:paragraph-rsid="0092d976" style:font-size-asian="12pt" style:font-style-asian="normal" style:font-size-complex="12pt" style:font-style-complex="normal"/>
    </style:style>
    <style:style style:name="P119" style:family="paragraph" style:parent-style-name="Standard">
      <style:text-properties style:font-name="Times New Roman" fo:font-size="12pt" fo:font-style="normal" fo:font-weight="normal" officeooo:rsid="009486e0" officeooo:paragraph-rsid="009486e0" style:font-size-asian="12pt" style:font-style-asian="normal" style:font-weight-asian="normal" style:font-size-complex="12pt" style:font-style-complex="normal" style:font-weight-complex="normal"/>
    </style:style>
    <style:style style:name="P120" style:family="paragraph" style:parent-style-name="Standard">
      <style:text-properties style:font-name="Times New Roman" fo:font-size="12pt" fo:font-style="normal" fo:font-weight="normal" officeooo:rsid="009624c8" officeooo:paragraph-rsid="009624c8" style:font-size-asian="12pt" style:font-style-asian="normal" style:font-weight-asian="normal" style:font-size-complex="12pt" style:font-style-complex="normal" style:font-weight-complex="normal"/>
    </style:style>
    <style:style style:name="P121" style:family="paragraph" style:parent-style-name="Standard">
      <style:text-properties style:font-name="Times New Roman" fo:font-size="12pt" fo:font-style="italic" officeooo:rsid="006b796c" officeooo:paragraph-rsid="00770df3" style:font-size-asian="12pt" style:font-style-asian="italic" style:font-size-complex="12pt" style:font-style-complex="italic"/>
    </style:style>
    <style:style style:name="P122" style:family="paragraph" style:parent-style-name="Standard">
      <style:text-properties style:font-name="Times New Roman" fo:font-size="12pt" fo:font-style="italic" fo:font-weight="bold" officeooo:rsid="002e6e35" officeooo:paragraph-rsid="009486e0" style:font-size-asian="12pt" style:font-style-asian="italic" style:font-weight-asian="bold" style:font-size-complex="12pt" style:font-style-complex="italic" style:font-weight-complex="bold"/>
    </style:style>
    <style:style style:name="P123" style:family="paragraph" style:parent-style-name="Standard">
      <style:paragraph-properties fo:break-before="page"/>
      <style:text-properties style:font-name="Times New Roman" fo:font-size="12pt" fo:font-style="italic" fo:font-weight="bold" officeooo:rsid="002e6e35" officeooo:paragraph-rsid="009486e0" style:font-size-asian="12pt" style:font-style-asian="italic" style:font-weight-asian="bold" style:font-size-complex="12pt" style:font-style-complex="italic" style:font-weight-complex="bold"/>
    </style:style>
    <style:style style:name="T1" style:family="text">
      <style:text-properties officeooo:rsid="007b57a3"/>
    </style:style>
    <style:style style:name="T2" style:family="text">
      <style:text-properties officeooo:rsid="001722e3"/>
    </style:style>
    <style:style style:name="T3" style:family="text">
      <style:text-properties fo:font-weight="bold" style:font-weight-asian="bold" style:font-weight-complex="bold"/>
    </style:style>
    <style:style style:name="T4" style:family="text">
      <style:text-properties fo:font-weight="bold" officeooo:rsid="001722e3" style:font-weight-asian="bold" style:font-weight-complex="bold"/>
    </style:style>
    <style:style style:name="T5" style:family="text">
      <style:text-properties fo:font-weight="bold" officeooo:rsid="003eaaee" style:font-weight-asian="bold" style:font-weight-complex="bold"/>
    </style:style>
    <style:style style:name="T6" style:family="text">
      <style:text-properties fo:font-weight="bold" officeooo:rsid="00473e6e" style:font-weight-asian="bold" style:font-weight-complex="bold"/>
    </style:style>
    <style:style style:name="T7" style:family="text">
      <style:text-properties officeooo:rsid="00181dba"/>
    </style:style>
    <style:style style:name="T8" style:family="text">
      <style:text-properties officeooo:rsid="001a4c80"/>
    </style:style>
    <style:style style:name="T9" style:family="text">
      <style:text-properties officeooo:rsid="001daa87"/>
    </style:style>
    <style:style style:name="T10" style:family="text">
      <style:text-properties style:text-position="sub 58%"/>
    </style:style>
    <style:style style:name="T11" style:family="text">
      <style:text-properties style:text-position="sub 58%" officeooo:rsid="001daa87"/>
    </style:style>
    <style:style style:name="T12" style:family="text">
      <style:text-properties style:text-position="sub 58%" fo:font-style="normal" style:font-style-asian="normal" style:font-style-complex="normal"/>
    </style:style>
    <style:style style:name="T13" style:family="text">
      <style:text-properties style:text-position="sub 58%" fo:font-style="normal" officeooo:rsid="003260fa" style:font-style-asian="normal" style:font-style-complex="normal"/>
    </style:style>
    <style:style style:name="T14" style:family="text">
      <style:text-properties style:text-position="sub 58%" fo:font-style="normal" officeooo:rsid="003eaaee" style:font-style-asian="normal" style:font-style-complex="normal"/>
    </style:style>
    <style:style style:name="T15" style:family="text">
      <style:text-properties style:text-position="sub 58%" fo:font-style="normal" officeooo:rsid="00473e6e" style:font-style-asian="normal" style:font-style-complex="normal"/>
    </style:style>
    <style:style style:name="T16" style:family="text">
      <style:text-properties style:text-position="sub 58%" fo:font-style="normal" officeooo:rsid="0048e98e" style:font-style-asian="normal" style:font-style-complex="normal"/>
    </style:style>
    <style:style style:name="T17" style:family="text">
      <style:text-properties style:text-position="sub 58%" fo:font-style="normal" officeooo:rsid="004c8a7a" style:font-style-asian="normal" style:font-style-complex="normal"/>
    </style:style>
    <style:style style:name="T18" style:family="text">
      <style:text-properties style:text-position="sub 58%" fo:font-style="normal" officeooo:rsid="0038635c" style:font-style-asian="normal" style:font-style-complex="normal"/>
    </style:style>
    <style:style style:name="T19" style:family="text">
      <style:text-properties style:text-position="sub 58%" officeooo:rsid="003853f4"/>
    </style:style>
    <style:style style:name="T20" style:family="text">
      <style:text-properties style:text-position="sub 58%" fo:font-style="italic"/>
    </style:style>
    <style:style style:name="T21" style:family="text">
      <style:text-properties style:text-position="sub 58%" fo:font-style="italic" officeooo:rsid="0038635c"/>
    </style:style>
    <style:style style:name="T22" style:family="text">
      <style:text-properties style:text-position="sub 58%" fo:font-style="italic" officeooo:rsid="003853f4"/>
    </style:style>
    <style:style style:name="T23" style:family="text">
      <style:text-properties fo:font-style="normal" style:font-style-asian="normal" style:font-style-complex="normal"/>
    </style:style>
    <style:style style:name="T24" style:family="text">
      <style:text-properties fo:font-style="normal" officeooo:rsid="002f03bd" style:font-style-asian="normal" style:font-style-complex="normal"/>
    </style:style>
    <style:style style:name="T25" style:family="text">
      <style:text-properties fo:font-style="normal" officeooo:rsid="00310729" style:font-style-asian="normal" style:font-style-complex="normal"/>
    </style:style>
    <style:style style:name="T26" style:family="text">
      <style:text-properties fo:font-style="normal" officeooo:rsid="003260fa" style:font-style-asian="normal" style:font-style-complex="normal"/>
    </style:style>
    <style:style style:name="T27" style:family="text">
      <style:text-properties fo:font-style="normal" officeooo:rsid="0033b99f" style:font-style-asian="normal" style:font-style-complex="normal"/>
    </style:style>
    <style:style style:name="T28" style:family="text">
      <style:text-properties fo:font-style="normal" officeooo:rsid="003cada4" style:font-style-asian="normal" style:font-style-complex="normal"/>
    </style:style>
    <style:style style:name="T29" style:family="text">
      <style:text-properties fo:font-style="normal" officeooo:rsid="003e2524" style:font-style-asian="normal" style:font-style-complex="normal"/>
    </style:style>
    <style:style style:name="T30" style:family="text">
      <style:text-properties fo:font-style="normal" officeooo:rsid="003e4333" style:font-style-asian="normal" style:font-style-complex="normal"/>
    </style:style>
    <style:style style:name="T31" style:family="text">
      <style:text-properties fo:font-style="normal" officeooo:rsid="004fc563" style:font-style-asian="normal" style:font-style-complex="normal"/>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officeooo:rsid="001a4c80" style:font-style-asian="italic" style:font-style-complex="italic"/>
    </style:style>
    <style:style style:name="T35" style:family="text">
      <style:text-properties fo:font-style="italic" officeooo:rsid="002399bf" style:font-style-asian="italic" style:font-style-complex="italic"/>
    </style:style>
    <style:style style:name="T36" style:family="text">
      <style:text-properties fo:font-style="italic" officeooo:rsid="001daa87" style:font-style-asian="italic" style:font-style-complex="italic"/>
    </style:style>
    <style:style style:name="T37" style:family="text">
      <style:text-properties fo:font-style="italic" officeooo:rsid="0052308c" style:font-style-asian="italic" style:font-style-complex="italic"/>
    </style:style>
    <style:style style:name="T38" style:family="text">
      <style:text-properties fo:font-style="italic" officeooo:rsid="002ba81d" style:font-style-asian="italic" style:font-style-complex="italic"/>
    </style:style>
    <style:style style:name="T39" style:family="text">
      <style:text-properties fo:font-style="italic" officeooo:rsid="007370a6" style:font-style-asian="italic" style:font-style-complex="italic"/>
    </style:style>
    <style:style style:name="T40" style:family="text">
      <style:text-properties fo:font-style="italic" officeooo:rsid="00742a1c" style:font-style-asian="italic" style:font-style-complex="italic"/>
    </style:style>
    <style:style style:name="T41" style:family="text">
      <style:text-properties fo:font-style="italic" officeooo:rsid="001daa87"/>
    </style:style>
    <style:style style:name="T42" style:family="text">
      <style:text-properties fo:font-style="italic" officeooo:rsid="0038635c"/>
    </style:style>
    <style:style style:name="T43" style:family="text">
      <style:text-properties officeooo:rsid="002399bf"/>
    </style:style>
    <style:style style:name="T44" style:family="text">
      <style:text-properties officeooo:rsid="002525f0"/>
    </style:style>
    <style:style style:name="T45" style:family="text">
      <style:text-properties officeooo:rsid="0029f9ee"/>
    </style:style>
    <style:style style:name="T46" style:family="text">
      <style:text-properties style:text-position="super 58%" fo:font-style="normal" officeooo:rsid="003260fa" style:font-style-asian="normal" style:font-style-complex="normal"/>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3597ce" style:font-style-asian="normal" style:font-style-complex="normal"/>
    </style:style>
    <style:style style:name="T49" style:family="text">
      <style:text-properties style:text-position="0% 100%" fo:font-style="normal" officeooo:rsid="0037679d" style:font-style-asian="normal" style:font-style-complex="normal"/>
    </style:style>
    <style:style style:name="T50" style:family="text">
      <style:text-properties style:text-position="0% 100%" fo:font-style="normal" officeooo:rsid="003260fa" style:font-style-asian="normal" style:font-style-complex="normal"/>
    </style:style>
    <style:style style:name="T51" style:family="text">
      <style:text-properties style:text-position="0% 100%" fo:font-style="normal" officeooo:rsid="003853f4" style:font-style-asian="normal" style:font-style-complex="normal"/>
    </style:style>
    <style:style style:name="T52" style:family="text">
      <style:text-properties style:text-position="0% 100%" fo:font-style="normal" officeooo:rsid="003e4333" style:font-style-asian="normal" style:font-style-complex="normal"/>
    </style:style>
    <style:style style:name="T53" style:family="text">
      <style:text-properties style:text-position="0% 100%" fo:font-style="normal" officeooo:rsid="003f6d78" style:font-style-asian="normal" style:font-style-complex="normal"/>
    </style:style>
    <style:style style:name="T54" style:family="text">
      <style:text-properties style:text-position="0% 100%" fo:font-style="normal" officeooo:rsid="004209d7" style:font-style-asian="normal" style:font-style-complex="normal"/>
    </style:style>
    <style:style style:name="T55" style:family="text">
      <style:text-properties style:text-position="0% 100%" fo:font-style="normal" officeooo:rsid="00469c36" style:font-style-asian="normal" style:font-style-complex="normal"/>
    </style:style>
    <style:style style:name="T56" style:family="text">
      <style:text-properties style:text-position="0% 100%" fo:font-style="normal" officeooo:rsid="00473e6e" style:font-style-asian="normal" style:font-style-complex="normal"/>
    </style:style>
    <style:style style:name="T57" style:family="text">
      <style:text-properties style:text-position="0% 100%" fo:font-style="normal" officeooo:rsid="003eaaee" style:font-style-asian="normal" style:font-style-complex="normal"/>
    </style:style>
    <style:style style:name="T58" style:family="text">
      <style:text-properties style:text-position="0% 100%" fo:font-style="normal" officeooo:rsid="004834de" style:font-style-asian="normal" style:font-style-complex="normal"/>
    </style:style>
    <style:style style:name="T59" style:family="text">
      <style:text-properties style:text-position="0% 100%" fo:font-style="normal" officeooo:rsid="0048e98e" style:font-style-asian="normal" style:font-style-complex="normal"/>
    </style:style>
    <style:style style:name="T60" style:family="text">
      <style:text-properties style:text-position="0% 100%" fo:font-style="normal" officeooo:rsid="004ad4a5" style:font-style-asian="normal" style:font-style-complex="normal"/>
    </style:style>
    <style:style style:name="T61" style:family="text">
      <style:text-properties style:text-position="0% 100%" fo:font-style="normal" officeooo:rsid="004c8a7a" style:font-style-asian="normal" style:font-style-complex="normal"/>
    </style:style>
    <style:style style:name="T62" style:family="text">
      <style:text-properties style:text-position="0% 100%" fo:font-style="normal" officeooo:rsid="004d7aa0" style:font-style-asian="normal" style:font-style-complex="normal"/>
    </style:style>
    <style:style style:name="T63" style:family="text">
      <style:text-properties style:text-position="0% 100%" fo:font-style="normal" officeooo:rsid="004feca6" style:font-style-asian="normal" style:font-style-complex="normal"/>
    </style:style>
    <style:style style:name="T64" style:family="text">
      <style:text-properties style:text-position="0% 100%" fo:font-style="italic" officeooo:rsid="004ad4a5" style:font-style-asian="italic" style:font-style-complex="italic"/>
    </style:style>
    <style:style style:name="T65" style:family="text">
      <style:text-properties style:text-position="0% 100%" fo:font-style="italic" officeooo:rsid="003597ce" style:font-style-asian="italic" style:font-style-complex="italic"/>
    </style:style>
    <style:style style:name="T66" style:family="text">
      <style:text-properties style:text-position="0% 100%" fo:font-style="italic" officeooo:rsid="00469c36" style:font-style-asian="italic" style:font-style-complex="italic"/>
    </style:style>
    <style:style style:name="T67" style:family="text">
      <style:text-properties officeooo:rsid="003853f4"/>
    </style:style>
    <style:style style:name="T68" style:family="text">
      <style:text-properties officeooo:rsid="0016f506"/>
    </style:style>
    <style:style style:name="T69" style:family="text">
      <style:text-properties officeooo:rsid="003ab6f4"/>
    </style:style>
    <style:style style:name="T70" style:family="text">
      <style:text-properties officeooo:rsid="003c2b76"/>
    </style:style>
    <style:style style:name="T71" style:family="text">
      <style:text-properties officeooo:rsid="003f6d78"/>
    </style:style>
    <style:style style:name="T72" style:family="text">
      <style:text-properties officeooo:rsid="00473e6e"/>
    </style:style>
    <style:style style:name="T73" style:family="text">
      <style:text-properties officeooo:rsid="004e99ce"/>
    </style:style>
    <style:style style:name="T74" style:family="text">
      <style:text-properties officeooo:rsid="005609a7"/>
    </style:style>
    <style:style style:name="T75" style:family="text">
      <style:text-properties officeooo:rsid="0057c4f4"/>
    </style:style>
    <style:style style:name="T76" style:family="text">
      <style:text-properties officeooo:rsid="0058e587"/>
    </style:style>
    <style:style style:name="T77" style:family="text">
      <style:text-properties style:text-outline="false" style:text-line-through-style="none" style:text-line-through-type="none" style:text-position="-32% 100%" fo:font-style="normal" fo:text-shadow="none" style:text-underline-style="none" fo:font-weight="normal" officeooo:rsid="005af2f5" style:font-style-asian="normal" style:font-weight-asian="normal" style:font-weight-complex="normal" style:text-emphasize="none"/>
    </style:style>
    <style:style style:name="T78" style:family="text">
      <style:text-properties style:text-outline="false" style:text-line-through-style="none" style:text-line-through-type="none" style:text-position="-32% 100%" fo:font-style="normal" fo:text-shadow="none" style:text-underline-style="none" fo:font-weight="normal" officeooo:rsid="0058e587" style:font-style-asian="normal" style:font-weight-asian="normal" style:font-weight-complex="normal" style:text-emphasize="none"/>
    </style:style>
    <style:style style:name="T79" style:family="text">
      <style:text-properties style:text-outline="false" style:text-line-through-style="none" style:text-line-through-type="none" style:text-position="0% 100%" fo:font-style="normal" fo:text-shadow="none" style:text-underline-style="none" fo:font-weight="normal" officeooo:rsid="005af2f5" style:font-style-asian="normal" style:font-weight-asian="normal" style:font-weight-complex="normal" style:text-emphasize="none"/>
    </style:style>
    <style:style style:name="T80" style:family="text">
      <style:text-properties style:text-outline="false" style:text-line-through-style="none" style:text-line-through-type="none" style:text-position="0% 100%" fo:font-style="normal" fo:text-shadow="none" style:text-underline-style="none" fo:font-weight="normal" officeooo:rsid="0058e587" style:font-style-asian="normal" style:font-weight-asian="normal" style:font-weight-complex="normal" style:text-emphasize="none"/>
    </style:style>
    <style:style style:name="T81"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82" style:family="text">
      <style:text-properties officeooo:rsid="00641af2"/>
    </style:style>
    <style:style style:name="T83" style:family="text">
      <style:text-properties officeooo:rsid="00645ad2"/>
    </style:style>
    <style:style style:name="T84" style:family="text">
      <style:text-properties officeooo:rsid="0066c1c0"/>
    </style:style>
    <style:style style:name="T85" style:family="text">
      <style:text-properties officeooo:rsid="006b5354"/>
    </style:style>
    <style:style style:name="T86" style:family="text">
      <style:text-properties officeooo:rsid="006ea522"/>
    </style:style>
    <style:style style:name="T87" style:family="text">
      <style:text-properties officeooo:rsid="007370a6"/>
    </style:style>
    <style:style style:name="T88" style:family="text">
      <style:text-properties officeooo:rsid="00742a1c"/>
    </style:style>
    <style:style style:name="T89" style:family="text">
      <style:text-properties officeooo:rsid="00770df3"/>
    </style:style>
    <style:style style:name="T90" style:family="text">
      <style:text-properties style:font-name="Times New Roman" fo:font-size="12pt" fo:font-style="italic" officeooo:rsid="00252136" style:font-size-asian="12pt" style:font-style-asian="italic" style:font-size-complex="12pt" style:font-style-complex="italic"/>
    </style:style>
    <style:style style:name="T91" style:family="text">
      <style:text-properties style:font-name="Times New Roman" fo:font-size="12pt" fo:font-style="italic" officeooo:rsid="007d20ce" style:font-size-asian="12pt" style:font-style-asian="italic" style:font-size-complex="12pt" style:font-style-complex="italic"/>
    </style:style>
    <style:style style:name="T92" style:family="text">
      <style:text-properties officeooo:rsid="00829e97"/>
    </style:style>
    <style:style style:name="T93" style:family="text">
      <style:text-properties officeooo:rsid="00846871"/>
    </style:style>
    <style:style style:name="T94" style:family="text">
      <style:text-properties officeooo:rsid="008cc01d"/>
    </style:style>
    <style:style style:name="T95" style:family="text">
      <style:text-properties officeooo:rsid="008d6fe4"/>
    </style:style>
    <style:style style:name="T96" style:family="text">
      <style:text-properties officeooo:rsid="008e9f3b"/>
    </style:style>
    <style:style style:name="T97" style:family="text">
      <style:text-properties officeooo:rsid="0090b967"/>
    </style:style>
    <style:style style:name="T98" style:family="text">
      <style:text-properties officeooo:rsid="0091ecf1"/>
    </style:style>
    <style:style style:name="T99" style:family="text">
      <style:text-properties officeooo:rsid="0092d976"/>
    </style:style>
    <style:style style:name="T100" style:family="text">
      <style:text-properties officeooo:rsid="009486e0"/>
    </style:style>
    <style:style style:name="T101" style:family="text">
      <style:text-properties officeooo:rsid="009624c8"/>
    </style:style>
    <style:style style:name="T102" style:family="text">
      <style:text-properties officeooo:rsid="00979888"/>
    </style:style>
    <style:style style:name="T103" style:family="text">
      <style:text-properties officeooo:rsid="009a7c3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8"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text:span text:style-name="T4">Conclusions</text:span><text:span text:style-name="T2"> </text:span></text:p>
      <text:p text:style-name="P22"/>
      <text:p text:style-name="P57">Task 1<text:span text:style-name="T7">: Entropy of English and Czech Texts</text:span></text:p>
      <text:p text:style-name="P21"/>
      <text:p text:style-name="P102"><text:span text:style-name="T90">Randomi</text:span><text:span text:style-name="T91">z</text:span><text:span text:style-name="T90">ation of characters</text:span></text:p>
      <text:p text:style-name="P61"/>
      <text:p text:style-name="P26"/>
      <text:p text:style-name="P28">In this task, characters <text:span text:style-name="T92">from the alphabets (symbol sets, including punctuation) </text:span>were randomly mapped to a<text:span text:style-name="T93">nother</text:span> member of the character invent<text:span text:style-name="T92">or</text:span>y of the language, with a likelihood of <text:span text:style-name="T92">0,</text:span>05, <text:span text:style-name="T92">0,01, <text:s/>0,</text:span>001, <text:span text:style-name="T92">0,</text:span>0001, <text:span text:style-name="T92">0,00001. The resulting plots are given below:</text:span></text:p>
      <text:p text:style-name="P63"><draw:frame draw:style-name="fr4" draw:name="Object7" text:anchor-type="paragraph" svg:x="0.1972in" svg:y="7.2374in" svg:width="6.2992in" svg:height="3.5429in" draw:z-index="39"><draw:object xlink:href="./Object 7" xlink:type="simple" xlink:show="embed" xlink:actuate="onLoad"/><draw:image xlink:href="./ObjectReplacements/Object 7" xlink:type="simple" xlink:show="embed" xlink:actuate="onLoad"/></draw:frame><draw:frame draw:style-name="fr5" draw:name="Object5" text:anchor-type="paragraph" svg:width="6.3035in" svg:height="3.5457in" draw:z-index="38"><draw:object xlink:href="./Object 5" xlink:type="simple" xlink:show="embed" xlink:actuate="onLoad"/><draw:image xlink:href="./ObjectReplacements/Object 5" xlink:type="simple" xlink:show="embed" xlink:actuate="onLoad"/></draw:frame></text:p>
      <text:p text:style-name="P63"/>
      <text:p text:style-name="P63"/>
      <text:p text:style-name="P63"/>
      <text:p text:style-name="P63"/>
      <text:p text:style-name="P63"><text:soft-page-break/></text:p>
      <text:p text:style-name="P63"/>
      <text:p text:style-name="P63"><draw:frame draw:style-name="fr1" draw:name="Frame4" text:anchor-type="paragraph" svg:x="-0.2016in" svg:y="0.1098in" svg:width="7.078in" draw:z-index="40"><draw:text-box fo:min-height="1.778in"><text:p text:style-name="Illustration"><draw:frame draw:style-name="fr3" draw:name="Frame14" text:anchor-type="as-char" svg:width="7.078in" style:rel-width="100%" svg:height="1.778in" style:rel-height="scale-min" draw:z-index="50"><draw:text-box><text:p text:style-name="Table"><draw:frame draw:style-name="fr6" draw:name="Object4" text:anchor-type="as-char" svg:width="7.078in" style:rel-width="100%" svg:height="1.778in" style:rel-height="scale" draw:z-index="51"><draw:object xlink:href="./Object 2" xlink:type="simple" xlink:show="embed" xlink:actuate="onLoad"/><draw:image xlink:href="./ObjectReplacements/Object 2" xlink:type="simple" xlink:show="embed" xlink:actuate="onLoad"/></draw:frame><text:line-break/>Table <text:sequence text:ref-name="refTable0" text:name="Table" text:formula="ooow:Table+1" style:num-format="1">1</text:sequence>: Randomization of characters</text:p></draw:text-box></draw:frame></text:p></draw:text-box></draw:frame></text:p>
      <text:p text:style-name="P63"/>
      <text:p text:style-name="P85"/>
      <text:p text:style-name="P71">From the <text:span text:style-name="T85">graphs above (see data in Table 1), it is clear that randomizing ("messing up") characters lowers entropy of the texts. <text:s/>The lowest entropy corresponds to the messing up with the highest probability (i.e. .05%)</text:span></text:p>
      <text:p text:style-name="P71"/>
      <text:p text:style-name="P71"/>
      <text:p text:style-name="P27">In Table<text:span text:style-name="T45"> 2 below</text:span>, we can see some <text:span text:style-name="T44">characteristics of </text:span><text:s/>the two languages<text:span text:style-name="T2">. Although the word count is almost the same in each language, the number of characters per word is slightly higher in Czech (4.63) than in English (4.40), which implies that <text:s/>Czech has longer words. Note that in this project, in accordance with the instructions, punctuation was considered as word. Although the entropy in Czech is lower, the entropy per word is about the same.</text:span></text:p>
      <text:p text:style-name="P27"/>
      <text:p text:style-name="P27"/>
      <text:p text:style-name="P27"/>
      <text:p text:style-name="P27"><draw:frame draw:style-name="fr2" draw:name="Frame3" text:anchor-type="paragraph" svg:width="2.9953in" draw:z-index="37"><draw:text-box fo:min-height="1.2453in"><text:p text:style-name="Table"><draw:frame draw:style-name="fr7" draw:name="Object2" text:anchor-type="as-char" svg:y="-1.3681in" svg:width="2.9953in" style:rel-width="100%" svg:height="1.2453in" style:rel-height="scale" draw:z-index="45"><draw:object xlink:href="./Object 4" xlink:type="simple" xlink:show="embed" xlink:actuate="onLoad"/><draw:image xlink:href="./ObjectReplacements/Object 4" xlink:type="simple" xlink:show="embed" xlink:actuate="onLoad"/><svg:desc>OLE-object</svg:desc></draw:frame><text:line-break/>Table <text:sequence text:ref-name="refTable1" text:name="Table" text:formula="ooow:Table+1" style:num-format="1">2</text:sequence>: Text Statistics</text:p></draw:text-box></draw:frame></text:p>
      <text:p text:style-name="P27"/>
      <text:p text:style-name="P27"/>
      <text:p text:style-name="P27"/>
      <text:p text:style-name="P54"><text:line-break/></text:p>
      <text:p text:style-name="P27"/>
      <text:p text:style-name="P27"/>
      <text:p text:style-name="P27"/>
      <text:p text:style-name="P55"><text:tab/><text:tab/><text:tab/><text:tab/><text:tab/><text:tab/><text:tab/></text:p>
      <text:p text:style-name="P84"/>
      <text:p text:style-name="P27"/>
      <text:p text:style-name="P27"><draw:frame draw:style-name="fr1" draw:name="Frame2" text:anchor-type="paragraph" svg:x="0.0965in" svg:y="0.1575in" svg:width="4.4445in" draw:z-index="36"><draw:text-box fo:min-height="3.9118in"><text:p text:style-name="Table"><draw:frame draw:style-name="fr8" draw:name="Object3" text:anchor-type="as-char" svg:width="4.4445in" style:rel-width="100%" svg:height="3.9118in" style:rel-height="scale" draw:z-index="46"><draw:object xlink:href="./Object 3" xlink:type="simple" xlink:show="embed" xlink:actuate="onLoad"/><draw:image xlink:href="./ObjectReplacements/Object 3" xlink:type="simple" xlink:show="embed" xlink:actuate="onLoad"/><svg:desc>OLE-object</svg:desc></draw:frame><text:line-break/>Table <text:span text:style-name="T98">3</text:span>: <text:span text:style-name="T9">Most frequent letters</text:span></text:p></draw:text-box></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2"/>
      <text:p text:style-name="P71"/>
      <text:p text:style-name="P114">We can explain this as follows. </text:p>
      <text:p text:style-name="P72"/>
      <text:p text:style-name="P115">Examination of the most frequent characters in each language, also shows that both languages are quite similar (Table 3) below. <text:s/>However, the total character set for Czech from which random characters were drawn in the experiment was about 1.5 times larger (n = 117) than English (n = 74). This resulted in a slightly more steeped drop in entropy for Czech because more new singleton (haplax) words and bigrams were created.<text:line-break/></text:p>
      <text:p text:style-name="P72"><text:span text:style-name="T85">The randomization of characters in the texts produces many new and unique words, which occur only once in our text (</text:span><text:span text:style-name="T34">hapax</text:span><text:span text:style-name="T8"> </text:span><text:span text:style-name="T34">legomena</text:span><text:span text:style-name="T8">). The frequency of these unique words can be seen below.</text:span></text:p>
      <text:p text:style-name="P67"/>
      <text:p text:style-name="P67"><draw:frame draw:style-name="fr1" draw:name="Frame11" text:anchor-type="paragraph" svg:x="0.1181in" svg:y="0.0862in" svg:width="4.4445in" draw:z-index="31"><draw:text-box fo:min-height="1.6008in"><text:p text:style-name="Table"><draw:frame draw:style-name="fr8" draw:name="Object18" text:anchor-type="as-char" svg:width="4.4445in" style:rel-width="100%" svg:height="1.6008in" style:rel-height="scale" draw:z-index="47"><draw:object xlink:href="./Object 18" xlink:type="simple" xlink:show="embed" xlink:actuate="onLoad"/><draw:image xlink:href="./ObjectReplacements/Object 18" xlink:type="simple" xlink:show="embed" xlink:actuate="onLoad"/></draw:frame><text:line-break/>Table <text:span text:style-name="T99">4</text:span>: Hapax Legomena/unique words (average)</text:p></draw:text-box></draw:frame></text:p>
      <text:p text:style-name="P67"/>
      <text:p text:style-name="P67"/>
      <text:p text:style-name="P67"><text:line-break/></text:p>
      <text:p text:style-name="P67"/>
      <text:p text:style-name="P67"/>
      <text:p text:style-name="P67"/>
      <text:p text:style-name="P67"/>
      <text:p text:style-name="P67"/>
      <text:p text:style-name="P67"/>
      <text:p text:style-name="P67"/>
      <text:p text:style-name="P69"><text:span text:style-name="T43">The occurrence of many unique words will in turn produce many novel bigrams. Suppose that we messup up the first word of a bigram, </text:span><text:span text:style-name="T36">i</text:span><text:span text:style-name="T40">;</text:span><text:span text:style-name="T9"> now the following word </text:span><text:span text:style-name="T36">j</text:span><text:span text:style-name="T9"> now only occurs in one context (namely after word </text:span><text:span text:style-name="T35">i</text:span><text:span text:style-name="T87">).</text:span><text:span text:style-name="T39"> </text:span><text:span text:style-name="T87">The conditional probability of this modified bigram would now have a value </text:span><text:soft-page-break/><text:span text:style-name="T87">of 1, and its logarithm would be zero or close to zero, making the product of joint and conditional probabilities zero as well, regardless of the joint probability of these two words </text:span><text:span text:style-name="T35">i </text:span><text:span text:style-name="T43">and </text:span><text:span text:style-name="T35">j</text:span><text:span text:style-name="T40">.</text:span></text:p>
      <text:p text:style-name="P69"/>
      <text:p text:style-name="P69"><text:span text:style-name="T88">Now consider what happens in the preceding bigram when we mess up the word, now </text:span><text:span text:style-name="T40">j</text:span><text:span text:style-name="T88">. Assuming we created a new word, we'd now have a conditional probability </text:span><text:span text:style-name="T40">1/x</text:span><text:span text:style-name="T88">, where </text:span><text:span text:style-name="T40">x</text:span><text:span text:style-name="T88"> is the count of</text:span><text:span text:style-name="T40"> i</text:span><text:span text:style-name="T88">. If this count is 1, then again we have zero, but if it occurs a lot, taking the log will give us a large value. However, this large value will be lowerd substantially when multiplied by the join probability of this new bigram, i.e. 1/(|T| + 1). Thus, in both cases, the product of joint and conditional probabilities will thus be reduced due to this huge increase in bigrams. Summing over the text for conditional entropy (equation below), we find an inverse <text:s/>relationship between the decrease in entropy and the percentage (likelihood) of character randomization. </text:span></text:p>
      <text:p text:style-name="P68"/>
      <text:p text:style-name="P73"><text:tab/><text:tab/><text:span text:style-name="T41">H</text:span><text:span text:style-name="T9">(</text:span><text:span text:style-name="T41">j</text:span><text:span text:style-name="T9">|</text:span><text:span text:style-name="T41">i</text:span><text:span text:style-name="T9">) = − ∑∑</text:span><text:span text:style-name="T36">p(</text:span><text:span text:style-name="T33">i</text:span><text:span text:style-name="T36">, j)</text:span><text:span text:style-name="T9"> log</text:span><text:span text:style-name="T11">2 </text:span><text:span text:style-name="T9">(</text:span><text:span text:style-name="T41">p</text:span><text:span text:style-name="T9">(</text:span><text:span text:style-name="T41">j</text:span><text:span text:style-name="T9">|</text:span><text:span text:style-name="T41">i</text:span><text:span text:style-name="T9">))</text:span></text:p>
      <text:p text:style-name="P74"><text:tab/><text:tab/><text:tab/> <text:s text:c="2"/><text:span text:style-name="T9">= − ∑∑</text:span><text:span text:style-name="T36">p(</text:span><text:span text:style-name="T33">very</text:span><text:span text:style-name="T37"> </text:span><text:span text:style-name="T33">small</text:span><text:span text:style-name="T36">)</text:span><text:span text:style-name="T9"> log</text:span><text:span text:style-name="T11">2 </text:span><text:span text:style-name="T9">(</text:span>close to 1<text:span text:style-name="T9">)</text:span><text:tab/><text:tab/><text:tab/></text:p>
      <text:p text:style-name="P74"><text:tab/><text:tab/> <text:s text:c="8"/><text:span text:style-name="T9">= − ∑∑</text:span><text:span text:style-name="T36">p</text:span><text:span text:style-name="T33">(very</text:span><text:span text:style-name="T37"> </text:span><text:span text:style-name="T33">sma</text:span><text:span text:style-name="T38">ll</text:span><text:span text:style-name="T33">)(close to zero)</text:span></text:p>
      <text:p text:style-name="P64"><text:tab/><text:tab/><text:tab/> <text:s text:c="2"/>= low</text:p>
      <text:p text:style-name="P61"/>
      <text:p text:style-name="P82">This observation is borne out when we compare the plots of new words (hapax) and new bigrams after each randomization (mean numbers).<text:span text:style-name="T86"> The steep climb in unique words and bigrams in English, as will be seen below, is a product of the mainly periphrastic nature of English grammar (the expression of morphological characters mainly through the use of lexical words, as opposed to the highly inflective morphology of Czech, in which, even before randomization, there is a large amount of unique bigrams, i.e. 125,000 Czech bigrams next to about 50,000 for English.</text:span></text:p>
      <text:p text:style-name="P82"/>
      <text:p text:style-name="P82"/>
      <text:p text:style-name="P76"/>
      <text:p text:style-name="P106"/>
      <text:p text:style-name="P75"><draw:frame draw:style-name="fr5" draw:name="Object36" text:anchor-type="paragraph" svg:width="6.2929in" svg:height="3.5425in" draw:z-index="33"><draw:object xlink:href="./Object 36" xlink:type="simple" xlink:show="embed" xlink:actuate="onLoad"/><draw:image xlink:href="./ObjectReplacements/Object 36" xlink:type="simple" xlink:show="embed" xlink:actuate="onLoad"/></draw:frame></text:p>
      <text:p text:style-name="P75"/>
      <text:p text:style-name="P62"><draw:frame draw:style-name="fr5" draw:name="Object37" text:anchor-type="paragraph" svg:width="6.2929in" svg:height="3.5425in" draw:z-index="34"><draw:object xlink:href="./Object 37" xlink:type="simple" xlink:show="embed" xlink:actuate="onLoad"/><draw:image xlink:href="./ObjectReplacements/Object 37" xlink:type="simple" xlink:show="embed" xlink:actuate="onLoad"/></draw:frame>Randomization of words</text:p>
      <text:p text:style-name="P62"/>
      <text:p text:style-name="P86">Above we observed that the randomization (messing up) of char<text:span text:style-name="T94">a</text:span>cters lowered entropy in both languages, due to the generation of many new bigrams, which in turn lowered conditional entropy to an increasing degree with greater likelihood. The data below show that randomizing words, however, produces different effects in <text:s/>these two languages. </text:p>
      <text:p text:style-name="P77"/>
      <text:p text:style-name="P77"/>
      <text:p text:style-name="P79"/>
      <text:p text:style-name="P79"><text:soft-page-break/></text:p>
      <text:p text:style-name="P80"/>
      <text:p text:style-name="P80"/>
      <text:p text:style-name="P80"/>
      <text:p text:style-name="P80"><draw:frame draw:style-name="fr2" draw:name="Frame7" text:anchor-type="paragraph" svg:width="7.111in" draw:z-index="43"><draw:text-box fo:min-height="1.4228in"><text:p text:style-name="Table"><draw:frame draw:style-name="fr8" draw:name="Object28" text:anchor-type="as-char" svg:width="7.111in" style:rel-width="100%" svg:height="1.4228in" style:rel-height="scale" draw:z-index="48"><draw:object xlink:href="./Object 28" xlink:type="simple" xlink:show="embed" xlink:actuate="onLoad"/><draw:image xlink:href="./ObjectReplacements/Object 28" xlink:type="simple" xlink:show="embed" xlink:actuate="onLoad"/></draw:frame><text:line-break/>Table <text:span text:style-name="T99">5</text:span>: Randomizat<text:span text:style-name="T95">i</text:span>on of Words</text:p></draw:text-box></draw:frame></text:p>
      <text:p text:style-name="P80"/>
      <text:p text:style-name="P80"/>
      <text:p text:style-name="P80"/>
      <text:p text:style-name="P80"><draw:frame draw:style-name="fr4" draw:name="Object34" text:anchor-type="paragraph" svg:x="0.4291in" svg:y="0.0465in" svg:width="6.2917in" svg:height="3.539in" draw:z-index="41"><draw:object xlink:href="./Object 34" xlink:type="simple" xlink:show="embed" xlink:actuate="onLoad"/><draw:image xlink:href="./ObjectReplacements/Object 34"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4" draw:name="Object35" text:anchor-type="paragraph" svg:x="0.1819in" svg:y="0.1138in" svg:width="6.2917in" svg:height="3.5398in" draw:z-index="42"><draw:object xlink:href="./Object 35" xlink:type="simple" xlink:show="embed" xlink:actuate="onLoad"/><draw:image xlink:href="./ObjectReplacements/Object 35"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107"/>
      <text:p text:style-name="P80"/>
      <text:p text:style-name="P80">As can be seen in the graphs and in Table <text:span text:style-name="T99">5</text:span> above, entropy increases in English, but decreases in Czech. </text:p>
      <text:p text:style-name="P78"/>
      <text:p text:style-name="P75"/>
      <text:p text:style-name="P75"/>
      <text:p text:style-name="P66">Outline of differences between English and Czech</text:p>
      <text:p text:style-name="P31"/>
      <text:p text:style-name="P116">What is the reason for the different behavior seen above with respect to word randomization (messing up)? Recall that the text sizes are almost the same. <text:s/>Examination of the most common words in both languages is also very similar<text:span text:style-name="T99"> (Table 6).</text:span></text:p>
      <text:p text:style-name="P81"/>
      <text:p text:style-name="P29"><draw:frame draw:style-name="fr2" draw:name="Frame12" text:anchor-type="paragraph" svg:width="5.6618in" draw:z-index="35"><draw:text-box fo:min-height="3.911in"><text:p text:style-name="Table"><draw:frame draw:style-name="fr8" draw:name="Object40" text:anchor-type="as-char" svg:width="5.6618in" style:rel-width="100%" svg:height="3.911in" style:rel-height="scale" draw:z-index="49"><draw:object xlink:href="./Object 40" xlink:type="simple" xlink:show="embed" xlink:actuate="onLoad"/><draw:image xlink:href="./ObjectReplacements/Object 40" xlink:type="simple" xlink:show="embed" xlink:actuate="onLoad"/></draw:frame><text:line-break/>Table <text:span text:style-name="T99">6</text:span>: Most Frequent Words</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rame13" text:anchor-type="paragraph" svg:width="4.4453in" draw:z-index="44"><draw:text-box fo:min-height="1.6008in"><text:p text:style-name="Table"><draw:frame draw:style-name="fr8" draw:name="Object39" text:anchor-type="as-char" svg:width="4.4453in" style:rel-width="100%" svg:height="1.6008in" style:rel-height="scale" draw:z-index="52"><draw:object xlink:href="./Object 39" xlink:type="simple" xlink:show="embed" xlink:actuate="onLoad"/><draw:image xlink:href="./ObjectReplacements/Object 39" xlink:type="simple" xlink:show="embed" xlink:actuate="onLoad"/></draw:frame><text:line-break/>Table <text:span text:style-name="T103">7</text:span>: Unique Bigrams (Hapax)</text:p></draw:text-box></draw:frame></text:p>
      <text:p text:style-name="P29"/>
      <text:p text:style-name="P83"/>
      <text:p text:style-name="P83"/>
      <text:p text:style-name="P83"/>
      <text:p text:style-name="P83"/>
      <text:p text:style-name="P83"/>
      <text:p text:style-name="P83"/>
      <text:p text:style-name="P83"/>
      <text:p text:style-name="P83"/>
      <text:p text:style-name="P83"/>
      <text:p text:style-name="P83"><text:span text:style-name="T89">Furthermore, t</text:span>he most frequent words of both languages are also quite similar.<text:span text:style-name="T89"> So no explanation from these facts alone. Consider the bigram counts.</text:span></text:p>
      <text:p text:style-name="P70"/>
      <text:p text:style-name="P70"><text:soft-page-break/></text:p>
      <text:p text:style-name="P70"/>
      <text:p text:style-name="P70"/>
      <text:p text:style-name="P70"/>
      <text:p text:style-name="P70"/>
      <text:p text:style-name="P70"/>
      <text:p text:style-name="P83"/>
      <text:p text:style-name="P81"/>
      <text:p text:style-name="P81">Note the marked difference in vocabulary sizes. When we are drawing a random word in the messup experiment, we have a much greater probability of selecting the same word more than once in English. This could lead to a lesser likelihood of producing as many unique bigrams, but more significant would be the effect of inserting the same word in random positions in the text. Clearly this would lead to grea<text:span text:style-name="T96">te</text:span>r unpredictability (entropy). On the other hand, the larger vocabulary from which we select a word would decrease the likelihood that we create as much surprise, thus decreasing the entropy for the same reasons we saw in <text:s/>character randomization.</text:p>
      <text:p text:style-name="P65"/>
      <text:p text:style-name="P118">In the graph below, <text:span text:style-name="T100">it is surely hard to corroboate this hypothesis.</text:span></text:p>
      <text:p text:style-name="P65"><draw:frame draw:style-name="fr4" draw:name="Object38" text:anchor-type="paragraph" svg:x="0.1126in" svg:y="0.7799in" svg:width="6.2992in" svg:height="3.5429in" draw:z-index="53"><draw:object xlink:href="./Object 38" xlink:type="simple" xlink:show="embed" xlink:actuate="onLoad"/><draw:image xlink:href="./ObjectReplacements/Object 38" xlink:type="simple" xlink:show="embed" xlink:actuate="onLoad"/><svg:desc>chart</svg:desc></draw:frame></text:p>
      <text:p text:style-name="P65"/>
      <text:p text:style-name="P65"/>
      <text:p text:style-name="P65"/>
      <text:p text:style-name="P122"><text:span text:style-name="T100">'</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9">In the graph above, in fact, English seems to show a higher rate of growth of bigrams. However, looking at the mean total bigrams in both languages before and after randomization at 5% shows an interesting fact.</text:p>
      <text:p text:style-name="P119"/>
      <text:p text:style-name="P119"/>
      <text:p text:style-name="P119"/>
      <text:p text:style-name="P119"/>
      <text:p text:style-name="P119"/>
      <text:p text:style-name="P119"><text:soft-page-break/></text:p>
      <text:p text:style-name="P119"><draw:frame draw:style-name="fr1" draw:name="Frame15" text:anchor-type="paragraph" svg:x="1.1701in" svg:y="0.0799in" svg:width="4.2661in" draw:z-index="54"><draw:text-box fo:min-height="1.2453in"><text:p text:style-name="Table"><draw:frame draw:style-name="fr11" draw:name="Object41" text:anchor-type="as-char" svg:y="-1.2492in" svg:width="5.0945in" style:rel-width="100%" svg:height="1.3118in" style:rel-height="scale" draw:z-index="55"><draw:object xlink:href="./Object 41" xlink:type="simple" xlink:show="embed" xlink:actuate="onLoad"/><draw:image xlink:href="./ObjectReplacements/Object 41" xlink:type="simple" xlink:show="embed" xlink:actuate="onLoad"/></draw:frame><text:line-break/>Table <text:span text:style-name="T103">8</text:span>: Growth and percentage of unique bigrams</text:p></draw:text-box></draw:frame></text:p>
      <text:p text:style-name="P119"/>
      <text:p text:style-name="P119"/>
      <text:p text:style-name="P119"/>
      <text:p text:style-name="P119"/>
      <text:p text:style-name="P119"/>
      <text:p text:style-name="P119"/>
      <text:p text:style-name="P119"/>
      <text:p text:style-name="P119"/>
      <text:p text:style-name="P119"/>
      <text:p text:style-name="P120">As the data in Table <text:span text:style-name="T103">8</text:span> show, although English bigrams do increase by 133% (outgrowing Czech's rate of 109%), the ratio of unique to total bigrams is still only 75%, which is still below Czech's initial ratio of 85%. Although the creation of new bigrams <text:span text:style-name="T102">is less in Czech, the 87% ratio, which is most likely due to the larger vocabulary (paradigms) for a given stem, contributes to the steady decline in entropy seen above.</text:span></text:p>
      <text:p text:style-name="P123">Pen and Paper exercise</text:p>
      <text:p text:style-name="P32"/>
      <text:p text:style-name="P33">If we concatenate two texts sharing no vocabulary items, which have the same second-order (bigram) condional entropy <text:span text:style-name="T33">E, </text:span><text:span text:style-name="T23">what will be</text:span><text:span text:style-name="T33"> </text:span><text:span text:style-name="T23">the resulting entropy? </text:span></text:p>
      <text:p text:style-name="P87"/>
      <text:p text:style-name="P33"><text:span text:style-name="T23">For this exercise, as in the project, I assume </text:span><text:span text:style-name="T29">a language model which formed bigrams from trigrams, such that the bigram set (distribution) of </text:span><text:span text:style-name="T23">each text </text:span><text:span text:style-name="T29">in effect would have a</text:span><text:span text:style-name="T23"> starting symbol &lt;s&gt; and ending symbol &lt;/s&gt;</text:span><text:span text:style-name="T29">. </text:span><text:span text:style-name="T24">Thus, the number of bigrams for each text is</text:span><text:span text:style-name="T29"> the text size |T| +1:</text:span></text:p>
      <text:p text:style-name="P88"/>
      <text:p text:style-name="P90"/>
      <text:p text:style-name="P34"><text:span text:style-name="T30"><text:tab/><text:tab/><text:tab/><text:tab/></text:span><text:span text:style-name="T24">B</text:span><text:span text:style-name="T30">igram size</text:span></text:p>
      <text:p text:style-name="P34"><text:span text:style-name="T30"><text:tab/><text:tab/><text:tab/><text:tab/></text:span><text:span text:style-name="T24">|</text:span><text:span text:style-name="T29">T</text:span><text:span text:style-name="T24">| + 1</text:span></text:p>
      <text:p text:style-name="P89"/>
      <text:p text:style-name="P35"><text:span text:style-name="T23">Let us assume that</text:span><text:span text:style-name="T25"> </text:span><text:span text:style-name="T23">we have vocabularies |V</text:span><text:span text:style-name="T12">1</text:span><text:span text:style-name="T23">| and |V</text:span><text:span text:style-name="T12">2</text:span><text:span text:style-name="T23">|</text:span><text:span text:style-name="T25">. Since there are no items in common in the two texts, the conditional probabilit</text:span><text:span text:style-name="T26">y of a given bigram</text:span><text:span text:style-name="T25"> P(j|i) will not change. </text:span><text:span text:style-name="T26">The joint probability P(i,j), however, depends on the size of the text (</text:span><text:span text:style-name="T28">i.e.</text:span><text:span text:style-name="T26"> number of bigrams), which must be scaled</text:span><text:span text:style-name="T31"> because the total number of bigrams in one lower in the concatenated text (see explanation below):</text:span></text:p>
      <text:p text:style-name="P91"/>
      <text:p text:style-name="P36"><text:span text:style-name="T26">P</text:span><text:span text:style-name="T46">'</text:span><text:span text:style-name="T13">1 </text:span><text:span text:style-name="T26">(i,j) = |</text:span><text:span text:style-name="T31">N</text:span><text:span text:style-name="T13">1</text:span><text:span text:style-name="T26">| / (|</text:span><text:span text:style-name="T31">N</text:span><text:span text:style-name="T13">1</text:span><text:span text:style-name="T26">| + |</text:span><text:span text:style-name="T31">N</text:span><text:span text:style-name="T13">2</text:span><text:span text:style-name="T26">|</text:span><text:span text:style-name="T31"> - 1</text:span><text:span text:style-name="T26">)</text:span><text:span text:style-name="T27"> </text:span><text:span text:style-name="T26">P</text:span><text:span text:style-name="T13">1 </text:span><text:span text:style-name="T26">(i,j)</text:span></text:p>
      <text:p text:style-name="P36"><text:span text:style-name="T26">P</text:span><text:span text:style-name="T46">'</text:span><text:span text:style-name="T13">2 </text:span><text:span text:style-name="T26">(i,j) = |</text:span><text:span text:style-name="T31">N</text:span><text:span text:style-name="T13">2</text:span><text:span text:style-name="T26">| / (|</text:span><text:span text:style-name="T31">N</text:span><text:span text:style-name="T13">1</text:span><text:span text:style-name="T26">| + |</text:span><text:span text:style-name="T31">N</text:span><text:span text:style-name="T13">2</text:span><text:span text:style-name="T26">|</text:span><text:span text:style-name="T31"> - 1</text:span><text:span text:style-name="T26">)</text:span><text:span text:style-name="T27"> </text:span><text:span text:style-name="T26">P</text:span><text:span text:style-name="T46">'</text:span><text:span text:style-name="T13">2 </text:span><text:span text:style-name="T26">(i,j)</text:span></text:p>
      <text:p text:style-name="P32"/>
      <text:p text:style-name="P37">Summing up the product of the new probabilities P<text:span text:style-name="T46">'</text:span><text:span text:style-name="T12"> </text:span><text:span text:style-name="T47"><text:s/>and the conditional probabilities of both texts will give us the new entropy. We, however, need to account for what happens on the boundary of both texts. Consider </text:span><text:span text:style-name="T55">two hypothetical</text:span><text:span text:style-name="T47"> small </text:span><text:span text:style-name="T48">or</text:span><text:span text:style-name="T49">i</text:span><text:span text:style-name="T48">ginal</text:span><text:span text:style-name="T47"> texts</text:span><text:span text:style-name="T55"> extracted from Dr. Seuss's </text:span><text:span text:style-name="T66">Green Eggs and Ham</text:span><text:span text:style-name="T55">, which I have translated literally</text:span><text:span text:style-name="T63"> and quite poorly</text:span><text:span text:style-name="T55">, with no syntactic changes, with care no</text:span><text:span text:style-name="T63">t</text:span><text:span text:style-name="T55"> to introduce any common vocabulary</text:span><text:span text:style-name="T56"> (</text:span><text:span text:style-name="T48">Note that I chose </text:span><text:span text:style-name="T52">distinct</text:span><text:span text:style-name="T48"> punctuation </text:span><text:span text:style-name="T52">in the Spanish translation here </text:span><text:span text:style-name="T56">also for this purpose)</text:span><text:span text:style-name="T55">. This is given below, </text:span><text:span text:style-name="T53">where N is the bigram count.</text:span></text:p>
      <text:p text:style-name="P95"/>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E"/>
        <table:table-column table:style-name="Table1.H"/>
        <table:table-column table:style-name="Table1.I"/>
        <table:table-column table:style-name="Table1.C"/>
        <table:table-column table:style-name="Table1.I"/>
        <table:table-column table:style-name="Table1.L"/>
        <table:table-row>
          <table:table-cell table:style-name="Table1.A1" office:value-type="string">
            <text:p text:style-name="P8">T<text:span text:style-name="T10">1</text:span></text:p>
          </table:table-cell>
          <table:table-cell table:style-name="Table1.A1" office:value-type="string">
            <text:p text:style-name="P9">&lt;s&gt;</text:p>
          </table:table-cell>
          <table:table-cell table:style-name="Table1.A1" office:value-type="string">
            <text:p text:style-name="P9">I</text:p>
          </table:table-cell>
          <table:table-cell table:style-name="Table1.A1" office:value-type="string">
            <text:p text:style-name="P9">am </text:p>
          </table:table-cell>
          <table:table-cell table:style-name="Table1.A1" office:value-type="string">
            <text:p text:style-name="P9">Sam</text:p>
          </table:table-cell>
          <table:table-cell table:style-name="Table1.A1" office:value-type="string">
            <text:p text:style-name="P9">.</text:p>
          </table:table-cell>
          <table:table-cell table:style-name="Table1.A1" office:value-type="string">
            <text:p text:style-name="P9">Sam</text:p>
          </table:table-cell>
          <table:table-cell table:style-name="Table1.A1" office:value-type="string">
            <text:p text:style-name="P9">I </text:p>
          </table:table-cell>
          <table:table-cell table:style-name="Table1.A1" office:value-type="string">
            <text:p text:style-name="P9">am</text:p>
          </table:table-cell>
          <table:table-cell table:style-name="Table1.A1" office:value-type="string">
            <text:p text:style-name="P3">.</text:p>
          </table:table-cell>
          <table:table-cell table:style-name="Table1.A1" office:value-type="string">
            <text:p text:style-name="P2">&lt;/s&gt;</text:p>
          </table:table-cell>
          <table:table-cell table:style-name="Table1.L1" office:value-type="string">
            <text:p text:style-name="P4"><text:span text:style-name="T71">N </text:span>= 9</text:p>
          </table:table-cell>
        </table:table-row>
        <table:table-row>
          <table:table-cell table:style-name="Table1.A2" office:value-type="string">
            <text:p text:style-name="P8">T<text:span text:style-name="T10">2</text:span></text:p>
          </table:table-cell>
          <table:table-cell table:style-name="Table1.A2" office:value-type="string">
            <text:p text:style-name="P17">&lt;s&gt;</text:p>
          </table:table-cell>
          <table:table-cell table:style-name="Table1.A2" office:value-type="string">
            <text:p text:style-name="P18">Yo</text:p>
          </table:table-cell>
          <table:table-cell table:style-name="Table1.A2" office:value-type="string">
            <text:p text:style-name="P12">soy</text:p>
          </table:table-cell>
          <table:table-cell table:style-name="Table1.A2" office:value-type="string">
            <text:p text:style-name="P12">Samuel</text:p>
          </table:table-cell>
          <table:table-cell table:style-name="Table1.A2" office:value-type="string">
            <text:p text:style-name="P12">,</text:p>
          </table:table-cell>
          <table:table-cell table:style-name="Table1.A2" office:value-type="string">
            <text:p text:style-name="P12">Samuel</text:p>
          </table:table-cell>
          <table:table-cell table:style-name="Table1.A2" office:value-type="string">
            <text:p text:style-name="P12">yo</text:p>
          </table:table-cell>
          <table:table-cell table:style-name="Table1.A2" office:value-type="string">
            <text:p text:style-name="P12">soy</text:p>
          </table:table-cell>
          <table:table-cell table:style-name="Table1.A2" office:value-type="string">
            <text:p text:style-name="P12">,</text:p>
          </table:table-cell>
          <table:table-cell table:style-name="Table1.A2" office:value-type="string">
            <text:p text:style-name="P6">&lt;/s&gt;</text:p>
          </table:table-cell>
          <table:table-cell table:style-name="Table1.L2" office:value-type="string">
            <text:p text:style-name="P7"><text:span text:style-name="T3">N </text:span><text:span text:style-name="T5">= </text:span><text:span text:style-name="T6">9</text:span> </text:p>
          </table:table-cell>
        </table:table-row>
      </table:table>
      <text:p text:style-name="P95"/>
      <text:p text:style-name="P38"><text:span text:style-name="T47">When concatenated, removing the </text:span><text:span text:style-name="T52">internal</text:span><text:span text:style-name="T47"> &lt;/s&gt;, we get:</text:span></text:p>
      <text:p text:style-name="P96"/>
      <table:table table:name="Table2" table:style-name="Table2">
        <table:table-column table:style-name="Table2.A" table:number-columns-repeated="3"/>
        <table:table-column table:style-name="Table2.D"/>
        <table:table-column table:style-name="Table2.A" table:number-columns-repeated="2"/>
        <table:table-column table:style-name="Table2.D"/>
        <table:table-column table:style-name="Table2.A" table:number-columns-repeated="2"/>
        <table:table-column table:style-name="Table2.D"/>
        <table:table-column table:style-name="Table2.K"/>
        <table:table-row>
          <table:table-cell table:style-name="Table2.A1" office:value-type="string">
            <text:p text:style-name="P10">&lt;s&gt;</text:p>
          </table:table-cell>
          <table:table-cell table:style-name="Table2.A1" office:value-type="string">
            <text:p text:style-name="P10">I</text:p>
          </table:table-cell>
          <table:table-cell table:style-name="Table2.A1" office:value-type="string">
            <text:p text:style-name="P10">am </text:p>
          </table:table-cell>
          <table:table-cell table:style-name="Table2.A1" office:value-type="string">
            <text:p text:style-name="P10">Sam</text:p>
          </table:table-cell>
          <table:table-cell table:style-name="Table2.A1" office:value-type="string">
            <text:p text:style-name="P10">.</text:p>
          </table:table-cell>
          <table:table-cell table:style-name="Table2.A1" office:value-type="string">
            <text:p text:style-name="P10">Sam</text:p>
          </table:table-cell>
          <table:table-cell table:style-name="Table2.A1" office:value-type="string">
            <text:p text:style-name="P10">I </text:p>
          </table:table-cell>
          <table:table-cell table:style-name="Table2.A1" office:value-type="string">
            <text:p text:style-name="P10">am</text:p>
          </table:table-cell>
          <table:table-cell table:style-name="Table2.A1" office:value-type="string">
            <text:p text:style-name="P5">.</text:p>
          </table:table-cell>
          <table:table-cell table:style-name="Table2.A1" office:value-type="string">
            <text:p text:style-name="P5"><text:span text:style-name="T72">Yo</text:span> </text:p>
          </table:table-cell>
          <table:table-cell table:style-name="Table2.K1" office:value-type="string">
            <text:p text:style-name="P19">soy</text:p>
          </table:table-cell>
        </table:table-row>
        <table:table-row>
          <table:table-cell table:style-name="Table2.A2" office:value-type="string">
            <text:p text:style-name="P13">Samuel</text:p>
          </table:table-cell>
          <table:table-cell table:style-name="Table2.A2" office:value-type="string">
            <text:p text:style-name="P13">,</text:p>
          </table:table-cell>
          <table:table-cell table:style-name="Table2.A2" office:value-type="string">
            <text:p text:style-name="P10">Samuel</text:p>
          </table:table-cell>
          <table:table-cell table:style-name="Table2.A2" office:value-type="string">
            <text:p text:style-name="P14">yo</text:p>
          </table:table-cell>
          <table:table-cell table:style-name="Table2.A2" office:value-type="string">
            <text:p text:style-name="P15">soy </text:p>
          </table:table-cell>
          <table:table-cell table:style-name="Table2.A2" office:value-type="string">
            <text:p text:style-name="P14">,</text:p>
          </table:table-cell>
          <table:table-cell table:style-name="Table2.A2" office:value-type="string">
            <text:p text:style-name="P11">&lt;/s&gt;</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K2" office:value-type="string">
            <text:p text:style-name="P20">N = 1<text:span text:style-name="T72">7</text:span></text:p>
          </table:table-cell>
        </table:table-row>
      </table:table>
      <text:p text:style-name="P96"/>
      <text:p text:style-name="P39"><text:span text:style-name="T56">Note that the bigram count is one less, since we have in effect deleted the final bigram of </text:span><text:span text:style-name="T57">T</text:span><text:span text:style-name="T14">1</text:span><text:span text:style-name="T56">, </text:span><text:span text:style-name="T47">(</text:span><text:span text:style-name="T54">'</text:span><text:span text:style-name="T47">.</text:span><text:span text:style-name="T54">'</text:span><text:span text:style-name="T47"> , &lt;/s&gt;)</text:span><text:span text:style-name="T56"> and the initial bigram of </text:span><text:span text:style-name="T57">T</text:span><text:span text:style-name="T14">2</text:span><text:span text:style-name="T56">, </text:span><text:span text:style-name="T47">(&lt;s&gt;, </text:span><text:span text:style-name="T56">Yo</text:span><text:span text:style-name="T47">)</text:span><text:span text:style-name="T56">.</text:span><text:span text:style-name="T58">, both highlighted in red above. </text:span><text:span text:style-name="T56">We, however, have also added a new bigram containing the penultimate element of </text:span><text:span text:style-name="T57">T</text:span><text:span text:style-name="T14">1</text:span><text:span text:style-name="T56"> </text:span><text:span text:style-name="T47">(</text:span><text:span text:style-name="T56">'.'</text:span><text:span text:style-name="T47">)</text:span><text:span text:style-name="T56">, which occurs right before the final symbol &lt;/s&gt;, and </text:span><text:span text:style-name="T47"><text:s/></text:span><text:span text:style-name="T56">the element which occcurs after the start symbol &lt;s&gt; in </text:span><text:span text:style-name="T57">T</text:span><text:span text:style-name="T15">2</text:span><text:span text:style-name="T56">, 'Yo'--that is, the</text:span><text:span text:style-name="T58"> </text:span><text:span text:style-name="T56">bigram </text:span><text:span text:style-name="T58">above highlighted in yellow </text:span><text:span text:style-name="T56">('.', Yo). </text:span></text:p>
      <text:p text:style-name="P97"/>
      <text:p text:style-name="P40"><text:span text:style-name="T49">However, the</text:span><text:span text:style-name="T59"> value of the product of joint and conditional log probability of the</text:span><text:span text:style-name="T49"> new bigram </text:span><text:span text:style-name="T47">(</text:span><text:span text:style-name="T54">'</text:span><text:span text:style-name="T47">.</text:span><text:span text:style-name="T54">'</text:span><text:span text:style-name="T49"> </text:span><text:span text:style-name="T47">, </text:span><text:span text:style-name="T59">Yo</text:span><text:span text:style-name="T47">)</text:span><text:span text:style-name="T49">, as it is unique, will be equal to</text:span><text:span text:style-name="T59"> the last one in </text:span><text:span text:style-name="T57">T</text:span><text:span text:style-name="T16">1</text:span><text:span text:style-name="T59">,</text:span><text:span text:style-name="T49"> </text:span><text:span text:style-name="T47">(</text:span><text:span text:style-name="T54">'</text:span><text:span text:style-name="T47">.</text:span><text:span text:style-name="T54">'</text:span><text:span text:style-name="T47"> , &lt;/s&gt;)</text:span><text:span text:style-name="T49">, </text:span><text:span text:style-name="T59"><text:s/>which is also unique.</text:span></text:p>
      <text:p text:style-name="P98"/>
      <text:p text:style-name="P41"><text:span text:style-name="T47">P</text:span><text:span text:style-name="T61">'</text:span><text:span text:style-name="T48">(</text:span><text:span text:style-name="T54">'</text:span><text:span text:style-name="T48">.</text:span><text:span text:style-name="T54">'</text:span><text:span text:style-name="T48"> , &lt;/s&gt;)</text:span><text:span text:style-name="T47"> log P(</text:span><text:span text:style-name="T48">&lt;/s&gt;</text:span><text:span text:style-name="T60"> </text:span><text:span text:style-name="T54">| </text:span><text:span text:style-name="T60"><text:s/></text:span><text:span text:style-name="T54">'</text:span><text:span text:style-name="T47">.</text:span><text:span text:style-name="T54">'</text:span><text:span text:style-name="T48">)</text:span><text:span text:style-name="T47"> = </text:span><text:span text:style-name="T54"><text:s/></text:span><text:span text:style-name="T47">P</text:span><text:span text:style-name="T61">'</text:span><text:span text:style-name="T48">(</text:span><text:span text:style-name="T54">'</text:span><text:span text:style-name="T48">.</text:span><text:span text:style-name="T54">'</text:span><text:span text:style-name="T48"> , </text:span><text:span text:style-name="T59">Yo</text:span><text:span text:style-name="T48">)</text:span><text:span text:style-name="T47"> log P(</text:span><text:span text:style-name="T59">Yo</text:span><text:span text:style-name="T60"> </text:span><text:span text:style-name="T54"><text:s/>|</text:span><text:span text:style-name="T60"> </text:span><text:span text:style-name="T54">'</text:span><text:span text:style-name="T47">.</text:span><text:span text:style-name="T54">'</text:span><text:span text:style-name="T48">)</text:span><text:span text:style-name="T59"> = </text:span><text:span text:style-name="T59"><draw:frame draw:style-name="fr9" draw:name="Object13" text:anchor-type="as-char" svg:y="-0.2437in" svg:width="0.7756in" svg:height="0.3937in" draw:z-index="14"><draw:object xlink:href="./Object 13" xlink:type="simple" xlink:show="embed" xlink:actuate="onLoad"/><draw:image xlink:href="./ObjectReplacements/Object 13" xlink:type="simple" xlink:show="embed" xlink:actuate="onLoad"/></draw:frame></text:span></text:p>
      <text:p text:style-name="P99"/>
      <text:p text:style-name="P42"><text:soft-page-break/><text:span text:style-name="T60">In fact, we can generalize for any two texts, with a pre-&lt;/s&gt; element </text:span><text:span text:style-name="T64">a</text:span><text:span text:style-name="T60"> and post-&lt;s&gt; element:</text:span></text:p>
      <text:p text:style-name="P42"><text:span text:style-name="T60">P</text:span><text:span text:style-name="T61">'</text:span><text:span text:style-name="T48">(</text:span><text:span text:style-name="T64">a</text:span><text:span text:style-name="T48"> , &lt;/s&gt;)</text:span><text:span text:style-name="T60"> log P</text:span><text:span text:style-name="T61">'</text:span><text:span text:style-name="T60">(</text:span><text:span text:style-name="T48">&lt;/s&gt;</text:span><text:span text:style-name="T60"> </text:span><text:span text:style-name="T54">| </text:span><text:span text:style-name="T64">a</text:span><text:span text:style-name="T48">)</text:span><text:span text:style-name="T60"> = </text:span><text:span text:style-name="T54"><text:s/></text:span><text:span text:style-name="T60">P</text:span><text:span text:style-name="T61">'</text:span><text:span text:style-name="T48">(</text:span><text:span text:style-name="T64">a</text:span><text:span text:style-name="T65">, </text:span><text:span text:style-name="T64">b</text:span><text:span text:style-name="T48">)</text:span><text:span text:style-name="T60"> log P</text:span><text:span text:style-name="T61">'</text:span><text:span text:style-name="T60">(</text:span><text:span text:style-name="T64">b</text:span><text:span text:style-name="T54"> |</text:span><text:span text:style-name="T60"> </text:span><text:span text:style-name="T64">a</text:span><text:span text:style-name="T48">)</text:span><text:span text:style-name="T59"> = </text:span><text:span text:style-name="T59"><draw:frame draw:style-name="fr9" draw:name="Object14" text:anchor-type="as-char" svg:y="-0.2445in" svg:width="1.0256in" svg:height="0.4091in" draw:z-index="27"><draw:object xlink:href="./Object 14" xlink:type="simple" xlink:show="embed" xlink:actuate="onLoad"/><draw:image xlink:href="./ObjectReplacements/Object 14" xlink:type="simple" xlink:show="embed" xlink:actuate="onLoad"/><svg:desc>formula</svg:desc></draw:frame></text:span></text:p>
      <text:p text:style-name="P43"><text:span text:style-name="T47">where </text:span><text:span text:style-name="T61">c(a)</text:span><text:span text:style-name="T47"> is the </text:span><text:span text:style-name="T52">unigram </text:span><text:span text:style-name="T47">count of the </text:span><text:span text:style-name="T61">second to </text:span><text:span text:style-name="T47">last word of T</text:span><text:span text:style-name="T12">1</text:span><text:span text:style-name="T47">, </text:span><text:span text:style-name="T61">above</text:span><text:span text:style-name="T47"> '.'. </text:span><text:span text:style-name="T51"><text:s/></text:span></text:p>
      <text:p text:style-name="P100"/>
      <text:p text:style-name="P43"><text:span text:style-name="T61">The upshot is that s</text:span><text:span text:style-name="T51">ince we </text:span><text:span text:style-name="T61">will include</text:span><text:span text:style-name="T51"> this in the sum of </text:span><text:span text:style-name="T61">the partial entropy of T</text:span><text:span text:style-name="T17">1</text:span><text:span text:style-name="T51">, we do not need to add it. </text:span><text:span text:style-name="T61">We can further note that the initial bigrams of both texts containing the start symbol, i.e. (&lt;s&gt;, I) and (&lt;s&gt;, Yo) above were also unique and had a value of zero. Therefore when we deleted these in the concatenated text, there was no change in entropy.</text:span></text:p>
      <text:p text:style-name="P101"/>
      <text:p text:style-name="P43"><text:span text:style-name="T51">P</text:span><text:span text:style-name="T48">(&lt;s&gt;, </text:span><text:span text:style-name="T61">I</text:span><text:span text:style-name="T48">)</text:span><text:span text:style-name="T51"> log P(</text:span><text:span text:style-name="T61">I </text:span><text:span text:style-name="T51">|</text:span><text:span text:style-name="T61"> </text:span><text:span text:style-name="T51">&lt;s</text:span><text:span text:style-name="T48">&gt;)</text:span><text:span text:style-name="T51"> = P</text:span><text:span text:style-name="T48">(&lt;s&gt;, </text:span><text:span text:style-name="T61">Yo</text:span><text:span text:style-name="T48">)</text:span><text:span text:style-name="T51"> log P(</text:span><text:span text:style-name="T61">Yo </text:span><text:span text:style-name="T51">|</text:span><text:span text:style-name="T61"> </text:span><text:span text:style-name="T51">&lt;s</text:span><text:span text:style-name="T48">&gt;)</text:span><text:span text:style-name="T51"> = 0,</text:span></text:p>
      <text:p text:style-name="P101"/>
      <text:p text:style-name="P44"><text:span text:style-name="T47">since the log</text:span><text:span text:style-name="T62">arithm</text:span><text:span text:style-name="T47"> of 1 is zero.</text:span></text:p>
      <text:p text:style-name="P101"/>
      <text:p text:style-name="P44"><text:span text:style-name="T47">Taking this into account, the</text:span><text:span text:style-name="T62"> new</text:span><text:span text:style-name="T47"> entropy </text:span><text:span text:style-name="T62">appears not to </text:span><text:span text:style-name="T47">change. Thus is corroborated below:</text:span></text:p>
      <text:p text:style-name="P99"/>
      <text:p text:style-name="P23"/>
      <text:p text:style-name="P108"><text:span text:style-name="T32">H</text:span><text:span text:style-name="T21">T1.T2</text:span><text:span text:style-name="T42"> </text:span>= −∑<text:span text:style-name="T20">i</text:span><text:span text:style-name="T22">,j</text:span><text:span text:style-name="T20"> </text:span><text:span text:style-name="T10">∈ </text:span><text:span text:style-name="T19">T1</text:span><text:span text:style-name="T32"> </text:span><text:span text:style-name="T50">P'</text:span><text:span text:style-name="T13">1</text:span>(<text:span text:style-name="T32">i</text:span>,<text:span text:style-name="T32">j</text:span>)log (<text:span text:style-name="T50">P'</text:span><text:span text:style-name="T13">1</text:span>(<text:span text:style-name="T32">j</text:span>|<text:span text:style-name="T32">i</text:span>))<text:span text:style-name="T67"> </text:span>−∑<text:span text:style-name="T20">i</text:span><text:span text:style-name="T22">,j</text:span><text:span text:style-name="T20"> </text:span><text:span text:style-name="T10">∈ </text:span><text:span text:style-name="T19">T2</text:span><text:span text:style-name="T32"> </text:span><text:span text:style-name="T50">P'</text:span><text:span text:style-name="T18">2</text:span>(<text:span text:style-name="T32">i</text:span>,<text:span text:style-name="T32">j</text:span>)log (<text:span text:style-name="T50">P'</text:span><text:span text:style-name="T18">2</text:span>(<text:span text:style-name="T32">j</text:span>|<text:span text:style-name="T32">i</text:span>))</text:p>
      <text:p text:style-name="P108"><text:span text:style-name="T69"><text:tab/> <text:s text:c="2"/></text:span>= −∑<text:span text:style-name="T20">i</text:span><text:span text:style-name="T22">,j</text:span><text:span text:style-name="T20"> </text:span><text:span text:style-name="T10">∈ </text:span><text:span text:style-name="T19">T1</text:span><text:span text:style-name="T32"> </text:span><text:span text:style-name="T32"><draw:frame draw:style-name="fr9" draw:name="Object6" text:anchor-type="as-char" svg:y="-0.2437in" svg:width="0.922in" svg:height="0.3937in" draw:z-index="0"><draw:object xlink:href="./Object 6" xlink:type="simple" xlink:show="embed" xlink:actuate="onLoad"/><draw:image xlink:href="./ObjectReplacements/Object 6" xlink:type="simple" xlink:show="embed" xlink:actuate="onLoad"/></draw:frame></text:span><text:span text:style-name="T50">P</text:span><text:span text:style-name="T13">1</text:span>(<text:span text:style-name="T32">i</text:span>,<text:span text:style-name="T32">j</text:span>)log (<text:span text:style-name="T50">P'</text:span><text:span text:style-name="T13">1</text:span>(<text:span text:style-name="T32">j</text:span>|<text:span text:style-name="T32">i</text:span>))<text:span text:style-name="T67"> </text:span>−∑<text:span text:style-name="T20">i</text:span><text:span text:style-name="T22">,j</text:span><text:span text:style-name="T20"> </text:span><text:span text:style-name="T10">∈ </text:span><text:span text:style-name="T19">T2</text:span><text:span text:style-name="T32"> </text:span><text:span text:style-name="T32"><draw:frame draw:style-name="fr9" draw:name="Object8" text:anchor-type="as-char" svg:y="-0.2445in" svg:width="0.922in" svg:height="0.3937in" draw:z-index="1"><draw:object xlink:href="./Object 8" xlink:type="simple" xlink:show="embed" xlink:actuate="onLoad"/><draw:image xlink:href="./ObjectReplacements/Object 8" xlink:type="simple" xlink:show="embed" xlink:actuate="onLoad"/><svg:desc>formula</svg:desc></draw:frame></text:span><text:span text:style-name="T50">P</text:span><text:span text:style-name="T18">2</text:span>(<text:span text:style-name="T32">i</text:span>,<text:span text:style-name="T32">j</text:span>)log (<text:span text:style-name="T50">P'</text:span><text:span text:style-name="T18">2</text:span>(<text:span text:style-name="T32">j</text:span>|<text:span text:style-name="T32">i</text:span>)</text:p>
      <text:p text:style-name="P109"><text:span text:style-name="T69"><text:tab/> <text:s text:c="2"/></text:span>= <draw:frame draw:style-name="fr9" draw:name="Object1" text:anchor-type="as-char" svg:y="-0.2437in" svg:width="0.9217in" svg:height="0.3929in" draw:z-index="20"><draw:object xlink:href="./Object 1" xlink:type="simple" xlink:show="embed" xlink:actuate="onLoad"/><draw:image xlink:href="./ObjectReplacements/Object 1" xlink:type="simple" xlink:show="embed" xlink:actuate="onLoad"/><svg:desc>formula</svg:desc></draw:frame><text:span text:style-name="T70">[</text:span>−∑<text:span text:style-name="T20">i</text:span><text:span text:style-name="T22">,j</text:span><text:span text:style-name="T20"> </text:span><text:span text:style-name="T10">∈ </text:span><text:span text:style-name="T19">T1</text:span><text:span text:style-name="T32"> </text:span><text:span text:style-name="T50">P</text:span><text:span text:style-name="T13">1</text:span>(<text:span text:style-name="T32">i</text:span>,<text:span text:style-name="T32">j</text:span>)log (<text:span text:style-name="T50">P'</text:span><text:span text:style-name="T13">1</text:span>(<text:span text:style-name="T32">j</text:span>|<text:span text:style-name="T32">i</text:span>))<text:span text:style-name="T70">] +</text:span><text:span text:style-name="T70"><draw:frame draw:style-name="fr9" draw:name="Object9" text:anchor-type="as-char" svg:y="-0.2445in" svg:width="0.922in" svg:height="0.3937in" draw:z-index="4"><draw:object xlink:href="./Object 9" xlink:type="simple" xlink:show="embed" xlink:actuate="onLoad"/><draw:image xlink:href="./ObjectReplacements/Object 9" xlink:type="simple" xlink:show="embed" xlink:actuate="onLoad"/><svg:desc>formula</svg:desc></draw:frame></text:span><text:span text:style-name="T70">[-</text:span>∑<text:span text:style-name="T20">i</text:span><text:span text:style-name="T22">,j</text:span><text:span text:style-name="T20"> </text:span><text:span text:style-name="T10">∈ </text:span><text:span text:style-name="T19">T2</text:span><text:span text:style-name="T32"> </text:span><text:span text:style-name="T50">P</text:span><text:span text:style-name="T18">2</text:span>(<text:span text:style-name="T32">i</text:span>,<text:span text:style-name="T32">j</text:span>)log (<text:span text:style-name="T50">P'</text:span><text:span text:style-name="T18">2</text:span>(<text:span text:style-name="T32">j</text:span>|<text:span text:style-name="T32">i</text:span>)<text:span text:style-name="T70">]</text:span></text:p>
      <text:p text:style-name="P111"><text:tab/> <text:span text:style-name="T69"><text:s/>= </text:span><text:span text:style-name="T69"><draw:frame draw:style-name="fr9" draw:name="Object10" text:anchor-type="as-char" svg:y="-0.2437in" svg:width="0.9217in" svg:height="0.3929in" draw:z-index="6"><draw:object xlink:href="./Object 10" xlink:type="simple" xlink:show="embed" xlink:actuate="onLoad"/><draw:image xlink:href="./ObjectReplacements/Object 10" xlink:type="simple" xlink:show="embed" xlink:actuate="onLoad"/><svg:desc>formula</svg:desc></draw:frame></text:span>E<text:span text:style-name="T67"> </text:span>+<text:span text:style-name="T68"><draw:frame draw:style-name="fr9" draw:name="Object11" text:anchor-type="as-char" svg:y="-0.2445in" svg:width="0.922in" svg:height="0.3937in" draw:z-index="7"><draw:object xlink:href="./Object 11" xlink:type="simple" xlink:show="embed" xlink:actuate="onLoad"/><draw:image xlink:href="./ObjectReplacements/Object 11" xlink:type="simple" xlink:show="embed" xlink:actuate="onLoad"/><svg:desc>formula</svg:desc></draw:frame></text:span>E</text:p>
      <text:p text:style-name="P45"><text:s/><text:span text:style-name="T69"><text:s/></text:span><text:tab/> <text:s/><text:span text:style-name="T68">= </text:span><text:span text:style-name="T68"><draw:frame draw:style-name="fr9" draw:name="Object15" text:anchor-type="as-char" svg:y="-0.2445in" svg:width="0.922in" svg:height="0.3937in" draw:z-index="8"><draw:object xlink:href="./Object 15" xlink:type="simple" xlink:show="embed" xlink:actuate="onLoad"/><draw:image xlink:href="./ObjectReplacements/Object 15" xlink:type="simple" xlink:show="embed" xlink:actuate="onLoad"/><svg:desc>formula</svg:desc></draw:frame></text:span>E<text:span text:style-name="T67"> </text:span></text:p>
      <text:p text:style-name="P45"><text:span text:style-name="T67"><text:tab/></text:span> </text:p>
      <text:p text:style-name="P46">If we plug the values from the example above, noting that the initial entropy E of both texts is .667, we get the following:</text:p>
      <text:p text:style-name="P46"/>
      <text:p text:style-name="P110"><text:span text:style-name="T32">H</text:span><text:span text:style-name="T21">T1.T2</text:span><text:span text:style-name="T42"> </text:span>= −∑<text:span text:style-name="T20">i</text:span><text:span text:style-name="T22">,j</text:span><text:span text:style-name="T20"> </text:span><text:span text:style-name="T10">∈ </text:span><text:span text:style-name="T19">T1</text:span><text:span text:style-name="T32"> </text:span><text:span text:style-name="T50">P'</text:span><text:span text:style-name="T13">1</text:span>(<text:span text:style-name="T32">i</text:span>,<text:span text:style-name="T32">j</text:span>)log (<text:span text:style-name="T50">P'</text:span><text:span text:style-name="T13">1</text:span>(<text:span text:style-name="T32">j</text:span>|<text:span text:style-name="T32">i</text:span>))<text:span text:style-name="T67"> </text:span>−∑<text:span text:style-name="T20">i</text:span><text:span text:style-name="T22">,j</text:span><text:span text:style-name="T20"> </text:span><text:span text:style-name="T10">∈ </text:span><text:span text:style-name="T19">T2</text:span><text:span text:style-name="T32"> </text:span><text:span text:style-name="T50">P'</text:span><text:span text:style-name="T18">2</text:span>(<text:span text:style-name="T32">i</text:span>,<text:span text:style-name="T32">j</text:span>)log (<text:span text:style-name="T50">P'</text:span><text:span text:style-name="T18">2</text:span>(<text:span text:style-name="T32">j</text:span>|<text:span text:style-name="T32">i</text:span>))</text:p>
      <text:p text:style-name="P110"><text:span text:style-name="T70"><text:tab/> </text:span>= <draw:frame draw:style-name="fr9" draw:name="Object12" text:anchor-type="as-char" svg:y="-0.2445in" svg:width="0.922in" svg:height="0.3937in" draw:z-index="9"><draw:object xlink:href="./Object 12" xlink:type="simple" xlink:show="embed" xlink:actuate="onLoad"/><draw:image xlink:href="./ObjectReplacements/Object 12" xlink:type="simple" xlink:show="embed" xlink:actuate="onLoad"/><svg:desc>formula</svg:desc></draw:frame><text:span text:style-name="T70">E <text:s/></text:span>= <draw:frame draw:style-name="fr9" draw:name="Object16" text:anchor-type="as-char" svg:y="-0.2445in" svg:width="0.6236in" svg:height="0.3937in" draw:z-index="10"><draw:object xlink:href="./Object 16" xlink:type="simple" xlink:show="embed" xlink:actuate="onLoad"/><draw:image xlink:href="./ObjectReplacements/Object 16" xlink:type="simple" xlink:show="embed" xlink:actuate="onLoad"/><svg:desc>formula</svg:desc></draw:frame><text:span text:style-name="T73">(.667) = <text:s/></text:span><text:span text:style-name="T73"><draw:frame draw:style-name="fr9" draw:name="Object17" text:anchor-type="as-char" svg:y="-0.2445in" svg:width="0.2819in" svg:height="0.3937in" draw:z-index="11"><draw:object xlink:href="./Object 17" xlink:type="simple" xlink:show="embed" xlink:actuate="onLoad"/><draw:image xlink:href="./ObjectReplacements/Object 17" xlink:type="simple" xlink:show="embed" xlink:actuate="onLoad"/><svg:desc>formula</svg:desc></draw:frame></text:span><text:span text:style-name="T73">(.667) = .706</text:span></text:p>
      <text:p text:style-name="P113">Therefore, the entropy is slightly larger, which will always be the case if we handle the symbols the same, since the denominator is smaller. We should note that the example texts above were of identical size and counts, as they were both translations of the same source. However, as the new entropy is in fact weighted (see equation above), this should not matter. </text:p>
      <text:p text:style-name="P112"/>
      <text:p text:style-name="P112">To sum<text:span text:style-name="T73"> up</text:span>, when we mark the text which start and end tags, and then remove the internal end symbol, we find that the entropy of concatenating two texts which share no common vocabulary (or punctuation)<text:span text:style-name="T73"> is slightly larger</text:span>.</text:p>
      <text:p text:style-name="P23"/>
      <text:p text:style-name="P23"><text:soft-page-break/></text:p>
      <text:p text:style-name="P30"/>
      <text:p text:style-name="P60">Task 2: Cross-Entropy and Language Modeling </text:p>
      <text:p text:style-name="P58"/>
      <text:p text:style-name="P93"><text:span text:style-name="T74">For this task, I created a </text:span>Smooth<text:span text:style-name="T74">ed Language Model (SmoothedLM), which calculated the lambda smoothing parameters. As mentioned in the previous discussion, the beginning and end of texts was handled by the insertion of &lt;s&gt; &lt;s&gt; and &lt;/s&gt; &lt;/s&gt; for trigrams, from which bigrams and unigrams were constructed.</text:span></text:p>
      <text:p text:style-name="P93"/>
      <text:p text:style-name="P94">The lambdas and cross-entropy calculated with them are given in the table below for each language.</text:p>
      <text:p text:style-name="P94"/>
      <text:p text:style-name="P93"/>
      <text:p text:style-name="P93"><draw:frame draw:style-name="fr2" draw:name="Frame8" text:anchor-type="paragraph" svg:width="2.6673in" draw:z-index="18"><draw:text-box fo:min-height="1.3811in"><text:p text:style-name="Table"><draw:frame draw:style-name="fr8" draw:name="Object31" text:anchor-type="as-char" svg:width="2.6673in" style:rel-width="100%" svg:height="1.3811in" style:rel-height="scale" draw:z-index="23"><draw:object xlink:href="./Object 31" xlink:type="simple" xlink:show="embed" xlink:actuate="onLoad"/><draw:image xlink:href="./ObjectReplacements/Object 31" xlink:type="simple" xlink:show="embed" xlink:actuate="onLoad"/></draw:frame><text:line-break/>Table <text:span text:style-name="T103">9</text:span>: Smooth<text:span text:style-name="T75">ing </text:span>Lambdas and Cross-Entropy</text:p></draw:text-box></draw:frame></text:p>
      <text:p text:style-name="P93"/>
      <text:p text:style-name="P93"/>
      <text:p text:style-name="P47"/>
      <text:p text:style-name="P47"/>
      <text:p text:style-name="P47"/>
      <text:p text:style-name="P47"/>
      <text:p text:style-name="P47"/>
      <text:p text:style-name="P47"/>
      <text:p text:style-name="P47"/>
      <text:p text:style-name="P47"/>
      <text:p text:style-name="P47"/>
      <text:p text:style-name="P49"><text:span text:style-name="T76">The task asks us to demostrate what happens when the lambdas are computed on the training data, rather than the heldout data. Below, the results are given, with </text:span><text:span text:style-name="T81">λ</text:span><text:span text:style-name="T77">3</text:span><text:span text:style-name="T78"> </text:span><text:span text:style-name="T79">in both languages </text:span><text:span text:style-name="T80">converging to 1</text:span><text:span text:style-name="T79">.</text:span></text:p>
      <text:p text:style-name="P50"/>
      <text:p text:style-name="P50"><draw:frame draw:style-name="fr2" draw:name="Frame9" text:anchor-type="paragraph" svg:width="2.6673in" draw:z-index="19"><draw:text-box fo:min-height="1.348in"><text:p text:style-name="Table"><draw:frame draw:style-name="fr8" draw:name="Object32" text:anchor-type="as-char" svg:width="2.6673in" style:rel-width="100%" svg:height="1.348in" style:rel-height="scale" draw:z-index="26"><draw:object xlink:href="./Object 32" xlink:type="simple" xlink:show="embed" xlink:actuate="onLoad"/><draw:image xlink:href="./ObjectReplacements/Object 32" xlink:type="simple" xlink:show="embed" xlink:actuate="onLoad"/></draw:frame><text:line-break/>Table <text:span text:style-name="T103">10</text:span>: Smoothing with training data</text:p></draw:text-box></draw:frame></text:p>
      <text:p text:style-name="P47"/>
      <text:p text:style-name="P50"/>
      <text:p text:style-name="P103"/>
      <text:p text:style-name="P59">English results</text:p>
      <text:p text:style-name="P47"/>
      <text:p text:style-name="P51">The coverage graph for English is 75.82, cf Czech 65.18 (below).</text:p>
      <text:p text:style-name="P51"/>
      <text:p text:style-name="P52">When we boost the data by adding x% to the value, we find an increase in cross-entropy of the test set from base of 7.562 to 7.860. <text:span text:style-name="T82">Below I plot this against both the percentage increase and actual new lambda values.</text:span></text:p>
      <text:p text:style-name="P52"/>
      <text:p text:style-name="P52"><draw:frame draw:style-name="fr2" draw:name="Frame1" text:anchor-type="paragraph" svg:width="7.2409in" draw:z-index="22"><draw:text-box fo:min-height="1.1327in"><text:p text:style-name="Table"><draw:frame draw:style-name="fr8" draw:name="Object25" text:anchor-type="as-char" svg:width="7.2409in" style:rel-width="100%" svg:height="1.1327in" style:rel-height="scale" draw:z-index="32"><draw:object xlink:href="./Object 25" xlink:type="simple" xlink:show="embed" xlink:actuate="onLoad"/><draw:image xlink:href="./ObjectReplacements/Object 25" xlink:type="simple" xlink:show="embed" xlink:actuate="onLoad"/></draw:frame><text:line-break/>Table <text:span text:style-name="T103">11</text:span>: Boosting in English</text:p></draw:text-box></draw:frame></text:p>
      <text:p text:style-name="P48"><draw:frame draw:style-name="fr4" draw:name="Object26" text:anchor-type="paragraph" svg:x="0.0417in" svg:y="0.2008in" svg:width="6.2992in" svg:height="3.5429in" draw:z-index="5"><draw:object xlink:href="./Object 26" xlink:type="simple" xlink:show="embed" xlink:actuate="onLoad"/><draw:image xlink:href="./ObjectReplacements/Object 26" xlink:type="simple" xlink:show="embed" xlink:actuate="onLoad"/></draw:frame><draw:frame draw:style-name="fr4" draw:name="Object30" text:anchor-type="paragraph" svg:x="-0.0228in" svg:y="3.7701in" svg:width="6.2992in" svg:height="3.5429in" draw:z-index="17"><draw:object xlink:href="./Object 30" xlink:type="simple" xlink:show="embed" xlink:actuate="onLoad"/><draw:image xlink:href="./ObjectReplacements/Object 30" xlink:type="simple" xlink:show="embed" xlink:actuate="onLoad"/></draw:frame></text:p>
      <text:p text:style-name="P104">When we <text:span text:style-name="T82">discount</text:span> the data by <text:span text:style-name="T82">reducing by</text:span> x%, we <text:span text:style-name="T82">also </text:span>find an increase in cross-entropy of the test set from base of 7.562 to 7.<text:span text:style-name="T82">725</text:span>. </text:p>
      <text:p text:style-name="P24"/>
      <text:p text:style-name="P53"><draw:frame draw:style-name="fr2" draw:name="Frame5" text:anchor-type="paragraph" svg:width="7.5098in" draw:z-index="12"><draw:text-box fo:min-height="1.0909in"><text:p text:style-name="Table"><draw:frame draw:style-name="fr8" draw:name="Object19" text:anchor-type="as-char" svg:width="7.5098in" style:rel-width="100%" svg:height="1.0909in" style:rel-height="scale" draw:z-index="16"><draw:object xlink:href="./Object 19" xlink:type="simple" xlink:show="embed" xlink:actuate="onLoad"/><draw:image xlink:href="./ObjectReplacements/Object 19" xlink:type="simple" xlink:show="embed" xlink:actuate="onLoad"/></draw:frame><text:line-break/>Table <text:span text:style-name="T103">12</text:span>: Discounting: English</text:p></draw:text-box></draw:frame></text:p>
      <text:p text:style-name="P24"><draw:frame draw:style-name="fr10" draw:name="Object20" text:anchor-type="paragraph" svg:width="6.2992in" svg:height="3.5429in" draw:z-index="2"><draw:object xlink:href="./Object 20" xlink:type="simple" xlink:show="embed" xlink:actuate="onLoad"/><draw:image xlink:href="./ObjectReplacements/Object 20" xlink:type="simple" xlink:show="embed" xlink:actuate="onLoad"/></draw:frame></text:p>
      <text:p text:style-name="P24"><draw:frame draw:style-name="fr10" draw:name="Object23" text:anchor-type="paragraph" svg:width="6.2992in" svg:height="3.5429in" draw:z-index="3"><draw:object xlink:href="./Object 23" xlink:type="simple" xlink:show="embed" xlink:actuate="onLoad"/><draw:image xlink:href="./ObjectReplacements/Object 23" xlink:type="simple" xlink:show="embed" xlink:actuate="onLoad"/></draw:frame></text:p>
      <text:p text:style-name="P24"><text:soft-page-break/></text:p>
      <text:p text:style-name="P59">Czech results</text:p>
      <text:p text:style-name="P47"/>
      <text:p text:style-name="P51">The coverage graph for Czech is 65.18, cf. English 75.82.<text:span text:style-name="T83"> Likewise, we observe increase in cross-entropy for both boosting and discounting.</text:span></text:p>
      <text:p text:style-name="P47"/>
      <text:p text:style-name="P25"><draw:frame draw:style-name="fr4" draw:name="Object21" text:anchor-type="paragraph" svg:x="-0.2917in" svg:y="1.7339in" svg:width="6.2992in" svg:height="3.1346in" draw:z-index="24"><draw:object xlink:href="./Object 21" xlink:type="simple" xlink:show="embed" xlink:actuate="onLoad"/><draw:image xlink:href="./ObjectReplacements/Object 21" xlink:type="simple" xlink:show="embed" xlink:actuate="onLoad"/></draw:frame><draw:frame draw:style-name="fr2" draw:name="Frame10" text:anchor-type="paragraph" svg:width="7.6866in" draw:z-index="21"><draw:text-box fo:min-height="0.9453in"><text:p text:style-name="Table"><draw:frame draw:style-name="fr8" draw:name="Object33" text:anchor-type="as-char" svg:width="7.6866in" style:rel-width="100%" svg:height="0.9453in" style:rel-height="scale" draw:z-index="25"><draw:object xlink:href="./Object 33" xlink:type="simple" xlink:show="embed" xlink:actuate="onLoad"/><draw:image xlink:href="./ObjectReplacements/Object 33" xlink:type="simple" xlink:show="embed" xlink:actuate="onLoad"/></draw:frame><text:line-break/>Table <text:span text:style-name="T103">13</text:span>: Boosting: Czech</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4" draw:name="Object27" text:anchor-type="paragraph" svg:x="-0.2917in" svg:y="0in" svg:width="6.2992in" svg:height="3.5429in" draw:z-index="29"><draw:object xlink:href="./Object 27" xlink:type="simple" xlink:show="embed" xlink:actuate="onLoad"/><draw:image xlink:href="./ObjectReplacements/Object 27" xlink:type="simple" xlink:show="embed" xlink:actuate="onLoad"/></draw:frame></text:p>
      <text:p text:style-name="P105"/>
      <text:p text:style-name="P24"/>
      <text:p text:style-name="P24"><draw:frame draw:style-name="fr2" draw:name="Frame6" text:anchor-type="paragraph" svg:width="7.5583in" draw:z-index="28"><draw:text-box fo:min-height="1.1516in"><text:p text:style-name="Table"><draw:frame draw:style-name="fr8" draw:name="Object24" text:anchor-type="as-char" svg:width="7.5583in" style:rel-width="100%" svg:height="1.1516in" style:rel-height="scale" draw:z-index="30"><draw:object xlink:href="./Object 24" xlink:type="simple" xlink:show="embed" xlink:actuate="onLoad"/><draw:image xlink:href="./ObjectReplacements/Object 24" xlink:type="simple" xlink:show="embed" xlink:actuate="onLoad"/></draw:frame><text:line-break/>Table <text:sequence text:ref-name="refTable11" text:name="Table" text:formula="ooow:Table+1" style:num-format="1">3</text:sequence>: Discounting Czech</text:p></draw:text-box></draw:frame></text:p>
      <text:p text:style-name="P24"/>
      <text:p text:style-name="P24"><draw:frame draw:style-name="fr10" draw:name="Object22" text:anchor-type="paragraph" svg:width="6.2992in" svg:height="3.5429in" draw:z-index="13"><draw:object xlink:href="./Object 22" xlink:type="simple" xlink:show="embed" xlink:actuate="onLoad"/><draw:image xlink:href="./ObjectReplacements/Object 22" xlink:type="simple" xlink:show="embed" xlink:actuate="onLoad"/><svg:desc>chart</svg:desc></draw:frame></text:p>
      <text:p text:style-name="P24"><draw:frame draw:style-name="fr10" draw:name="Object29" text:anchor-type="paragraph" svg:width="6.2992in" svg:height="3.5429in" draw:z-index="15"><draw:object xlink:href="./Object 29" xlink:type="simple" xlink:show="embed" xlink:actuate="onLoad"/><draw:image xlink:href="./ObjectReplacements/Object 29" xlink:type="simple" xlink:show="embed" xlink:actuate="onLoad"/></draw:frame></text:p>
      <text:p text:style-name="P24"><text:soft-page-break/></text:p>
      <text:p text:style-name="P24"/>
      <text:p text:style-name="P56">Although both languages behave similar<text:span text:style-name="T97">l</text:span>y, <text:span text:style-name="T97">recall </text:span>the<text:span text:style-name="T84"> difference in coverage graphs (Czech is 65.18, vs. English 75.82). This indicates that those bigrams in the test data which have not been seen in the training data will require smoothing to a greater extent in Czech than in English. Unfortunately, this is not entirely apparent from the plo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72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paragraph-properties style:writing-mode="lr-tb"/>
    </style:style>
    <style:style style:name="Header" style:family="paragraph" style:parent-style-name="Standard" style:class="extra"/>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22e3" officeooo:paragraph-rsid="001722e3"/>
    </style:style>
    <style:style style:name="MT1" style:family="text">
      <style:text-properties officeooo:rsid="007b57a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ssignment 1: PFL067 Statistical NLP<text:tab/><text:tab/><text:tab/><text:tab/><text:tab/>Eric Lief</text:p>
        <text:p text:style-name="MP1"><text:tab/><text:tab/><text:tab/><text:tab/><text:tab/><text:tab/><text:tab/><text:tab/><text:tab/><text:tab/><text:tab/><text:span text:style-name="MT1">28</text:span> February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0:58:15.673117000</meta:creation-date>
    <dc:date>2017-02-28T21:21:29.923984000</dc:date>
    <meta:editing-duration>P2DT10H25M39S</meta:editing-duration>
    <meta:editing-cycles>83</meta:editing-cycles>
    <meta:generator>LibreOffice/5.1.6.2$MacOSX_X86_64 LibreOffice_project/07ac168c60a517dba0f0d7bc7540f5afa45f0909</meta:generator>
    <meta:document-statistic meta:table-count="2" meta:image-count="0" meta:object-count="41" meta:page-count="17" meta:paragraph-count="132" meta:word-count="2137" meta:character-count="12260" meta:non-whitespace-character-count="10115"/>
  </office:meta>
</office:document-meta>
</file>

<file path=Object 1/content.xml><?xml version="1.0" encoding="utf-8"?>
<math xmlns="http://www.w3.org/1998/Math/MathML" display="block">
  <semantics>
    <mfrac>
      <mrow>
        <mi>N</mi>
        <mn>1</mn>
      </mrow>
      <mrow>
        <mi>N</mi>
        <mrow>
          <mn>1</mn>
          <mo stretchy="false">+</mo>
          <mi>N</mi>
        </mrow>
        <mrow>
          <mn>2</mn>
          <mo stretchy="false">−</mo>
          <mn>1</mn>
        </mrow>
      </mrow>
    </mfrac>
    <annotation encoding="StarMath 5.0">{N1} over {N1 + N2 - 1} 

</annotation>
  </semantics>
</math>
</file>

<file path=Object 10/content.xml><?xml version="1.0" encoding="utf-8"?>
<math xmlns="http://www.w3.org/1998/Math/MathML" display="block">
  <semantics>
    <mfrac>
      <mrow>
        <mi>N</mi>
        <mn>1</mn>
      </mrow>
      <mrow>
        <mi>N</mi>
        <mrow>
          <mn>1</mn>
          <mo stretchy="false">+</mo>
          <mi>N</mi>
        </mrow>
        <mrow>
          <mn>2</mn>
          <mo stretchy="false">−</mo>
          <mn>1</mn>
        </mrow>
      </mrow>
    </mfrac>
    <annotation encoding="StarMath 5.0">{N1} over {N1 + N2 - 1} 

</annotation>
  </semantics>
</math>
</file>

<file path=Object 11/content.xml><?xml version="1.0" encoding="utf-8"?>
<math xmlns="http://www.w3.org/1998/Math/MathML" display="block">
  <semantics>
    <mfrac>
      <mrow>
        <mi>N</mi>
        <mn>2</mn>
      </mrow>
      <mrow>
        <mi>N</mi>
        <mrow>
          <mn>1</mn>
          <mo stretchy="false">+</mo>
          <mi>N</mi>
        </mrow>
        <mrow>
          <mn>2</mn>
          <mo stretchy="false">−</mo>
          <mn>1</mn>
        </mrow>
      </mrow>
    </mfrac>
    <annotation encoding="StarMath 5.0">{N2} over {N1 + N2 - 1} 

</annotation>
  </semantics>
</math>
</file>

<file path=Object 12/content.xml><?xml version="1.0" encoding="utf-8"?>
<math xmlns="http://www.w3.org/1998/Math/MathML" display="block">
  <semantics>
    <mfrac>
      <mrow>
        <mi>N</mi>
        <mrow>
          <mn>1</mn>
          <mo stretchy="false">+</mo>
          <mi>N</mi>
        </mrow>
        <mn>2</mn>
      </mrow>
      <mrow>
        <mi>N</mi>
        <mrow>
          <mn>1</mn>
          <mo stretchy="false">+</mo>
          <mi>N</mi>
        </mrow>
        <mrow>
          <mn>2</mn>
          <mo stretchy="false">−</mo>
          <mn>1</mn>
        </mrow>
      </mrow>
    </mfrac>
    <annotation encoding="StarMath 5.0">{N1 + N2} over {N1 + N2 - 1} 

</annotation>
  </semantics>
</math>
</file>

<file path=Object 13/content.xml><?xml version="1.0" encoding="utf-8"?>
<math xmlns="http://www.w3.org/1998/Math/MathML" display="block">
  <semantics>
    <mrow>
      <mfrac>
        <mn>1</mn>
        <mn>17</mn>
      </mfrac>
      <mi>log</mi>
      <mrow>
        <mo fence="true" stretchy="false">(</mo>
        <mrow>
          <mfrac>
            <mn>1</mn>
            <mn>2</mn>
          </mfrac>
        </mrow>
        <mo fence="true" stretchy="false">)</mo>
      </mrow>
    </mrow>
    <annotation encoding="StarMath 5.0">{1} over {17} log( {1} over {2}  ) 

</annotation>
  </semantics>
</math>
</file>

<file path=Object 14/content.xml><?xml version="1.0" encoding="utf-8"?>
<math xmlns="http://www.w3.org/1998/Math/MathML" display="block">
  <semantics>
    <mrow>
      <mfrac>
        <mn>1</mn>
        <mrow>
          <mi>N</mi>
          <mi>'</mi>
        </mrow>
      </mfrac>
      <mi>log</mi>
      <mrow>
        <mo fence="true" stretchy="false">(</mo>
        <mrow>
          <mfrac>
            <mn>1</mn>
            <mrow>
              <mi>c</mi>
              <mrow>
                <mo fence="true" stretchy="false">(</mo>
                <mrow>
                  <mi>a</mi>
                </mrow>
                <mo fence="true" stretchy="false">)</mo>
              </mrow>
            </mrow>
          </mfrac>
        </mrow>
        <mo fence="true" stretchy="false">)</mo>
      </mrow>
    </mrow>
    <annotation encoding="StarMath 5.0">{1} over {N'} log( {1} over {c(a)}  ) 

</annotation>
  </semantics>
</math>
</file>

<file path=Object 15/content.xml><?xml version="1.0" encoding="utf-8"?>
<math xmlns="http://www.w3.org/1998/Math/MathML" display="block">
  <semantics>
    <mfrac>
      <mrow>
        <mi>N</mi>
        <mrow>
          <mn>1</mn>
          <mo stretchy="false">+</mo>
          <mi>N</mi>
        </mrow>
        <mn>2</mn>
      </mrow>
      <mrow>
        <mi>N</mi>
        <mrow>
          <mn>1</mn>
          <mo stretchy="false">+</mo>
          <mi>N</mi>
        </mrow>
        <mrow>
          <mn>2</mn>
          <mo stretchy="false">−</mo>
          <mn>1</mn>
        </mrow>
      </mrow>
    </mfrac>
    <annotation encoding="StarMath 5.0">{N1 + N2} over {N1 + N2 - 1} 

</annotation>
  </semantics>
</math>
</file>

<file path=Object 16/content.xml><?xml version="1.0" encoding="utf-8"?>
<math xmlns="http://www.w3.org/1998/Math/MathML" display="block">
  <semantics>
    <mfrac>
      <mrow>
        <mn>9</mn>
        <mo stretchy="false">+</mo>
        <mn>9</mn>
      </mrow>
      <mrow>
        <mn>9</mn>
        <mo stretchy="false">+</mo>
        <mn>9</mn>
        <mo stretchy="false">−</mo>
        <mn>1</mn>
      </mrow>
    </mfrac>
    <annotation encoding="StarMath 5.0">{9 + 9} over {9 + 9 - 1} 

</annotation>
  </semantics>
</math>
</file>

<file path=Object 17/content.xml><?xml version="1.0" encoding="utf-8"?>
<math xmlns="http://www.w3.org/1998/Math/MathML" display="block">
  <semantics>
    <mfrac>
      <mn>18</mn>
      <mn>17</mn>
    </mfrac>
    <annotation encoding="StarMath 5.0">{18} over {17}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chars" table:style-name="ta1">
        <table:table-column table:style-name="co1" table:number-columns-repeated="5" table:default-cell-style-name="Default"/>
        <table:table-row table:style-name="ro1" table:number-rows-repeated="37">
          <table:table-cell table:number-columns-repeated="5"/>
        </table:table-row>
        <table:table-row table:style-name="ro1">
          <table:table-cell table:style-name="ce1" office:value-type="string" calcext:value-type="string">
            <text:p>Hapax Legomena (average)</text:p>
          </table:table-cell>
          <table:table-cell table:number-columns-repeated="4"/>
        </table:table-row>
        <table:table-row table:style-name="ro1">
          <table:table-cell table:style-name="ce2"/>
          <table:table-cell office:value-type="string" calcext:value-type="string">
            <text:p>English</text:p>
          </table:table-cell>
          <table:table-cell/>
          <table:table-cell office:value-type="string" calcext:value-type="string">
            <text:p>Czech</text:p>
          </table:table-cell>
          <table:table-cell/>
        </table:table-row>
        <table:table-row table:style-name="ro1">
          <table:table-cell table:style-name="ce1" office:value-type="string" calcext:value-type="string">
            <text:p>Likelihood</text:p>
          </table:table-cell>
          <table:table-cell table:style-name="ce1" office:value-type="string" calcext:value-type="string">
            <text:p>N</text:p>
          </table:table-cell>
          <table:table-cell table:style-name="ce1" office:value-type="string" calcext:value-type="string">
            <text:p>% increase</text:p>
          </table:table-cell>
          <table:table-cell table:style-name="ce1" office:value-type="string" calcext:value-type="string">
            <text:p>N</text:p>
          </table:table-cell>
          <table:table-cell table:style-name="ce1" office:value-type="string" calcext:value-type="string">
            <text:p>% increase</text:p>
          </table:table-cell>
        </table:table-row>
        <table:table-row table:style-name="ro1">
          <table:table-cell office:value-type="float" office:value="0" calcext:value-type="float">
            <text:p>0</text:p>
          </table:table-cell>
          <table:table-cell office:value-type="float" office:value="3811" calcext:value-type="float">
            <text:p>3811</text:p>
          </table:table-cell>
          <table:table-cell/>
          <table:table-cell office:value-type="float" office:value="26315" calcext:value-type="float">
            <text:p>26315</text:p>
          </table:table-cell>
          <table:table-cell/>
        </table:table-row>
        <table:table-row table:style-name="ro1">
          <table:table-cell office:value-type="float" office:value="0.1" calcext:value-type="float">
            <text:p>0.1</text:p>
          </table:table-cell>
          <table:table-cell office:value-type="float" office:value="55023.1" calcext:value-type="float">
            <text:p>55023.1</text:p>
          </table:table-cell>
          <table:table-cell table:formula="of:=[.B42]/[.$B$41]*100" office:value-type="float" office:value="1443.79690369982" calcext:value-type="float">
            <text:p>1443.7969036998</text:p>
          </table:table-cell>
          <table:table-cell office:value-type="float" office:value="84010.9" calcext:value-type="float">
            <text:p>84010.9</text:p>
          </table:table-cell>
          <table:table-cell table:formula="of:=[.D42]/[.$D$41]*100" office:value-type="float" office:value="319.250997529926" calcext:value-type="float">
            <text:p>319.2509975299</text:p>
          </table:table-cell>
        </table:table-row>
        <table:table-row table:style-name="ro1">
          <table:table-cell office:value-type="float" office:value="0.05" calcext:value-type="float">
            <text:p>0.05</text:p>
          </table:table-cell>
          <table:table-cell table:style-name="ce2" office:value-type="float" office:value="34393.6" calcext:value-type="float">
            <text:p>34393.6</text:p>
          </table:table-cell>
          <table:table-cell table:formula="of:=[.B43]/[.$B$41]*100" office:value-type="float" office:value="902.482288113356" calcext:value-type="float">
            <text:p>902.4822881134</text:p>
          </table:table-cell>
          <table:table-cell office:value-type="float" office:value="60463.1" calcext:value-type="float">
            <text:p>60463.1</text:p>
          </table:table-cell>
          <table:table-cell table:formula="of:=[.D43]/[.$D$41]*100" office:value-type="float" office:value="229.76667300019" calcext:value-type="float">
            <text:p>229.7666730002</text:p>
          </table:table-cell>
        </table:table-row>
        <table:table-row table:style-name="ro1">
          <table:table-cell office:value-type="float" office:value="0.01" calcext:value-type="float">
            <text:p>0.01</text:p>
          </table:table-cell>
          <table:table-cell table:style-name="ce2" office:value-type="float" office:value="11641" calcext:value-type="float">
            <text:p>11641</text:p>
          </table:table-cell>
          <table:table-cell table:formula="of:=[.B44]/[.$B$41]*100" office:value-type="float" office:value="305.457885069536" calcext:value-type="float">
            <text:p>305.4578850695</text:p>
          </table:table-cell>
          <table:table-cell office:value-type="float" office:value="34367.9" calcext:value-type="float">
            <text:p>34367.9</text:p>
          </table:table-cell>
          <table:table-cell table:formula="of:=[.D44]/[.$D$41]*100" office:value-type="float" office:value="130.601938058142" calcext:value-type="float">
            <text:p>130.6019380581</text:p>
          </table:table-cell>
        </table:table-row>
        <table:table-row table:style-name="ro1">
          <table:table-cell office:value-type="float" office:value="0.001" calcext:value-type="float">
            <text:p>0.001</text:p>
          </table:table-cell>
          <table:table-cell table:style-name="ce2" office:value-type="float" office:value="4721.8" calcext:value-type="float">
            <text:p>4721.8</text:p>
          </table:table-cell>
          <table:table-cell table:formula="of:=[.B45]/[.$B$41]*100" office:value-type="float" office:value="123.89923904487" calcext:value-type="float">
            <text:p>123.8992390449</text:p>
          </table:table-cell>
          <table:table-cell office:value-type="float" office:value="27153.5" calcext:value-type="float">
            <text:p>27153.5</text:p>
          </table:table-cell>
          <table:table-cell table:formula="of:=[.D45]/[.$D$41]*100" office:value-type="float" office:value="103.186395591868" calcext:value-type="float">
            <text:p>103.1863955919</text:p>
          </table:table-cell>
        </table:table-row>
        <table:table-row table:style-name="ro1">
          <table:table-cell office:value-type="float" office:value="0.0001" calcext:value-type="float">
            <text:p>0.0001</text:p>
          </table:table-cell>
          <table:table-cell table:style-name="ce2" office:value-type="float" office:value="3902.5" calcext:value-type="float">
            <text:p>3902.5</text:p>
          </table:table-cell>
          <table:table-cell table:formula="of:=[.B46]/[.$B$41]*100" office:value-type="float" office:value="102.400944633954" calcext:value-type="float">
            <text:p>102.400944634</text:p>
          </table:table-cell>
          <table:table-cell office:value-type="float" office:value="26405.2" calcext:value-type="float">
            <text:p>26405.2</text:p>
          </table:table-cell>
          <table:table-cell table:formula="of:=[.D46]/[.$D$41]*100" office:value-type="float" office:value="100.342770283109" calcext:value-type="float">
            <text:p>100.3427702831</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5">00/00/0000</text:date>, <text:time style:data-style-name="N2" text:time-value="19:03:15.42859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5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text-properties style:text-positio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start" fo:margin-left="0pt"/>
    </style:style>
    <style:style style:name="T1" style:family="text">
      <style:text-properties style:text-position="-33% 58%"/>
    </style:style>
    <style:style style:name="T2" style:family="text">
      <style:text-properties style:text-position="-33%"/>
    </style:style>
  </office:automatic-styles>
  <office:body>
    <office:spreadsheet>
      <table:calculation-settings table:automatic-find-labels="false"/>
      <table:table table:name="discount" table:style-name="ta1">
        <table:table-column table:style-name="co1" table:default-cell-style-name="ce4"/>
        <table:table-column table:style-name="co1" table:default-cell-style-name="ce5"/>
        <table:table-column table:style-name="co1" table:number-columns-repeated="10" table:default-cell-style-name="ce6"/>
        <table:table-column table:style-name="co1" table:default-cell-style-name="Default"/>
        <table:table-row table:style-name="ro1">
          <table:table-cell/>
          <table:table-cell table:style-name="ce4"/>
          <table:table-cell table:style-name="ce4" office:value-type="string" calcext:value-type="string">
            <text:p>λ<text:span text:style-name="T2">3 </text:span>Discounting </text:p>
          </table:table-cell>
          <table:table-cell table:style-name="Default"/>
          <table:table-cell table:style-name="ce4" table:number-columns-repeated="9"/>
        </table:table-row>
        <table:table-row table:style-name="ro2">
          <table:table-cell/>
          <table:table-cell table:style-name="ce4"/>
          <table:table-cell table:style-name="ce4" office:value-type="float" office:value="1" calcext:value-type="float">
            <text:p>1</text:p>
          </table:table-cell>
          <table:table-cell table:style-name="ce4" office:value-type="float" office:value="0.9" calcext:value-type="float">
            <text:p>0.9</text:p>
          </table:table-cell>
          <table:table-cell table:style-name="ce4" office:value-type="float" office:value="0.8" calcext:value-type="float">
            <text:p>0.8</text:p>
          </table:table-cell>
          <table:table-cell table:style-name="ce4" office:value-type="float" office:value="0.7" calcext:value-type="float">
            <text:p>0.7</text:p>
          </table:table-cell>
          <table:table-cell table:style-name="ce4" office:value-type="float" office:value="0.6" calcext:value-type="float">
            <text:p>0.6</text:p>
          </table:table-cell>
          <table:table-cell table:style-name="ce4" office:value-type="float" office:value="0.5" calcext:value-type="float">
            <text:p>0.5</text:p>
          </table:table-cell>
          <table:table-cell table:style-name="ce4" office:value-type="float" office:value="0.4" calcext:value-type="float">
            <text:p>0.4</text:p>
          </table:table-cell>
          <table:table-cell table:style-name="ce4" office:value-type="float" office:value="0.3" calcext:value-type="float">
            <text:p>0.3</text:p>
          </table:table-cell>
          <table:table-cell table:style-name="ce4" office:value-type="float" office:value="0.2" calcext:value-type="float">
            <text:p>0.2</text:p>
          </table:table-cell>
          <table:table-cell table:style-name="ce4" office:value-type="float" office:value="0.1" calcext:value-type="float">
            <text:p>0.1</text:p>
          </table:table-cell>
          <table:table-cell table:style-name="ce4" office:value-type="float" office:value="0" calcext:value-type="float">
            <text:p>0</text:p>
          </table:table-cell>
        </table:table-row>
        <table:table-row table:style-name="ro1">
          <table:table-cell office:value-type="string" calcext:value-type="string">
            <text:p>EN</text:p>
          </table:table-cell>
          <table:table-cell office:value-type="string" calcext:value-type="string">
            <text:p>λ<text:span text:style-name="T2">0</text:span></text:p>
          </table:table-cell>
          <table:table-cell office:value-type="float" office:value="0.0984881063772356" calcext:value-type="float">
            <text:p>0.0984881064</text:p>
          </table:table-cell>
          <table:table-cell office:value-type="float" office:value="0.0997815739485172" calcext:value-type="float">
            <text:p>0.0997815739</text:p>
          </table:table-cell>
          <table:table-cell office:value-type="float" office:value="0.101109468487757" calcext:value-type="float">
            <text:p>0.1011094685</text:p>
          </table:table-cell>
          <table:table-cell office:value-type="float" office:value="0.102473182996711" calcext:value-type="float">
            <text:p>0.102473183</text:p>
          </table:table-cell>
          <table:table-cell office:value-type="float" office:value="0.103874186657088" calcext:value-type="float">
            <text:p>0.1038741867</text:p>
          </table:table-cell>
          <table:table-cell office:value-type="float" office:value="0.105314030110359" calcext:value-type="float">
            <text:p>0.1053140301</text:p>
          </table:table-cell>
          <table:table-cell office:value-type="float" office:value="0.106794351182856" calcext:value-type="float">
            <text:p>0.1067943512</text:p>
          </table:table-cell>
          <table:table-cell office:value-type="float" office:value="0.108316881100591" calcext:value-type="float">
            <text:p>0.1083168811</text:p>
          </table:table-cell>
          <table:table-cell office:value-type="float" office:value="0.109883451243385" calcext:value-type="float">
            <text:p>0.1098834512</text:p>
          </table:table-cell>
          <table:table-cell office:value-type="float" office:value="0.111496000493692" calcext:value-type="float">
            <text:p>0.1114960005</text:p>
          </table:table-cell>
          <table:table-cell office:value-type="float" office:value="0.113156583242137" calcext:value-type="float">
            <text:p>0.1131565832</text:p>
          </table:table-cell>
        </table:table-row>
        <table:table-row table:style-name="ro1">
          <table:table-cell/>
          <table:table-cell office:value-type="string" calcext:value-type="string">
            <text:p>λ<text:span text:style-name="T2">1</text:span></text:p>
          </table:table-cell>
          <table:table-cell office:value-type="float" office:value="0.264127071161164" calcext:value-type="float">
            <text:p>0.2641270712</text:p>
          </table:table-cell>
          <table:table-cell office:value-type="float" office:value="0.267595914393218" calcext:value-type="float">
            <text:p>0.2675959144</text:p>
          </table:table-cell>
          <table:table-cell office:value-type="float" office:value="0.271157084450819" calcext:value-type="float">
            <text:p>0.2711570845</text:p>
          </table:table-cell>
          <table:table-cell office:value-type="float" office:value="0.274814317109658" calcext:value-type="float">
            <text:p>0.2748143171</text:p>
          </table:table-cell>
          <table:table-cell office:value-type="float" office:value="0.278571552446116" calcext:value-type="float">
            <text:p>0.2785715524</text:p>
          </table:table-cell>
          <table:table-cell office:value-type="float" office:value="0.282432948996745" calcext:value-type="float">
            <text:p>0.282432949</text:p>
          </table:table-cell>
          <table:table-cell office:value-type="float" office:value="0.28640289911193" calcext:value-type="float">
            <text:p>0.2864028991</text:p>
          </table:table-cell>
          <table:table-cell office:value-type="float" office:value="0.290486045622905" calcext:value-type="float">
            <text:p>0.2904860456</text:p>
          </table:table-cell>
          <table:table-cell office:value-type="float" office:value="0.294687299955075" calcext:value-type="float">
            <text:p>0.2946873</text:p>
          </table:table-cell>
          <table:table-cell office:value-type="float" office:value="0.299011861836236" calcext:value-type="float">
            <text:p>0.2990118618</text:p>
          </table:table-cell>
          <table:table-cell office:value-type="float" office:value="0.303465240765947" calcext:value-type="float">
            <text:p>0.3034652408</text:p>
          </table:table-cell>
        </table:table-row>
        <table:table-row table:style-name="ro1">
          <table:table-cell/>
          <table:table-cell office:value-type="string" calcext:value-type="string">
            <text:p>λ<text:span text:style-name="T2">2</text:span></text:p>
          </table:table-cell>
          <table:table-cell office:value-type="float" office:value="0.507754919855642" calcext:value-type="float">
            <text:p>0.5077549199</text:p>
          </table:table-cell>
          <table:table-cell office:value-type="float" office:value="0.514423385187652" calcext:value-type="float">
            <text:p>0.5144233852</text:p>
          </table:table-cell>
          <table:table-cell office:value-type="float" office:value="0.521269338573801" calcext:value-type="float">
            <text:p>0.5212693386</text:p>
          </table:table-cell>
          <table:table-cell office:value-type="float" office:value="0.528299961627389" calcext:value-type="float">
            <text:p>0.5282999616</text:p>
          </table:table-cell>
          <table:table-cell office:value-type="float" office:value="0.535522828707068" calcext:value-type="float">
            <text:p>0.5355228287</text:p>
          </table:table-cell>
          <table:table-cell office:value-type="float" office:value="0.542945934136874" calcext:value-type="float">
            <text:p>0.5429459341</text:p>
          </table:table-cell>
          <table:table-cell office:value-type="float" office:value="0.550577721721937" calcext:value-type="float">
            <text:p>0.5505777217</text:p>
          </table:table-cell>
          <table:table-cell office:value-type="float" office:value="0.558427116788957" calcext:value-type="float">
            <text:p>0.5584271168</text:p>
          </table:table-cell>
          <table:table-cell office:value-type="float" office:value="0.566503561007061" calcext:value-type="float">
            <text:p>0.566503561</text:p>
          </table:table-cell>
          <table:table-cell office:value-type="float" office:value="0.574817050274655" calcext:value-type="float">
            <text:p>0.5748170503</text:p>
          </table:table-cell>
          <table:table-cell office:value-type="float" office:value="0.583378175991916" calcext:value-type="float">
            <text:p>0.583378176</text:p>
          </table:table-cell>
        </table:table-row>
        <table:table-row table:style-name="ro1">
          <table:table-cell/>
          <table:table-cell office:value-type="string" calcext:value-type="string">
            <text:p>λ<text:span text:style-name="T2">3</text:span></text:p>
          </table:table-cell>
          <table:table-cell office:value-type="float" office:value="0.129629902605959" calcext:value-type="float">
            <text:p>0.1296299026</text:p>
          </table:table-cell>
          <table:table-cell office:value-type="float" office:value="0.118199126470612" calcext:value-type="float">
            <text:p>0.1181991265</text:p>
          </table:table-cell>
          <table:table-cell office:value-type="float" office:value="0.106464108487623" calcext:value-type="float">
            <text:p>0.1064641085</text:p>
          </table:table-cell>
          <table:table-cell office:value-type="float" office:value="0.0944125382662414" calcext:value-type="float">
            <text:p>0.0944125383</text:p>
          </table:table-cell>
          <table:table-cell office:value-type="float" office:value="0.082031432189728" calcext:value-type="float">
            <text:p>0.0820314322</text:p>
          </table:table-cell>
          <table:table-cell office:value-type="float" office:value="0.0693070867560223" calcext:value-type="float">
            <text:p>0.0693070868</text:p>
          </table:table-cell>
          <table:table-cell office:value-type="float" office:value="0.0562250279832772" calcext:value-type="float">
            <text:p>0.056225028</text:p>
          </table:table-cell>
          <table:table-cell office:value-type="float" office:value="0.0427699564875469" calcext:value-type="float">
            <text:p>0.0427699565</text:p>
          </table:table-cell>
          <table:table-cell office:value-type="float" office:value="0.0289256877944787" calcext:value-type="float">
            <text:p>0.0289256878</text:p>
          </table:table-cell>
          <table:table-cell office:value-type="float" office:value="0.0146750873954176" calcext:value-type="float">
            <text:p>0.0146750874</text:p>
          </table:table-cell>
          <table:table-cell office:value-type="float" office:value="0" calcext:value-type="float">
            <text:p>0</text:p>
          </table:table-cell>
        </table:table-row>
        <table:table-row table:style-name="ro2">
          <table:table-cell table:style-name="Default"/>
          <table:table-cell office:value-type="string" calcext:value-type="string">
            <text:p>sum</text:p>
          </table:table-cell>
          <table:table-cell table:formula="of:=SUM([discount.C3:.C6])" office:value-type="float" office:value="1" calcext:value-type="float">
            <text:p>1</text:p>
          </table:table-cell>
          <table:table-cell table:formula="of:=SUM([discount.D3:.D6])" office:value-type="float" office:value="1" calcext:value-type="float">
            <text:p>1</text:p>
          </table:table-cell>
          <table:table-cell table:formula="of:=SUM([discount.E3:.E6])" office:value-type="float" office:value="1" calcext:value-type="float">
            <text:p>1</text:p>
          </table:table-cell>
          <table:table-cell table:formula="of:=SUM([discount.F3:.F6])" office:value-type="float" office:value="1" calcext:value-type="float">
            <text:p>1</text:p>
          </table:table-cell>
          <table:table-cell table:formula="of:=SUM([discount.G3:.G6])" office:value-type="float" office:value="1" calcext:value-type="float">
            <text:p>1</text:p>
          </table:table-cell>
          <table:table-cell table:formula="of:=SUM([discount.H3:.H6])" office:value-type="float" office:value="1" calcext:value-type="float">
            <text:p>1</text:p>
          </table:table-cell>
          <table:table-cell table:formula="of:=SUM([discount.I3:.I6])" office:value-type="float" office:value="1" calcext:value-type="float">
            <text:p>1</text:p>
          </table:table-cell>
          <table:table-cell table:formula="of:=SUM([discount.J3:.J6])" office:value-type="float" office:value="1" calcext:value-type="float">
            <text:p>1</text:p>
          </table:table-cell>
          <table:table-cell table:formula="of:=SUM([discount.K3:.K6])" office:value-type="float" office:value="1" calcext:value-type="float">
            <text:p>1</text:p>
          </table:table-cell>
          <table:table-cell table:formula="of:=SUM([discount.L3:.L6])" office:value-type="float" office:value="1" calcext:value-type="float">
            <text:p>1</text:p>
          </table:table-cell>
          <table:table-cell table:style-name="ce6" table:formula="of:=SUM([discount.M3:.M6])" office:value-type="float" office:value="1" calcext:value-type="float">
            <text:p>1</text:p>
          </table:table-cell>
        </table:table-row>
        <table:table-row table:style-name="ro2">
          <table:table-cell office:value-type="string" calcext:value-type="string">
            <text:p><text:s/></text:p>
          </table:table-cell>
          <table:table-cell office:value-type="string" calcext:value-type="string">
            <text:p>H</text:p>
          </table:table-cell>
          <table:table-cell office:value-type="float" office:value="7.56217994662514" calcext:value-type="float">
            <text:p>7.5621799466</text:p>
          </table:table-cell>
          <table:table-cell office:value-type="float" office:value="7.56390263300628" calcext:value-type="float">
            <text:p>7.563902633</text:p>
          </table:table-cell>
          <table:table-cell office:value-type="float" office:value="7.56666066050329" calcext:value-type="float">
            <text:p>7.5666606605</text:p>
          </table:table-cell>
          <table:table-cell office:value-type="float" office:value="7.57067173485595" calcext:value-type="float">
            <text:p>7.5706717349</text:p>
          </table:table-cell>
          <table:table-cell office:value-type="float" office:value="7.57623023185977" calcext:value-type="float">
            <text:p>7.5762302319</text:p>
          </table:table-cell>
          <table:table-cell office:value-type="float" office:value="7.5837517514092" calcext:value-type="float">
            <text:p>7.5837517514</text:p>
          </table:table-cell>
          <table:table-cell office:value-type="float" office:value="7.59385865304077" calcext:value-type="float">
            <text:p>7.593858653</text:p>
          </table:table-cell>
          <table:table-cell office:value-type="float" office:value="7.60756597842293" calcext:value-type="float">
            <text:p>7.6075659784</text:p>
          </table:table-cell>
          <table:table-cell office:value-type="float" office:value="7.62676966720491" calcext:value-type="float">
            <text:p>7.6267696672</text:p>
          </table:table-cell>
          <table:table-cell office:value-type="float" office:value="7.65604471404975" calcext:value-type="float">
            <text:p>7.656044714</text:p>
          </table:table-cell>
          <table:table-cell office:value-type="float" office:value="7.7250111993795" calcext:value-type="float">
            <text:p>7.725011199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5">00/00/0000</text:date>, <text:time style:data-style-name="N2" text:time-value="19:36:34.5763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chars" table:style-name="ta1">
        <table:table-column table:style-name="co1" table:default-cell-style-name="Default"/>
        <table:table-column table:style-name="co2" table:default-cell-style-name="ce3"/>
        <table:table-column table:style-name="co1" table:number-columns-repeated="4" table:default-cell-style-name="Default"/>
        <table:table-column table:style-name="co1" table:default-cell-style-name="ce3"/>
        <table:table-column table:style-name="co1" table:number-columns-repeated="2" table:default-cell-style-name="Default"/>
        <table:table-row table:style-name="ro1">
          <table:table-cell table:style-name="ce3" office:value-type="string" calcext:value-type="string">
            <text:p>Randomization of characters (English)</text:p>
          </table:table-cell>
          <table:table-cell/>
          <table:table-cell table:style-name="ce3" table:number-columns-repeated="3"/>
          <table:table-cell table:style-name="ce3" office:value-type="string" calcext:value-type="string">
            <text:p>Randomization of characters (Czech)</text:p>
          </table:table-cell>
          <table:table-cell/>
          <table:table-cell table:style-name="ce3" table:number-columns-repeated="2"/>
        </table:table-row>
        <table:table-row table:style-name="ro1">
          <table:table-cell table:style-name="ce3"/>
          <table:table-cell/>
          <table:table-cell table:style-name="ce3" table:number-columns-repeated="4"/>
          <table:table-cell/>
          <table:table-cell table:style-name="ce3" table:number-columns-repeated="2"/>
        </table:table-row>
        <table:table-row table:style-name="ro1">
          <table:table-cell table:style-name="ce3" office:value-type="string" calcext:value-type="string">
            <text:p>Conditional Entropy (H)</text:p>
          </table:table-cell>
          <table:table-cell table:number-columns-repeated="5"/>
          <table:table-cell office:value-type="string" calcext:value-type="string">
            <text:p>Conditional Entropy (H)</text:p>
          </table:table-cell>
          <table:table-cell table:number-columns-repeated="2"/>
        </table:table-row>
        <table:table-row table:style-name="ro1">
          <table:table-cell table:style-name="ce3" office:value-type="string" calcext:value-type="string">
            <text:p>Likelihood</text:p>
          </table:table-cell>
          <table:table-cell office:value-type="string" calcext:value-type="string">
            <text:p>min</text:p>
          </table:table-cell>
          <table:table-cell table:style-name="ce3" office:value-type="string" calcext:value-type="string">
            <text:p>max</text:p>
          </table:table-cell>
          <table:table-cell table:style-name="ce3" office:value-type="string" calcext:value-type="string">
            <text:p>mean</text:p>
          </table:table-cell>
          <table:table-cell/>
          <table:table-cell table:style-name="ce3" office:value-type="string" calcext:value-type="string">
            <text:p>Likelihood</text:p>
          </table:table-cell>
          <table:table-cell office:value-type="string" calcext:value-type="string">
            <text:p>min</text:p>
          </table:table-cell>
          <table:table-cell table:style-name="ce3" office:value-type="string" calcext:value-type="string">
            <text:p>max</text:p>
          </table:table-cell>
          <table:table-cell table:style-name="ce3" office:value-type="string" calcext:value-type="string">
            <text:p>mean</text:p>
          </table:table-cell>
        </table:table-row>
        <table:table-row table:style-name="ro1">
          <table:table-cell office:value-type="float" office:value="0.05" calcext:value-type="float">
            <text:p>0,05</text:p>
          </table:table-cell>
          <table:table-cell table:style-name="ce4" office:value-type="float" office:value="5.05275335951057" calcext:value-type="float">
            <text:p>5,05275335951057</text:p>
          </table:table-cell>
          <table:table-cell office:value-type="float" office:value="5.06198350086948" calcext:value-type="float">
            <text:p>5,06198350086948</text:p>
          </table:table-cell>
          <table:table-cell office:value-type="float" office:value="5.05625348841001" calcext:value-type="float">
            <text:p>5,05625348841001</text:p>
          </table:table-cell>
          <table:table-cell/>
          <table:table-cell office:value-type="float" office:value="0.05" calcext:value-type="float">
            <text:p>0,05</text:p>
          </table:table-cell>
          <table:table-cell table:style-name="ce4" office:value-type="float" office:value="4.33091100928939" calcext:value-type="float">
            <text:p>4,33091100928939</text:p>
          </table:table-cell>
          <table:table-cell office:value-type="float" office:value="4.34346143124581" calcext:value-type="float">
            <text:p>4,34346143124581</text:p>
          </table:table-cell>
          <table:table-cell office:value-type="float" office:value="4.33592939521418" calcext:value-type="float">
            <text:p>4,33592939521418</text:p>
          </table:table-cell>
        </table:table-row>
        <table:table-row table:style-name="ro1">
          <table:table-cell office:value-type="float" office:value="0.01" calcext:value-type="float">
            <text:p>0,01</text:p>
          </table:table-cell>
          <table:table-cell table:style-name="ce4" office:value-type="float" office:value="5.24764652633947" calcext:value-type="float">
            <text:p>5,24764652633947</text:p>
          </table:table-cell>
          <table:table-cell office:value-type="float" office:value="5.25408825268648" calcext:value-type="float">
            <text:p>5,25408825268648</text:p>
          </table:table-cell>
          <table:table-cell office:value-type="float" office:value="5.25027208108027" calcext:value-type="float">
            <text:p>5,25027208108027</text:p>
          </table:table-cell>
          <table:table-cell/>
          <table:table-cell office:value-type="float" office:value="0.01" calcext:value-type="float">
            <text:p>0,01</text:p>
          </table:table-cell>
          <table:table-cell table:style-name="ce4" office:value-type="float" office:value="4.65378259740413" calcext:value-type="float">
            <text:p>4,65378259740413</text:p>
          </table:table-cell>
          <table:table-cell office:value-type="float" office:value="4.6603344593734" calcext:value-type="float">
            <text:p>4,6603344593734</text:p>
          </table:table-cell>
          <table:table-cell office:value-type="float" office:value="4.65742421113372" calcext:value-type="float">
            <text:p>4,65742421113372</text:p>
          </table:table-cell>
        </table:table-row>
        <table:table-row table:style-name="ro1">
          <table:table-cell office:value-type="float" office:value="0.001" calcext:value-type="float">
            <text:p>0,001</text:p>
          </table:table-cell>
          <table:table-cell table:style-name="ce4" office:value-type="float" office:value="5.28331883386626" calcext:value-type="float">
            <text:p>5,28331883386626</text:p>
          </table:table-cell>
          <table:table-cell office:value-type="float" office:value="5.28467482586546" calcext:value-type="float">
            <text:p>5,28467482586546</text:p>
          </table:table-cell>
          <table:table-cell office:value-type="float" office:value="5.28394416588174" calcext:value-type="float">
            <text:p>5,28394416588174</text:p>
          </table:table-cell>
          <table:table-cell/>
          <table:table-cell office:value-type="float" office:value="0.001" calcext:value-type="float">
            <text:p>0,001</text:p>
          </table:table-cell>
          <table:table-cell table:style-name="ce4" office:value-type="float" office:value="4.7380670488595" calcext:value-type="float">
            <text:p>4,7380670488595</text:p>
          </table:table-cell>
          <table:table-cell office:value-type="float" office:value="4.7396662837134" calcext:value-type="float">
            <text:p>4,7396662837134</text:p>
          </table:table-cell>
          <table:table-cell office:value-type="float" office:value="4.73889451027634" calcext:value-type="float">
            <text:p>4,73889451027634</text:p>
          </table:table-cell>
        </table:table-row>
        <table:table-row table:style-name="ro1">
          <table:table-cell office:value-type="float" office:value="0.0001" calcext:value-type="float">
            <text:p>0,0001</text:p>
          </table:table-cell>
          <table:table-cell table:style-name="ce4" office:value-type="float" office:value="5.28702323749464" calcext:value-type="float">
            <text:p>5,28702323749464</text:p>
          </table:table-cell>
          <table:table-cell office:value-type="float" office:value="5.28738709388161" calcext:value-type="float">
            <text:p>5,28738709388161</text:p>
          </table:table-cell>
          <table:table-cell office:value-type="float" office:value="5.2871992631521" calcext:value-type="float">
            <text:p>5,2871992631521</text:p>
          </table:table-cell>
          <table:table-cell/>
          <table:table-cell office:value-type="float" office:value="0.0001" calcext:value-type="float">
            <text:p>0,0001</text:p>
          </table:table-cell>
          <table:table-cell table:style-name="ce4" office:value-type="float" office:value="4.74661297438421" calcext:value-type="float">
            <text:p>4,74661297438421</text:p>
          </table:table-cell>
          <table:table-cell office:value-type="float" office:value="4.74705442674451" calcext:value-type="float">
            <text:p>4,74705442674451</text:p>
          </table:table-cell>
          <table:table-cell office:value-type="float" office:value="4.74689099313652" calcext:value-type="float">
            <text:p>4,74689099313652</text:p>
          </table:table-cell>
        </table:table-row>
        <table:table-row table:style-name="ro1">
          <table:table-cell office:value-type="float" office:value="0.00001" calcext:value-type="float">
            <text:p>1E-05</text:p>
          </table:table-cell>
          <table:table-cell table:style-name="Default" office:value-type="string" calcext:value-type="string">
            <text:p>5.2872719513542386</text:p>
          </table:table-cell>
          <table:table-cell office:value-type="string" calcext:value-type="string">
            <text:p>5.287479787193685</text:p>
          </table:table-cell>
          <table:table-cell office:value-type="string" calcext:value-type="string">
            <text:p>5.287426283</text:p>
          </table:table-cell>
          <table:table-cell/>
          <table:table-cell office:value-type="float" office:value="0.00001" calcext:value-type="float">
            <text:p>1E-05</text:p>
          </table:table-cell>
          <table:table-cell table:style-name="Default" office:value-type="string" calcext:value-type="string">
            <text:p>4.747656806104614</text:p>
          </table:table-cell>
          <table:table-cell office:value-type="string" calcext:value-type="string">
            <text:p>4.747801099679897</text:p>
          </table:table-cell>
          <table:table-cell office:value-type="string" calcext:value-type="string">
            <text:p>4.747726337</text:p>
          </table:table-cell>
        </table:table-row>
        <table:table-row table:style-name="ro1">
          <table:table-cell office:value-type="float" office:value="0" calcext:value-type="float">
            <text:p>0</text:p>
          </table:table-cell>
          <table:table-cell table:style-name="Default" office:value-type="float" office:value="5.28749368629022" calcext:value-type="float">
            <text:p>5,28749368629022</text:p>
          </table:table-cell>
          <table:table-cell table:number-columns-repeated="2" office:value-type="float" office:value="5.28749368629022" calcext:value-type="float">
            <text:p>5,28749368629022</text:p>
          </table:table-cell>
          <table:table-cell/>
          <table:table-cell office:value-type="float" office:value="0" calcext:value-type="float">
            <text:p>0</text:p>
          </table:table-cell>
          <table:table-cell table:style-name="Default" office:value-type="float" office:value="4.74783993787904" calcext:value-type="float">
            <text:p>4,74783993787904</text:p>
          </table:table-cell>
          <table:table-cell table:number-columns-repeated="2" office:value-type="float" office:value="4.74783993787904" calcext:value-type="float">
            <text:p>4,7478399378790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12.7mm"/>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4:51:18.5664936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1cm" svg:y="0.315cm" chart:style-name="ch2">
          <text:p>Discounting (English)</text:p>
        </chart:title>
        <chart:subtitle svg:x="6.468cm" svg:y="1.286cm" chart:style-name="ch3">
          <text:p>Percentage of λ3</text:p>
        </chart:subtitle>
        <chart:plot-area chart:style-name="ch4" chart:data-source-has-labels="both" svg:x="1.323cm" svg:y="2.118cm" svg:width="14.357cm" svg:height="5.728cm">
          <chartooo:coordinate-region svg:x="2.242cm" svg:y="2.319cm" svg:width="13.198cm" svg:height="4.876cm"/>
          <chart:axis chart:dimension="x" chart:name="primary-x" chart:style-name="ch5" chartooo:axis-type="auto">
            <chart:title svg:x="8.291cm" svg:y="8.026cm" chart:style-name="ch6">
              <text:p>xλ</text:p>
            </chart:title>
            <chart:categories table:cell-range-address="local-table.$B$1:.$L$1"/>
          </chart:axis>
          <chart:axis chart:dimension="y" chart:name="primary-y" chart:style-name="ch5">
            <chart:title svg:x="0.451cm" svg:y="5.154cm" chart:style-name="ch7">
              <text:p>H</text:p>
            </chart:title>
            <chart:grid chart:style-name="ch8" chart:class="major"/>
          </chart:axis>
          <chart:series chart:style-name="ch9" chart:values-cell-range-address="local-table.$B$3:.$L$3" chart:label-cell-address="local-table.$A$3" chart:class="chart:scatter">
            <chart:domain table:cell-range-address="local-table.$B$2:.$L$2"/>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
              </table:table-cell>
              <table:table-cell office:value-type="float" office:value="1">
                <text:p>1</text:p>
              </table:table-cell>
              <table:table-cell office:value-type="float" office:value="0.9">
                <text:p>0.9</text:p>
              </table:table-cell>
              <table:table-cell office:value-type="float" office:value="0.8">
                <text:p>0.8</text:p>
              </table:table-cell>
              <table:table-cell office:value-type="float" office:value="0.7">
                <text:p>0.7</text:p>
              </table:table-cell>
              <table:table-cell office:value-type="float" office:value="0.6">
                <text:p>0.6</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row>
            <table:table-row>
              <table:table-cell office:value-type="string">
                <text:p>Row 8</text:p>
              </table:table-cell>
              <table:table-cell office:value-type="float" office:value="7.56217994662514">
                <text:p>7.56217994662514</text:p>
              </table:table-cell>
              <table:table-cell office:value-type="float" office:value="7.56390263300628">
                <text:p>7.56390263300628</text:p>
              </table:table-cell>
              <table:table-cell office:value-type="float" office:value="7.56666066050329">
                <text:p>7.56666066050329</text:p>
              </table:table-cell>
              <table:table-cell office:value-type="float" office:value="7.57067173485595">
                <text:p>7.57067173485595</text:p>
              </table:table-cell>
              <table:table-cell office:value-type="float" office:value="7.57623023185977">
                <text:p>7.57623023185977</text:p>
              </table:table-cell>
              <table:table-cell office:value-type="float" office:value="7.5837517514092">
                <text:p>7.5837517514092</text:p>
              </table:table-cell>
              <table:table-cell office:value-type="float" office:value="7.59385865304077">
                <text:p>7.59385865304077</text:p>
              </table:table-cell>
              <table:table-cell office:value-type="float" office:value="7.60756597842293">
                <text:p>7.60756597842293</text:p>
              </table:table-cell>
              <table:table-cell office:value-type="float" office:value="7.62676966720491">
                <text:p>7.62676966720491</text:p>
              </table:table-cell>
              <table:table-cell office:value-type="float" office:value="7.65604471404975">
                <text:p>7.65604471404975</text:p>
              </table:table-cell>
              <table:table-cell office:value-type="float" office:value="7.7250111993795">
                <text:p>7.725011199379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7.961cm" xlink:href="." xlink:type="simple" chart:class="chart:scatter" chart:style-name="ch1">
        <chart:title svg:x="6.159cm" svg:y="0.294cm" chart:style-name="ch2">
          <text:p>Boosting (Czech)</text:p>
        </chart:title>
        <chart:subtitle svg:x="6.468cm" svg:y="1.246cm" chart:style-name="ch3">
          <text:p>Percentage of λ3</text:p>
        </chart:subtitle>
        <chart:plot-area chart:style-name="ch4" chart:data-source-has-labels="both" svg:x="1.323cm" svg:y="2.058cm" svg:width="14.357cm" svg:height="4.77cm">
          <chartooo:coordinate-region svg:x="2.242cm" svg:y="2.26cm" svg:width="13.198cm" svg:height="3.917cm"/>
          <chart:axis chart:dimension="x" chart:name="primary-x" chart:style-name="ch5" chartooo:axis-type="auto">
            <chart:title svg:x="8.291cm" svg:y="6.988cm" chart:style-name="ch6">
              <text:p>xλ</text:p>
            </chart:title>
            <chart:categories table:cell-range-address="local-table.$B$1:.$M$1"/>
          </chart:axis>
          <chart:axis chart:dimension="y" chart:name="primary-y" chart:style-name="ch5">
            <chart:title svg:x="0.451cm" svg:y="4.615cm" chart:style-name="ch7">
              <text:p>H</text:p>
            </chart:title>
            <chart:grid chart:style-name="ch8" chart:class="major"/>
          </chart:axis>
          <chart:series chart:style-name="ch9" chart:values-cell-range-address="local-table.$B$3:.$M$3" chart:label-cell-address="local-table.$A$3" chart:class="chart:scatter">
            <chart:domain table:cell-range-address="local-table.$B$2:.$M$2"/>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8">
                <text:p>0.8</text:p>
              </table:table-cell>
              <table:table-cell office:value-type="float" office:value="0.9">
                <text:p>0.9</text:p>
              </table:table-cell>
              <table:table-cell office:value-type="float" office:value="0.95">
                <text:p>0.95</text:p>
              </table:table-cell>
              <table:table-cell office:value-type="float" office:value="0.99">
                <text:p>0.99</text:p>
              </table:table-cell>
            </table:table-row>
            <table:table-row>
              <table:table-cell office:value-type="string">
                <text:p>Row 15</text:p>
              </table:table-cell>
              <table:table-cell office:value-type="float" office:value="10.3961981574849">
                <text:p>10.3961981574849</text:p>
              </table:table-cell>
              <table:table-cell office:value-type="float" office:value="10.4017558601187">
                <text:p>10.4017558601187</text:p>
              </table:table-cell>
              <table:table-cell office:value-type="float" office:value="10.4423856148576">
                <text:p>10.4423856148576</text:p>
              </table:table-cell>
              <table:table-cell office:value-type="float" office:value="10.4938238267414">
                <text:p>10.4938238267414</text:p>
              </table:table-cell>
              <table:table-cell office:value-type="float" office:value="10.5490073060495">
                <text:p>10.5490073060495</text:p>
              </table:table-cell>
              <table:table-cell office:value-type="float" office:value="10.6050579908455">
                <text:p>10.6050579908455</text:p>
              </table:table-cell>
              <table:table-cell office:value-type="float" office:value="10.6606360733943">
                <text:p>10.6606360733943</text:p>
              </table:table-cell>
              <table:table-cell office:value-type="float" office:value="10.7150842735812">
                <text:p>10.7150842735812</text:p>
              </table:table-cell>
              <table:table-cell office:value-type="float" office:value="10.7680825471467">
                <text:p>10.7680825471467</text:p>
              </table:table-cell>
              <table:table-cell office:value-type="float" office:value="10.8194888418276">
                <text:p>10.8194888418276</text:p>
              </table:table-cell>
              <table:table-cell office:value-type="float" office:value="10.8445786585027">
                <text:p>10.8445786585027</text:p>
              </table:table-cell>
              <table:table-cell office:value-type="float" office:value="10.8643554579905">
                <text:p>10.8643554579905</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cm" svg:y="0.315cm" chart:style-name="ch2">
          <text:p>Discounting (Czech)</text:p>
        </chart:title>
        <chart:subtitle svg:x="6.468cm" svg:y="1.286cm" chart:style-name="ch3">
          <text:p>Percentage of λ3</text:p>
        </chart:subtitle>
        <chart:plot-area chart:style-name="ch4" chart:data-source-has-labels="both" svg:x="1.323cm" svg:y="2.118cm" svg:width="14.357cm" svg:height="5.728cm">
          <chartooo:coordinate-region svg:x="2.452cm" svg:y="2.319cm" svg:width="12.988cm" svg:height="4.876cm"/>
          <chart:axis chart:dimension="x" chart:name="primary-x" chart:style-name="ch5" chartooo:axis-type="auto">
            <chart:title svg:x="8.291cm" svg:y="8.026cm" chart:style-name="ch6">
              <text:p>xλ</text:p>
            </chart:title>
            <chart:categories table:cell-range-address="local-table.$B$1:.$L$1"/>
          </chart:axis>
          <chart:axis chart:dimension="y" chart:name="primary-y" chart:style-name="ch5">
            <chart:title svg:x="0.451cm" svg:y="5.154cm" chart:style-name="ch7">
              <text:p>H</text:p>
            </chart:title>
            <chart:grid chart:style-name="ch8" chart:class="major"/>
          </chart:axis>
          <chart:series chart:style-name="ch9" chart:values-cell-range-address="local-table.$B$3:.$L$3" chart:label-cell-address="local-table.$A$3" chart:class="chart:scatter">
            <chart:domain table:cell-range-address="local-table.$B$2:.$L$2"/>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
              </table:table-cell>
              <table:table-cell office:value-type="float" office:value="1">
                <text:p>1</text:p>
              </table:table-cell>
              <table:table-cell office:value-type="float" office:value="0.9">
                <text:p>0.9</text:p>
              </table:table-cell>
              <table:table-cell office:value-type="float" office:value="0.8">
                <text:p>0.8</text:p>
              </table:table-cell>
              <table:table-cell office:value-type="float" office:value="0.7">
                <text:p>0.7</text:p>
              </table:table-cell>
              <table:table-cell office:value-type="float" office:value="0.6">
                <text:p>0.6</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row>
            <table:table-row>
              <table:table-cell office:value-type="string">
                <text:p>Row 15</text:p>
              </table:table-cell>
              <table:table-cell office:value-type="float" office:value="10.3961981574849">
                <text:p>10.3961981574849</text:p>
              </table:table-cell>
              <table:table-cell office:value-type="float" office:value="10.3989656642547">
                <text:p>10.3989656642547</text:p>
              </table:table-cell>
              <table:table-cell office:value-type="float" office:value="10.4025004168307">
                <text:p>10.4025004168307</text:p>
              </table:table-cell>
              <table:table-cell office:value-type="float" office:value="10.4069608560512">
                <text:p>10.4069608560512</text:p>
              </table:table-cell>
              <table:table-cell office:value-type="float" office:value="10.4125642344126">
                <text:p>10.4125642344126</text:p>
              </table:table-cell>
              <table:table-cell office:value-type="float" office:value="10.4196227184967">
                <text:p>10.4196227184967</text:p>
              </table:table-cell>
              <table:table-cell office:value-type="float" office:value="10.4286144186988">
                <text:p>10.4286144186988</text:p>
              </table:table-cell>
              <table:table-cell office:value-type="float" office:value="10.4403426508166">
                <text:p>10.4403426508166</text:p>
              </table:table-cell>
              <table:table-cell office:value-type="float" office:value="10.4563725011498">
                <text:p>10.4563725011498</text:p>
              </table:table-cell>
              <table:table-cell office:value-type="float" office:value="10.4807574245878">
                <text:p>10.4807574245878</text:p>
              </table:table-cell>
              <table:table-cell office:value-type="float" office:value="10.5526513405916">
                <text:p>10.5526513405916</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1cm" svg:y="0.315cm" chart:style-name="ch2">
          <text:p>Discounting (English)</text:p>
        </chart:title>
        <chart:subtitle svg:x="7.031cm" svg:y="1.286cm" chart:style-name="ch3">
          <text:p>Against λ3</text:p>
        </chart:subtitle>
        <chart:plot-area chart:style-name="ch4" chart:data-source-has-labels="both" svg:x="1.323cm" svg:y="2.118cm" svg:width="14.357cm" svg:height="5.728cm">
          <chartooo:coordinate-region svg:x="2.242cm" svg:y="2.319cm" svg:width="13.102cm" svg:height="4.876cm"/>
          <chart:axis chart:dimension="x" chart:name="primary-x" chart:style-name="ch5" chartooo:axis-type="auto">
            <chart:title svg:x="8.281cm" svg:y="8.026cm" chart:style-name="ch6">
              <text:p>λ3</text:p>
            </chart:title>
            <chart:categories table:cell-range-address="local-table.$B$1:.$L$1"/>
          </chart:axis>
          <chart:axis chart:dimension="y" chart:name="primary-y" chart:style-name="ch5">
            <chart:title svg:x="0.451cm" svg:y="5.154cm" chart:style-name="ch7">
              <text:p>H</text:p>
            </chart:title>
            <chart:grid chart:style-name="ch8" chart:class="major"/>
          </chart:axis>
          <chart:series chart:style-name="ch9" chart:values-cell-range-address="local-table.$B$3:.$L$3" chart:label-cell-address="local-table.$A$3" chart:class="chart:scatter">
            <chart:domain table:cell-range-address="local-table.$B$2:.$L$2"/>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
              </table:table-cell>
              <table:table-cell office:value-type="float" office:value="0.129629902605959">
                <text:p>0.129629902605959</text:p>
              </table:table-cell>
              <table:table-cell office:value-type="float" office:value="0.118199126470612">
                <text:p>0.118199126470612</text:p>
              </table:table-cell>
              <table:table-cell office:value-type="float" office:value="0.106464108487623">
                <text:p>0.106464108487623</text:p>
              </table:table-cell>
              <table:table-cell office:value-type="float" office:value="0.0944125382662414">
                <text:p>0.0944125382662414</text:p>
              </table:table-cell>
              <table:table-cell office:value-type="float" office:value="0.082031432189728">
                <text:p>0.082031432189728</text:p>
              </table:table-cell>
              <table:table-cell office:value-type="float" office:value="0.0693070867560223">
                <text:p>0.0693070867560223</text:p>
              </table:table-cell>
              <table:table-cell office:value-type="float" office:value="0.0562250279832772">
                <text:p>0.0562250279832772</text:p>
              </table:table-cell>
              <table:table-cell office:value-type="float" office:value="0.0427699564875469">
                <text:p>0.0427699564875469</text:p>
              </table:table-cell>
              <table:table-cell office:value-type="float" office:value="0.0289256877944787">
                <text:p>0.0289256877944787</text:p>
              </table:table-cell>
              <table:table-cell office:value-type="float" office:value="0.0146750873954176">
                <text:p>0.0146750873954176</text:p>
              </table:table-cell>
              <table:table-cell office:value-type="float" office:value="0">
                <text:p>0</text:p>
              </table:table-cell>
            </table:table-row>
            <table:table-row>
              <table:table-cell office:value-type="string">
                <text:p>Row 8</text:p>
              </table:table-cell>
              <table:table-cell office:value-type="float" office:value="7.56217994662514">
                <text:p>7.56217994662514</text:p>
              </table:table-cell>
              <table:table-cell office:value-type="float" office:value="7.56390263300628">
                <text:p>7.56390263300628</text:p>
              </table:table-cell>
              <table:table-cell office:value-type="float" office:value="7.56666066050329">
                <text:p>7.56666066050329</text:p>
              </table:table-cell>
              <table:table-cell office:value-type="float" office:value="7.57067173485595">
                <text:p>7.57067173485595</text:p>
              </table:table-cell>
              <table:table-cell office:value-type="float" office:value="7.57623023185977">
                <text:p>7.57623023185977</text:p>
              </table:table-cell>
              <table:table-cell office:value-type="float" office:value="7.5837517514092">
                <text:p>7.5837517514092</text:p>
              </table:table-cell>
              <table:table-cell office:value-type="float" office:value="7.59385865304077">
                <text:p>7.59385865304077</text:p>
              </table:table-cell>
              <table:table-cell office:value-type="float" office:value="7.60756597842293">
                <text:p>7.60756597842293</text:p>
              </table:table-cell>
              <table:table-cell office:value-type="float" office:value="7.62676966720491">
                <text:p>7.62676966720491</text:p>
              </table:table-cell>
              <table:table-cell office:value-type="float" office:value="7.65604471404975">
                <text:p>7.65604471404975</text:p>
              </table:table-cell>
              <table:table-cell office:value-type="float" office:value="7.7250111993795">
                <text:p>7.7250111993795</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25pt" fo:break-before="auto" style:use-optimal-row-height="true"/>
    </style:style>
    <style:style style:name="ro3" style:family="table-row">
      <style:table-row-properties style:row-height="15.5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text-properties style:text-positio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start" fo:margin-left="0pt"/>
    </style:style>
    <style:style style:name="T1" style:family="text">
      <style:text-properties style:text-position="-33% 58%"/>
    </style:style>
    <style:style style:name="T2" style:family="text">
      <style:text-properties style:text-position="-33%"/>
    </style:style>
  </office:automatic-styles>
  <office:body>
    <office:spreadsheet>
      <table:calculation-settings table:automatic-find-labels="false"/>
      <table:table table:name="discount" table:style-name="ta1">
        <table:table-column table:style-name="co1" table:number-columns-repeated="13" table:default-cell-style-name="Default"/>
        <table:table-row table:style-name="ro1" table:number-rows-repeated="8">
          <table:table-cell table:number-columns-repeated="13"/>
        </table:table-row>
        <table:table-row table:style-name="ro1">
          <table:table-cell table:style-name="ce4" table:number-columns-repeated="2"/>
          <table:table-cell table:style-name="ce4" office:value-type="float" office:value="1" calcext:value-type="float">
            <text:p>1</text:p>
          </table:table-cell>
          <table:table-cell table:style-name="ce4" office:value-type="float" office:value="0.9" calcext:value-type="float">
            <text:p>0.9</text:p>
          </table:table-cell>
          <table:table-cell table:style-name="ce4" office:value-type="float" office:value="0.8" calcext:value-type="float">
            <text:p>0.8</text:p>
          </table:table-cell>
          <table:table-cell table:style-name="ce4" office:value-type="float" office:value="0.7" calcext:value-type="float">
            <text:p>0.7</text:p>
          </table:table-cell>
          <table:table-cell table:style-name="ce4" office:value-type="float" office:value="0.6" calcext:value-type="float">
            <text:p>0.6</text:p>
          </table:table-cell>
          <table:table-cell table:style-name="ce4" office:value-type="float" office:value="0.5" calcext:value-type="float">
            <text:p>0.5</text:p>
          </table:table-cell>
          <table:table-cell table:style-name="ce4" office:value-type="float" office:value="0.4" calcext:value-type="float">
            <text:p>0.4</text:p>
          </table:table-cell>
          <table:table-cell table:style-name="ce4" office:value-type="float" office:value="0.3" calcext:value-type="float">
            <text:p>0.3</text:p>
          </table:table-cell>
          <table:table-cell table:style-name="ce4" office:value-type="float" office:value="0.2" calcext:value-type="float">
            <text:p>0.2</text:p>
          </table:table-cell>
          <table:table-cell table:style-name="ce4" office:value-type="float" office:value="0.1" calcext:value-type="float">
            <text:p>0.1</text:p>
          </table:table-cell>
          <table:table-cell table:style-name="ce4" office:value-type="float" office:value="0" calcext:value-type="float">
            <text:p>0</text:p>
          </table:table-cell>
        </table:table-row>
        <table:table-row table:style-name="ro2">
          <table:table-cell table:number-columns-repeated="2"/>
          <table:table-cell table:style-name="ce4" office:value-type="string" calcext:value-type="string">
            <text:p>λ<text:span text:style-name="T2">3 </text:span>Discounting </text:p>
          </table:table-cell>
          <table:table-cell table:number-columns-repeated="10"/>
        </table:table-row>
        <table:table-row table:style-name="ro3">
          <table:table-cell table:style-name="ce4" office:value-type="string" calcext:value-type="string">
            <text:p>CZ</text:p>
          </table:table-cell>
          <table:table-cell table:style-name="ce5" office:value-type="string" calcext:value-type="string">
            <text:p>λ<text:span text:style-name="T2">0</text:span></text:p>
          </table:table-cell>
          <table:table-cell table:style-name="ce6" office:value-type="float" office:value="0.25287540019698" calcext:value-type="float">
            <text:p>0.2528754002</text:p>
          </table:table-cell>
          <table:table-cell table:style-name="ce6" office:value-type="float" office:value="0.254437339656697" calcext:value-type="float">
            <text:p>0.2544373397</text:p>
          </table:table-cell>
          <table:table-cell table:style-name="ce6" office:value-type="float" office:value="0.256018694350827" calcext:value-type="float">
            <text:p>0.2560186944</text:p>
          </table:table-cell>
          <table:table-cell table:style-name="ce6" office:value-type="float" office:value="0.25761982854647" calcext:value-type="float">
            <text:p>0.2576198285</text:p>
          </table:table-cell>
          <table:table-cell table:style-name="ce6" office:value-type="float" office:value="0.259241115680542" calcext:value-type="float">
            <text:p>0.2592411157</text:p>
          </table:table-cell>
          <table:table-cell table:style-name="ce6" office:value-type="float" office:value="0.260882938650143" calcext:value-type="float">
            <text:p>0.2608829387</text:p>
          </table:table-cell>
          <table:table-cell table:style-name="ce6" office:value-type="float" office:value="0.262545690114035" calcext:value-type="float">
            <text:p>0.2625456901</text:p>
          </table:table-cell>
          <table:table-cell table:style-name="ce6" office:value-type="float" office:value="0.26422977280572" calcext:value-type="float">
            <text:p>0.2642297728</text:p>
          </table:table-cell>
          <table:table-cell table:style-name="ce6" office:value-type="float" office:value="0.265935599858644" calcext:value-type="float">
            <text:p>0.2659355999</text:p>
          </table:table-cell>
          <table:table-cell table:style-name="ce6" office:value-type="float" office:value="0.267663595144077" calcext:value-type="float">
            <text:p>0.2676635951</text:p>
          </table:table-cell>
          <table:table-cell table:style-name="ce6" office:value-type="float" office:value="0.269414193622264" calcext:value-type="float">
            <text:p>0.2694141936</text:p>
          </table:table-cell>
        </table:table-row>
        <table:table-row table:style-name="ro3">
          <table:table-cell table:style-name="ce4"/>
          <table:table-cell table:style-name="ce5" office:value-type="string" calcext:value-type="string">
            <text:p>λ<text:span text:style-name="T2">1</text:span></text:p>
          </table:table-cell>
          <table:table-cell table:style-name="ce6" office:value-type="float" office:value="0.442825625759841" calcext:value-type="float">
            <text:p>0.4428256258</text:p>
          </table:table-cell>
          <table:table-cell table:style-name="ce6" office:value-type="float" office:value="0.445560833763894" calcext:value-type="float">
            <text:p>0.4455608338</text:p>
          </table:table-cell>
          <table:table-cell table:style-name="ce6" office:value-type="float" office:value="0.448330040975947" calcext:value-type="float">
            <text:p>0.448330041</text:p>
          </table:table-cell>
          <table:table-cell table:style-name="ce6" office:value-type="float" office:value="0.451133885286461" calcext:value-type="float">
            <text:p>0.4511338853</text:p>
          </table:table-cell>
          <table:table-cell table:style-name="ce6" office:value-type="float" office:value="0.453973020643725" calcext:value-type="float">
            <text:p>0.4539730206</text:p>
          </table:table-cell>
          <table:table-cell table:style-name="ce6" office:value-type="float" office:value="0.456848117562342" calcext:value-type="float">
            <text:p>0.4568481176</text:p>
          </table:table-cell>
          <table:table-cell table:style-name="ce6" office:value-type="float" office:value="0.459759863651158" calcext:value-type="float">
            <text:p>0.4597598637</text:p>
          </table:table-cell>
          <table:table-cell table:style-name="ce6" office:value-type="float" office:value="0.462708964161512" calcext:value-type="float">
            <text:p>0.4627089642</text:p>
          </table:table-cell>
          <table:table-cell table:style-name="ce6" office:value-type="float" office:value="0.465696142556723" calcext:value-type="float">
            <text:p>0.4656961426</text:p>
          </table:table-cell>
          <table:table-cell table:style-name="ce6" office:value-type="float" office:value="0.468722141103778" calcext:value-type="float">
            <text:p>0.4687221411</text:p>
          </table:table-cell>
          <table:table-cell table:style-name="ce6" office:value-type="float" office:value="0.471787721488241" calcext:value-type="float">
            <text:p>0.4717877215</text:p>
          </table:table-cell>
        </table:table-row>
        <table:table-row table:style-name="ro3">
          <table:table-cell table:style-name="ce4"/>
          <table:table-cell table:style-name="ce5" office:value-type="string" calcext:value-type="string">
            <text:p>λ<text:span text:style-name="T2">2</text:span></text:p>
          </table:table-cell>
          <table:table-cell table:style-name="ce6" office:value-type="float" office:value="0.242910992946421" calcext:value-type="float">
            <text:p>0.2429109929</text:p>
          </table:table-cell>
          <table:table-cell table:style-name="ce6" office:value-type="float" office:value="0.244411385095227" calcext:value-type="float">
            <text:p>0.2444113851</text:p>
          </table:table-cell>
          <table:table-cell table:style-name="ce6" office:value-type="float" office:value="0.24593042743249" calcext:value-type="float">
            <text:p>0.2459304274</text:p>
          </table:table-cell>
          <table:table-cell table:style-name="ce6" office:value-type="float" office:value="0.247468469871578" calcext:value-type="float">
            <text:p>0.2474684699</text:p>
          </table:table-cell>
          <table:table-cell table:style-name="ce6" office:value-type="float" office:value="0.249025871134341" calcext:value-type="float">
            <text:p>0.2490258711</text:p>
          </table:table-cell>
          <table:table-cell table:style-name="ce6" office:value-type="float" office:value="0.250602999030045" calcext:value-type="float">
            <text:p>0.250602999</text:p>
          </table:table-cell>
          <table:table-cell table:style-name="ce6" office:value-type="float" office:value="0.252200230744963" calcext:value-type="float">
            <text:p>0.2522002307</text:p>
          </table:table-cell>
          <table:table-cell table:style-name="ce6" office:value-type="float" office:value="0.253817953143119" calcext:value-type="float">
            <text:p>0.2538179531</text:p>
          </table:table-cell>
          <table:table-cell table:style-name="ce6" office:value-type="float" office:value="0.255456563078675" calcext:value-type="float">
            <text:p>0.2554565631</text:p>
          </table:table-cell>
          <table:table-cell table:style-name="ce6" office:value-type="float" office:value="0.257116467720504" calcext:value-type="float">
            <text:p>0.2571164677</text:p>
          </table:table-cell>
          <table:table-cell table:style-name="ce6" office:value-type="float" office:value="0.258798084889495" calcext:value-type="float">
            <text:p>0.2587980849</text:p>
          </table:table-cell>
        </table:table-row>
        <table:table-row table:style-name="ro3">
          <table:table-cell table:style-name="ce4"/>
          <table:table-cell table:style-name="ce5" office:value-type="string" calcext:value-type="string">
            <text:p>λ<text:span text:style-name="T2">3</text:span></text:p>
          </table:table-cell>
          <table:table-cell table:style-name="ce6" office:value-type="float" office:value="0.0613879810967574" calcext:value-type="float">
            <text:p>0.0613879811</text:p>
          </table:table-cell>
          <table:table-cell table:style-name="ce6" office:value-type="float" office:value="0.0555904414841811" calcext:value-type="float">
            <text:p>0.0555904415</text:p>
          </table:table-cell>
          <table:table-cell table:style-name="ce6" office:value-type="float" office:value="0.0497208372407361" calcext:value-type="float">
            <text:p>0.0497208372</text:p>
          </table:table-cell>
          <table:table-cell table:style-name="ce6" office:value-type="float" office:value="0.0437778162954919" calcext:value-type="float">
            <text:p>0.0437778163</text:p>
          </table:table-cell>
          <table:table-cell table:style-name="ce6" office:value-type="float" office:value="0.0377599925413926" calcext:value-type="float">
            <text:p>0.0377599925</text:p>
          </table:table-cell>
          <table:table-cell table:style-name="ce6" office:value-type="float" office:value="0.0316659447574702" calcext:value-type="float">
            <text:p>0.0316659448</text:p>
          </table:table-cell>
          <table:table-cell table:style-name="ce6" office:value-type="float" office:value="0.0254942154898434" calcext:value-type="float">
            <text:p>0.0254942155</text:p>
          </table:table-cell>
          <table:table-cell table:style-name="ce6" office:value-type="float" office:value="0.0192433098896487" calcext:value-type="float">
            <text:p>0.0192433099</text:p>
          </table:table-cell>
          <table:table-cell table:style-name="ce6" office:value-type="float" office:value="0.0129116945059587" calcext:value-type="float">
            <text:p>0.0129116945</text:p>
          </table:table-cell>
          <table:table-cell table:style-name="ce6" office:value-type="float" office:value="0.00649779603164063" calcext:value-type="float">
            <text:p>0.006497796</text:p>
          </table:table-cell>
          <table:table-cell table:style-name="ce6" office:value-type="float" office:value="0" calcext:value-type="float">
            <text:p>0</text:p>
          </table:table-cell>
        </table:table-row>
        <table:table-row table:style-name="ro1">
          <table:table-cell/>
          <table:table-cell table:style-name="ce5" office:value-type="string" calcext:value-type="string">
            <text:p>sum</text:p>
          </table:table-cell>
          <table:table-cell table:style-name="ce6" table:formula="of:=SUM([discount.C11:.C14])" office:value-type="float" office:value="1" calcext:value-type="float">
            <text:p>1</text:p>
          </table:table-cell>
          <table:table-cell table:style-name="ce6" table:formula="of:=SUM([discount.D11:.D14])" office:value-type="float" office:value="0.999999999999999" calcext:value-type="float">
            <text:p>1</text:p>
          </table:table-cell>
          <table:table-cell table:style-name="ce6" table:formula="of:=SUM([discount.E11:.E14])" office:value-type="float" office:value="1" calcext:value-type="float">
            <text:p>1</text:p>
          </table:table-cell>
          <table:table-cell table:style-name="ce6" table:formula="of:=SUM([discount.F11:.F14])" office:value-type="float" office:value="1" calcext:value-type="float">
            <text:p>1</text:p>
          </table:table-cell>
          <table:table-cell table:style-name="ce6" table:formula="of:=SUM([discount.G11:.G14])" office:value-type="float" office:value="1" calcext:value-type="float">
            <text:p>1</text:p>
          </table:table-cell>
          <table:table-cell table:style-name="ce6" table:formula="of:=SUM([discount.H11:.H14])" office:value-type="float" office:value="1" calcext:value-type="float">
            <text:p>1</text:p>
          </table:table-cell>
          <table:table-cell table:style-name="ce6" table:formula="of:=SUM([discount.I11:.I14])" office:value-type="float" office:value="1" calcext:value-type="float">
            <text:p>1</text:p>
          </table:table-cell>
          <table:table-cell table:style-name="ce6" table:formula="of:=SUM([discount.J11:.J14])" office:value-type="float" office:value="1" calcext:value-type="float">
            <text:p>1</text:p>
          </table:table-cell>
          <table:table-cell table:style-name="ce6" table:formula="of:=SUM([discount.K11:.K14])" office:value-type="float" office:value="1" calcext:value-type="float">
            <text:p>1</text:p>
          </table:table-cell>
          <table:table-cell table:style-name="ce6" table:formula="of:=SUM([discount.L11:.L14])" office:value-type="float" office:value="1" calcext:value-type="float">
            <text:p>1</text:p>
          </table:table-cell>
          <table:table-cell table:style-name="ce6" table:formula="of:=SUM([discount.M11:.M14])" office:value-type="float" office:value="1" calcext:value-type="float">
            <text:p>1</text:p>
          </table:table-cell>
        </table:table-row>
        <table:table-row table:style-name="ro1">
          <table:table-cell table:style-name="ce4" office:value-type="string" calcext:value-type="string">
            <text:p><text:s/></text:p>
          </table:table-cell>
          <table:table-cell table:style-name="ce5" office:value-type="string" calcext:value-type="string">
            <text:p>H</text:p>
          </table:table-cell>
          <table:table-cell table:style-name="ce6" office:value-type="float" office:value="10.3961981574849" calcext:value-type="float">
            <text:p>10.3961981575</text:p>
          </table:table-cell>
          <table:table-cell table:style-name="ce6" office:value-type="float" office:value="10.3989656642547" calcext:value-type="float">
            <text:p>10.3989656643</text:p>
          </table:table-cell>
          <table:table-cell table:style-name="ce6" office:value-type="float" office:value="10.4025004168307" calcext:value-type="float">
            <text:p>10.4025004168</text:p>
          </table:table-cell>
          <table:table-cell table:style-name="ce6" office:value-type="float" office:value="10.4069608560512" calcext:value-type="float">
            <text:p>10.4069608561</text:p>
          </table:table-cell>
          <table:table-cell table:style-name="ce6" office:value-type="float" office:value="10.4125642344126" calcext:value-type="float">
            <text:p>10.4125642344</text:p>
          </table:table-cell>
          <table:table-cell table:style-name="ce6" office:value-type="float" office:value="10.4196227184967" calcext:value-type="float">
            <text:p>10.4196227185</text:p>
          </table:table-cell>
          <table:table-cell table:style-name="ce6" office:value-type="float" office:value="10.4286144186988" calcext:value-type="float">
            <text:p>10.4286144187</text:p>
          </table:table-cell>
          <table:table-cell table:style-name="ce6" office:value-type="float" office:value="10.4403426508166" calcext:value-type="float">
            <text:p>10.4403426508</text:p>
          </table:table-cell>
          <table:table-cell table:style-name="ce6" office:value-type="float" office:value="10.4563725011498" calcext:value-type="float">
            <text:p>10.4563725011</text:p>
          </table:table-cell>
          <table:table-cell table:style-name="ce6" office:value-type="float" office:value="10.4807574245878" calcext:value-type="float">
            <text:p>10.4807574246</text:p>
          </table:table-cell>
          <table:table-cell table:style-name="ce6" office:value-type="float" office:value="10.5526513405916" calcext:value-type="float">
            <text:p>10.5526513406</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6">00/00/0000</text:date>, <text:time style:data-style-name="N2" text:time-value="20:11:28.24316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5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4.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text-position="" fo:font-weight="bold" style:font-weight-asian="bold" style:font-weight-complex="bold"/>
    </style:style>
    <style:style style:name="ce3" style:family="table-cell" style:parent-style-name="Default">
      <style:text-properties style:text-position="" style:font-name="Liberation Sans" fo:font-weight="bold" style:font-name-asian="Arial Unicode MS" style:font-weight-asian="bold" style:font-name-complex="Arial Unicode MS" style:font-weight-complex="bold"/>
    </style:style>
    <style:style style:name="ce4" style:family="table-cell" style:parent-style-name="Default">
      <style:table-cell-properties style:text-align-source="fix" style:repeat-content="false"/>
      <style:paragraph-properties fo:text-align="start" fo:margin-left="0pt"/>
      <style:text-properties style:text-position=""/>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7" style:family="table-cell" style:parent-style-name="Default">
      <style:text-properties style:font-name="Liberation Sans" fo:font-weight="bold" style:font-name-asian="Arial Unicode MS" style:font-weight-asian="bold" style:font-name-complex="Arial Unicode MS" style:font-weight-complex="bold"/>
    </style:style>
    <style:style style:name="ce8" style:family="table-cell" style:parent-style-name="Default">
      <style:table-cell-properties style:text-align-source="fix" style:repeat-content="false"/>
      <style:paragraph-properties fo:text-align="start" fo:margin-left="0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calculation-settings table:automatic-find-labels="false"/>
      <table:table table:name="boost" table:style-name="ta1">
        <table:table-column table:style-name="co1" table:default-cell-style-name="ce5"/>
        <table:table-column table:style-name="co1" table:default-cell-style-name="ce6"/>
        <table:table-column table:style-name="co1" table:number-columns-repeated="12" table:default-cell-style-name="ce8"/>
        <table:table-row table:style-name="ro1">
          <table:table-cell/>
          <table:table-cell table:style-name="ce5"/>
          <table:table-cell table:style-name="ce7"/>
          <table:table-cell table:style-name="ce5" office:value-type="string" calcext:value-type="string">
            <text:p>λ<text:span text:style-name="T3">3 </text:span><text:span text:style-name="T4">Boosting</text:span></text:p>
          </table:table-cell>
          <table:table-cell table:style-name="ce5" table:number-columns-repeated="10"/>
        </table:table-row>
        <table:table-row table:style-name="ro2">
          <table:table-cell/>
          <table:table-cell table:style-name="ce5"/>
          <table:table-cell table:style-name="ce5" office:value-type="float" office:value="0" calcext:value-type="float">
            <text:p>0</text:p>
          </table:table-cell>
          <table:table-cell table:style-name="ce5" office:value-type="float" office:value="0.1" calcext:value-type="float">
            <text:p>0.1</text:p>
          </table:table-cell>
          <table:table-cell table:style-name="ce5" office:value-type="float" office:value="0.2" calcext:value-type="float">
            <text:p>0.2</text:p>
          </table:table-cell>
          <table:table-cell table:style-name="ce5" office:value-type="float" office:value="0.3" calcext:value-type="float">
            <text:p>0.3</text:p>
          </table:table-cell>
          <table:table-cell table:style-name="ce5" office:value-type="float" office:value="0.4" calcext:value-type="float">
            <text:p>0.4</text:p>
          </table:table-cell>
          <table:table-cell table:style-name="ce5" office:value-type="float" office:value="0.5" calcext:value-type="float">
            <text:p>0.5</text:p>
          </table:table-cell>
          <table:table-cell table:style-name="ce5" office:value-type="float" office:value="0.6" calcext:value-type="float">
            <text:p>0.6</text:p>
          </table:table-cell>
          <table:table-cell table:style-name="ce5" office:value-type="float" office:value="0.7" calcext:value-type="float">
            <text:p>0.7</text:p>
          </table:table-cell>
          <table:table-cell table:style-name="ce5" office:value-type="float" office:value="0.8" calcext:value-type="float">
            <text:p>0.8</text:p>
          </table:table-cell>
          <table:table-cell table:style-name="ce5" office:value-type="float" office:value="0.9" calcext:value-type="float">
            <text:p>0.9</text:p>
          </table:table-cell>
          <table:table-cell table:style-name="ce5" office:value-type="float" office:value="0.95" calcext:value-type="float">
            <text:p>0.95</text:p>
          </table:table-cell>
          <table:table-cell table:style-name="ce5" office:value-type="float" office:value="0.99" calcext:value-type="float">
            <text:p>0.99</text:p>
          </table:table-cell>
        </table:table-row>
        <table:table-row table:style-name="ro3">
          <table:table-cell office:value-type="string" calcext:value-type="string">
            <text:p>EN</text:p>
          </table:table-cell>
          <table:table-cell office:value-type="string" calcext:value-type="string">
            <text:p>λ<text:span text:style-name="T3">0</text:span></text:p>
          </table:table-cell>
          <table:table-cell office:value-type="float" office:value="0.0984881063772356" calcext:value-type="float">
            <text:p>0.0984881064</text:p>
          </table:table-cell>
          <table:table-cell office:value-type="float" office:value="0.0906023488573275" calcext:value-type="float">
            <text:p>0.0906023489</text:p>
          </table:table-cell>
          <table:table-cell office:value-type="float" office:value="0.083885772739402" calcext:value-type="float">
            <text:p>0.0838857727</text:p>
          </table:table-cell>
          <table:table-cell office:value-type="float" office:value="0.0780963008770848" calcext:value-type="float">
            <text:p>0.0780963009</text:p>
          </table:table-cell>
          <table:table-cell office:value-type="float" office:value="0.0730543705373679" calcext:value-type="float">
            <text:p>0.0730543705</text:p>
          </table:table-cell>
          <table:table-cell office:value-type="float" office:value="0.0686239774213445" calcext:value-type="float">
            <text:p>0.0686239774</text:p>
          </table:table-cell>
          <table:table-cell office:value-type="float" office:value="0.0647002228297751" calcext:value-type="float">
            <text:p>0.0647002228</text:p>
          </table:table-cell>
          <table:table-cell office:value-type="float" office:value="0.061200901908775" calcext:value-type="float">
            <text:p>0.0612009019</text:p>
          </table:table-cell>
          <table:table-cell office:value-type="float" office:value="0.0580606815399105" calcext:value-type="float">
            <text:p>0.0580606815</text:p>
          </table:table-cell>
          <table:table-cell office:value-type="float" office:value="0.0552269831469134" calcext:value-type="float">
            <text:p>0.0552269831</text:p>
          </table:table-cell>
          <table:table-cell office:value-type="float" office:value="0.0539113887412962" calcext:value-type="float">
            <text:p>0.0539113887</text:p>
          </table:table-cell>
          <table:table-cell office:value-type="float" office:value="0.0529031982135058" calcext:value-type="float">
            <text:p>0.0529031982</text:p>
          </table:table-cell>
        </table:table-row>
        <table:table-row table:style-name="ro3">
          <table:table-cell/>
          <table:table-cell office:value-type="string" calcext:value-type="string">
            <text:p>λ<text:span text:style-name="T3">1</text:span></text:p>
          </table:table-cell>
          <table:table-cell office:value-type="float" office:value="0.264127071161164" calcext:value-type="float">
            <text:p>0.2641270712</text:p>
          </table:table-cell>
          <table:table-cell office:value-type="float" office:value="0.24297891313239" calcext:value-type="float">
            <text:p>0.2429789131</text:p>
          </table:table-cell>
          <table:table-cell office:value-type="float" office:value="0.224966285582586" calcext:value-type="float">
            <text:p>0.2249662856</text:p>
          </table:table-cell>
          <table:table-cell office:value-type="float" office:value="0.209439981922053" calcext:value-type="float">
            <text:p>0.2094399819</text:p>
          </table:table-cell>
          <table:table-cell office:value-type="float" office:value="0.195918447773277" calcext:value-type="float">
            <text:p>0.1959184478</text:p>
          </table:table-cell>
          <table:table-cell office:value-type="float" office:value="0.184036944504794" calcext:value-type="float">
            <text:p>0.1840369445</text:p>
          </table:table-cell>
          <table:table-cell office:value-type="float" office:value="0.173514153008968" calcext:value-type="float">
            <text:p>0.173514153</text:p>
          </table:table-cell>
          <table:table-cell office:value-type="float" office:value="0.16412961491686" calcext:value-type="float">
            <text:p>0.1641296149</text:p>
          </table:table-cell>
          <table:table-cell office:value-type="float" office:value="0.155708118765315" calcext:value-type="float">
            <text:p>0.1557081188</text:p>
          </table:table-cell>
          <table:table-cell office:value-type="float" office:value="0.148108658438302" calcext:value-type="float">
            <text:p>0.1481086584</text:p>
          </table:table-cell>
          <table:table-cell office:value-type="float" office:value="0.144580475087302" calcext:value-type="float">
            <text:p>0.1445804751</text:p>
          </table:table-cell>
          <table:table-cell office:value-type="float" office:value="0.14187669266044" calcext:value-type="float">
            <text:p>0.1418766927</text:p>
          </table:table-cell>
        </table:table-row>
        <table:table-row table:style-name="ro3">
          <table:table-cell/>
          <table:table-cell office:value-type="string" calcext:value-type="string">
            <text:p>λ<text:span text:style-name="T3">2</text:span></text:p>
          </table:table-cell>
          <table:table-cell office:value-type="float" office:value="0.507754919855642" calcext:value-type="float">
            <text:p>0.5077549199</text:p>
          </table:table-cell>
          <table:table-cell office:value-type="float" office:value="0.467099938002448" calcext:value-type="float">
            <text:p>0.467099938</text:p>
          </table:table-cell>
          <table:table-cell office:value-type="float" office:value="0.432472664782279" calcext:value-type="float">
            <text:p>0.4324726648</text:p>
          </table:table-cell>
          <table:table-cell office:value-type="float" office:value="0.402625072726871" calcext:value-type="float">
            <text:p>0.4026250727</text:p>
          </table:table-cell>
          <table:table-cell office:value-type="float" office:value="0.376631427100718" calcext:value-type="float">
            <text:p>0.3766314271</text:p>
          </table:table-cell>
          <table:table-cell office:value-type="float" office:value="0.353790558448629" calcext:value-type="float">
            <text:p>0.3537905584</text:p>
          </table:table-cell>
          <table:table-cell office:value-type="float" office:value="0.333561662072609" calcext:value-type="float">
            <text:p>0.3335616621</text:p>
          </table:table-cell>
          <table:table-cell office:value-type="float" office:value="0.315520931276284" calcext:value-type="float">
            <text:p>0.3155209313</text:p>
          </table:table-cell>
          <table:table-cell office:value-type="float" office:value="0.299331541507588" calcext:value-type="float">
            <text:p>0.2993315415</text:p>
          </table:table-cell>
          <table:table-cell office:value-type="float" office:value="0.284722424190211" calcext:value-type="float">
            <text:p>0.2847224242</text:p>
          </table:table-cell>
          <table:table-cell office:value-type="float" office:value="0.27793988407894" calcext:value-type="float">
            <text:p>0.2779398841</text:p>
          </table:table-cell>
          <table:table-cell office:value-type="float" office:value="0.272742163059951" calcext:value-type="float">
            <text:p>0.2727421631</text:p>
          </table:table-cell>
        </table:table-row>
        <table:table-row table:style-name="ro3">
          <table:table-cell/>
          <table:table-cell office:value-type="string" calcext:value-type="string">
            <text:p>λ<text:span text:style-name="T3">3</text:span></text:p>
          </table:table-cell>
          <table:table-cell office:value-type="float" office:value="0.129629902605959" calcext:value-type="float">
            <text:p>0.1296299026</text:p>
          </table:table-cell>
          <table:table-cell office:value-type="float" office:value="0.199318800007835" calcext:value-type="float">
            <text:p>0.1993188</text:p>
          </table:table-cell>
          <table:table-cell office:value-type="float" office:value="0.258675276895733" calcext:value-type="float">
            <text:p>0.2586752769</text:p>
          </table:table-cell>
          <table:table-cell office:value-type="float" office:value="0.309838644473991" calcext:value-type="float">
            <text:p>0.3098386445</text:p>
          </table:table-cell>
          <table:table-cell office:value-type="float" office:value="0.354395754588637" calcext:value-type="float">
            <text:p>0.3543957546</text:p>
          </table:table-cell>
          <table:table-cell office:value-type="float" office:value="0.393548519625232" calcext:value-type="float">
            <text:p>0.3935485196</text:p>
          </table:table-cell>
          <table:table-cell office:value-type="float" office:value="0.428223962088648" calcext:value-type="float">
            <text:p>0.4282239621</text:p>
          </table:table-cell>
          <table:table-cell office:value-type="float" office:value="0.459148551898081" calcext:value-type="float">
            <text:p>0.4591485519</text:p>
          </table:table-cell>
          <table:table-cell office:value-type="float" office:value="0.486899658187186" calcext:value-type="float">
            <text:p>0.4868996582</text:p>
          </table:table-cell>
          <table:table-cell office:value-type="float" office:value="0.511941934224574" calcext:value-type="float">
            <text:p>0.5119419342</text:p>
          </table:table-cell>
          <table:table-cell office:value-type="float" office:value="0.523568252092462" calcext:value-type="float">
            <text:p>0.5235682521</text:p>
          </table:table-cell>
          <table:table-cell office:value-type="float" office:value="0.532477946066103" calcext:value-type="float">
            <text:p>0.5324779461</text:p>
          </table:table-cell>
        </table:table-row>
        <table:table-row table:style-name="ro2">
          <table:table-cell table:style-name="Default"/>
          <table:table-cell office:value-type="string" calcext:value-type="string">
            <text:p>sum</text:p>
          </table:table-cell>
          <table:table-cell table:formula="of:=SUM([boost.C3:.C6])" office:value-type="float" office:value="1" calcext:value-type="float">
            <text:p>1</text:p>
          </table:table-cell>
          <table:table-cell table:formula="of:=SUM([boost.D3:.D6])" office:value-type="float" office:value="1" calcext:value-type="float">
            <text:p>1</text:p>
          </table:table-cell>
          <table:table-cell table:formula="of:=SUM([boost.E3:.E6])" office:value-type="float" office:value="1" calcext:value-type="float">
            <text:p>1</text:p>
          </table:table-cell>
          <table:table-cell table:formula="of:=SUM([boost.F3:.F6])" office:value-type="float" office:value="1" calcext:value-type="float">
            <text:p>1</text:p>
          </table:table-cell>
          <table:table-cell table:formula="of:=SUM([boost.G3:.G6])" office:value-type="float" office:value="1" calcext:value-type="float">
            <text:p>1</text:p>
          </table:table-cell>
          <table:table-cell table:formula="of:=SUM([boost.H3:.H6])" office:value-type="float" office:value="1" calcext:value-type="float">
            <text:p>1</text:p>
          </table:table-cell>
          <table:table-cell table:formula="of:=SUM([boost.I3:.I6])" office:value-type="float" office:value="1" calcext:value-type="float">
            <text:p>1</text:p>
          </table:table-cell>
          <table:table-cell table:formula="of:=SUM([boost.J3:.J6])" office:value-type="float" office:value="1" calcext:value-type="float">
            <text:p>1</text:p>
          </table:table-cell>
          <table:table-cell table:formula="of:=SUM([boost.K3:.K6])" office:value-type="float" office:value="1" calcext:value-type="float">
            <text:p>1</text:p>
          </table:table-cell>
          <table:table-cell table:formula="of:=SUM([boost.L3:.L6])" office:value-type="float" office:value="1" calcext:value-type="float">
            <text:p>1</text:p>
          </table:table-cell>
          <table:table-cell table:formula="of:=SUM([boost.M3:.M6])" office:value-type="float" office:value="1" calcext:value-type="float">
            <text:p>1</text:p>
          </table:table-cell>
          <table:table-cell table:formula="of:=SUM([boost.N3:.N6])" office:value-type="float" office:value="1" calcext:value-type="float">
            <text:p>1</text:p>
          </table:table-cell>
        </table:table-row>
        <table:table-row table:style-name="ro2">
          <table:table-cell office:value-type="string" calcext:value-type="string">
            <text:p><text:s/></text:p>
          </table:table-cell>
          <table:table-cell office:value-type="string" calcext:value-type="string">
            <text:p>H</text:p>
          </table:table-cell>
          <table:table-cell office:value-type="float" office:value="7.56217994662514" calcext:value-type="float">
            <text:p>7.5621799466</text:p>
          </table:table-cell>
          <table:table-cell office:value-type="float" office:value="7.56793865311373" calcext:value-type="float">
            <text:p>7.5679386531</text:p>
          </table:table-cell>
          <table:table-cell office:value-type="float" office:value="7.59007363543642" calcext:value-type="float">
            <text:p>7.5900736354</text:p>
          </table:table-cell>
          <table:table-cell office:value-type="float" office:value="7.6197036782551" calcext:value-type="float">
            <text:p>7.6197036783</text:p>
          </table:table-cell>
          <table:table-cell office:value-type="float" office:value="7.6529946532363" calcext:value-type="float">
            <text:p>7.6529946532</text:p>
          </table:table-cell>
          <table:table-cell office:value-type="float" office:value="7.68800517879899" calcext:value-type="float">
            <text:p>7.6880051788</text:p>
          </table:table-cell>
          <table:table-cell office:value-type="float" office:value="7.72366422475846" calcext:value-type="float">
            <text:p>7.7236642248</text:p>
          </table:table-cell>
          <table:table-cell office:value-type="float" office:value="7.75935108301076" calcext:value-type="float">
            <text:p>7.759351083</text:p>
          </table:table-cell>
          <table:table-cell office:value-type="float" office:value="7.79469665288591" calcext:value-type="float">
            <text:p>7.7946966529</text:p>
          </table:table-cell>
          <table:table-cell office:value-type="float" office:value="7.82948010620986" calcext:value-type="float">
            <text:p>7.8294801062</text:p>
          </table:table-cell>
          <table:table-cell office:value-type="float" office:value="7.84661787657843" calcext:value-type="float">
            <text:p>7.8466178766</text:p>
          </table:table-cell>
          <table:table-cell office:value-type="float" office:value="7.8601958187977" calcext:value-type="float">
            <text:p>7.860195818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6">00/00/0000</text:date>, <text:time style:data-style-name="N2" text:time-value="20:31:28.01484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8cm" svg:y="0.315cm" chart:style-name="ch2">
          <text:p>Boosting (English)</text:p>
        </chart:title>
        <chart:subtitle svg:x="6.468cm" svg:y="1.286cm" chart:style-name="ch3">
          <text:p>Percentage of λ3</text:p>
        </chart:subtitle>
        <chart:plot-area chart:style-name="ch4" chart:data-source-has-labels="both" svg:x="1.323cm" svg:y="2.118cm" svg:width="14.357cm" svg:height="5.728cm">
          <chartooo:coordinate-region svg:x="2.242cm" svg:y="2.319cm" svg:width="13.198cm" svg:height="4.876cm"/>
          <chart:axis chart:dimension="x" chart:name="primary-x" chart:style-name="ch5" chartooo:axis-type="auto">
            <chart:title svg:x="8.291cm" svg:y="8.026cm" chart:style-name="ch6">
              <text:p>xλ</text:p>
            </chart:title>
            <chart:categories table:cell-range-address="local-table.$B$1:.$M$1"/>
          </chart:axis>
          <chart:axis chart:dimension="y" chart:name="primary-y" chart:style-name="ch5">
            <chart:title svg:x="0.451cm" svg:y="5.154cm" chart:style-name="ch7">
              <text:p>H</text:p>
            </chart:title>
            <chart:grid chart:style-name="ch8" chart:class="major"/>
          </chart:axis>
          <chart:series chart:style-name="ch9" chart:values-cell-range-address="local-table.$B$3:.$M$3" chart:label-cell-address="local-table.$A$3" chart:class="chart:scatter">
            <chart:domain table:cell-range-address="local-table.$B$2:.$M$2"/>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8">
                <text:p>0.8</text:p>
              </table:table-cell>
              <table:table-cell office:value-type="float" office:value="0.9">
                <text:p>0.9</text:p>
              </table:table-cell>
              <table:table-cell office:value-type="float" office:value="0.95">
                <text:p>0.95</text:p>
              </table:table-cell>
              <table:table-cell office:value-type="float" office:value="0.99">
                <text:p>0.99</text:p>
              </table:table-cell>
            </table:table-row>
            <table:table-row>
              <table:table-cell office:value-type="string">
                <text:p>Row 8</text:p>
              </table:table-cell>
              <table:table-cell office:value-type="float" office:value="7.56217994662514">
                <text:p>7.56217994662514</text:p>
              </table:table-cell>
              <table:table-cell office:value-type="float" office:value="7.56793865311373">
                <text:p>7.56793865311373</text:p>
              </table:table-cell>
              <table:table-cell office:value-type="float" office:value="7.59007363543642">
                <text:p>7.59007363543642</text:p>
              </table:table-cell>
              <table:table-cell office:value-type="float" office:value="7.6197036782551">
                <text:p>7.6197036782551</text:p>
              </table:table-cell>
              <table:table-cell office:value-type="float" office:value="7.6529946532363">
                <text:p>7.6529946532363</text:p>
              </table:table-cell>
              <table:table-cell office:value-type="float" office:value="7.68800517879899">
                <text:p>7.68800517879899</text:p>
              </table:table-cell>
              <table:table-cell office:value-type="float" office:value="7.72366422475846">
                <text:p>7.72366422475846</text:p>
              </table:table-cell>
              <table:table-cell office:value-type="float" office:value="7.75935108301076">
                <text:p>7.75935108301076</text:p>
              </table:table-cell>
              <table:table-cell office:value-type="float" office:value="7.79469665288591">
                <text:p>7.79469665288591</text:p>
              </table:table-cell>
              <table:table-cell office:value-type="float" office:value="7.82948010620986">
                <text:p>7.82948010620986</text:p>
              </table:table-cell>
              <table:table-cell office:value-type="float" office:value="7.84661787657843">
                <text:p>7.84661787657843</text:p>
              </table:table-cell>
              <table:table-cell office:value-type="float" office:value="7.8601958187977">
                <text:p>7.860195818797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599cm" svg:y="0.265cm" chart:style-name="ch2">
          <text:p>Boosting (Czech)</text:p>
        </chart:title>
        <chart:subtitle svg:x="6.572cm" svg:y="1.287cm" chart:style-name="ch3">
          <text:p>Against λ3</text:p>
        </chart:subtitle>
        <chart:plot-area chart:style-name="ch4" chart:data-source-has-labels="both" svg:x="1.323cm" svg:y="2.118cm" svg:width="14.357cm" svg:height="5.728cm">
          <chartooo:coordinate-region svg:x="2.242cm" svg:y="2.319cm" svg:width="13.198cm" svg:height="4.876cm"/>
          <chart:axis chart:dimension="x" chart:name="primary-x" chart:style-name="ch5" chartooo:axis-type="auto">
            <chart:title svg:x="8.281cm" svg:y="8.026cm" chart:style-name="ch6">
              <text:p>λ3</text:p>
            </chart:title>
            <chart:categories table:cell-range-address="local-table.$B$1:.$M$1"/>
          </chart:axis>
          <chart:axis chart:dimension="y" chart:name="primary-y" chart:style-name="ch5">
            <chart:title svg:x="0.451cm" svg:y="5.154cm" chart:style-name="ch7">
              <text:p>H</text:p>
            </chart:title>
            <chart:grid chart:style-name="ch8" chart:class="major"/>
          </chart:axis>
          <chart:series chart:style-name="ch9" chart:values-cell-range-address="local-table.$B$3:.$M$3" chart:label-cell-address="local-table.$A$3" chart:class="chart:scatter">
            <chart:domain table:cell-range-address="local-table.$B$2:.$M$2"/>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table:table-cell>
              <table:table-cell office:value-type="float" office:value="0.0613879810967574">
                <text:p>0.0613879810967574</text:p>
              </table:table-cell>
              <table:table-cell office:value-type="float" office:value="0.141927680329819">
                <text:p>0.141927680329819</text:p>
              </table:table-cell>
              <table:table-cell office:value-type="float" office:value="0.209737884950609">
                <text:p>0.209737884950609</text:p>
              </table:table-cell>
              <table:table-cell office:value-type="float" office:value="0.267615460474128">
                <text:p>0.267615460474128</text:p>
              </table:table-cell>
              <table:table-cell office:value-type="float" office:value="0.317593833105213">
                <text:p>0.317593833105213</text:p>
              </table:table-cell>
              <table:table-cell office:value-type="float" office:value="0.361186837278673">
                <text:p>0.361186837278673</text:p>
              </table:table-cell>
              <table:table-cell office:value-type="float" office:value="0.39954471147238">
                <text:p>0.39954471147238</text:p>
              </table:table-cell>
              <table:table-cell office:value-type="float" office:value="0.433557076385705">
                <text:p>0.433557076385705</text:p>
              </table:table-cell>
              <table:table-cell office:value-type="float" office:value="0.463922790565228">
                <text:p>0.463922790565228</text:p>
              </table:table-cell>
              <table:table-cell office:value-type="float" office:value="0.491198480441345">
                <text:p>0.491198480441345</text:p>
              </table:table-cell>
              <table:table-cell office:value-type="float" office:value="0.503821304162093">
                <text:p>0.503821304162093</text:p>
              </table:table-cell>
              <table:table-cell office:value-type="float" office:value="0.513477390320746">
                <text:p>0.513477390320746</text:p>
              </table:table-cell>
            </table:table-row>
            <table:table-row>
              <table:table-cell office:value-type="string">
                <text:p>Row 8</text:p>
              </table:table-cell>
              <table:table-cell office:value-type="float" office:value="7.56217994662514">
                <text:p>7.56217994662514</text:p>
              </table:table-cell>
              <table:table-cell office:value-type="float" office:value="7.56793865311373">
                <text:p>7.56793865311373</text:p>
              </table:table-cell>
              <table:table-cell office:value-type="float" office:value="7.59007363543642">
                <text:p>7.59007363543642</text:p>
              </table:table-cell>
              <table:table-cell office:value-type="float" office:value="7.6197036782551">
                <text:p>7.6197036782551</text:p>
              </table:table-cell>
              <table:table-cell office:value-type="float" office:value="7.6529946532363">
                <text:p>7.6529946532363</text:p>
              </table:table-cell>
              <table:table-cell office:value-type="float" office:value="7.68800517879899">
                <text:p>7.68800517879899</text:p>
              </table:table-cell>
              <table:table-cell office:value-type="float" office:value="7.72366422475846">
                <text:p>7.72366422475846</text:p>
              </table:table-cell>
              <table:table-cell office:value-type="float" office:value="7.75935108301076">
                <text:p>7.75935108301076</text:p>
              </table:table-cell>
              <table:table-cell office:value-type="float" office:value="7.79469665288591">
                <text:p>7.79469665288591</text:p>
              </table:table-cell>
              <table:table-cell office:value-type="float" office:value="7.82948010620986">
                <text:p>7.82948010620986</text:p>
              </table:table-cell>
              <table:table-cell office:value-type="float" office:value="7.84661787657843">
                <text:p>7.84661787657843</text:p>
              </table:table-cell>
              <table:table-cell office:value-type="float" office:value="7.8601958187977">
                <text:p>7.8601958187977</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words" table:style-name="ta1">
        <table:table-column table:style-name="co1" table:number-columns-repeated="8" table:default-cell-style-name="Default"/>
        <table:table-row table:style-name="ro1" table:number-rows-repeated="3">
          <table:table-cell table:number-columns-repeated="8"/>
        </table:table-row>
        <table:table-row table:style-name="ro1">
          <table:table-cell/>
          <table:table-cell table:style-name="ce3" office:value-type="string" calcext:value-type="string">
            <text:p>Conditional Entropy (H)</text:p>
          </table:table-cell>
          <table:table-cell table:number-columns-repeated="3"/>
          <table:table-cell table:style-name="ce3" office:value-type="string" calcext:value-type="string">
            <text:p>Conditional Entropy (H)</text:p>
          </table:table-cell>
          <table:table-cell table:number-columns-repeated="2"/>
        </table:table-row>
        <table:table-row table:style-name="ro1">
          <table:table-cell table:style-name="ce3" office:value-type="string" calcext:value-type="string">
            <text:p>Likelihood</text:p>
          </table:table-cell>
          <table:table-cell table:style-name="ce3" office:value-type="string" calcext:value-type="string">
            <text:p>min</text:p>
          </table:table-cell>
          <table:table-cell table:style-name="ce3" office:value-type="string" calcext:value-type="string">
            <text:p>max</text:p>
          </table:table-cell>
          <table:table-cell table:style-name="ce3" office:value-type="string" calcext:value-type="string">
            <text:p>mean</text:p>
          </table:table-cell>
          <table:table-cell table:style-name="ce3" office:value-type="string" calcext:value-type="string">
            <text:p>Likelihood</text:p>
          </table:table-cell>
          <table:table-cell table:style-name="ce3" office:value-type="string" calcext:value-type="string">
            <text:p>min</text:p>
          </table:table-cell>
          <table:table-cell table:style-name="ce3" office:value-type="string" calcext:value-type="string">
            <text:p>max</text:p>
          </table:table-cell>
          <table:table-cell table:style-name="ce3" office:value-type="string" calcext:value-type="string">
            <text:p>mean</text:p>
          </table:table-cell>
        </table:table-row>
        <table:table-row table:style-name="ro1">
          <table:table-cell office:value-type="float" office:value="0.05" calcext:value-type="float">
            <text:p>0,05</text:p>
          </table:table-cell>
          <table:table-cell table:style-name="ce4" office:value-type="float" office:value="5.37700366454968" calcext:value-type="float">
            <text:p>5,37700366454968</text:p>
          </table:table-cell>
          <table:table-cell office:value-type="float" office:value="5.38433198970538" calcext:value-type="float">
            <text:p>5,38433198970538</text:p>
          </table:table-cell>
          <table:table-cell office:value-type="float" office:value="5.38033350736046" calcext:value-type="float">
            <text:p>5,38033350736046</text:p>
          </table:table-cell>
          <table:table-cell office:value-type="float" office:value="0.05" calcext:value-type="float">
            <text:p>0,05</text:p>
          </table:table-cell>
          <table:table-cell office:value-type="float" office:value="4.69787633295701" calcext:value-type="float">
            <text:p>4,69787633295701</text:p>
          </table:table-cell>
          <table:table-cell table:style-name="ce4" office:value-type="float" office:value="4.70287085912297" calcext:value-type="float">
            <text:p>4,70287085912297</text:p>
          </table:table-cell>
          <table:table-cell office:value-type="float" office:value="4.69946618567213" calcext:value-type="float">
            <text:p>4,69946618567213</text:p>
          </table:table-cell>
        </table:table-row>
        <table:table-row table:style-name="ro1">
          <table:table-cell office:value-type="float" office:value="0.01" calcext:value-type="float">
            <text:p>0,01</text:p>
          </table:table-cell>
          <table:table-cell table:style-name="ce4" office:value-type="float" office:value="5.30469728797989" calcext:value-type="float">
            <text:p>5,30469728797989</text:p>
          </table:table-cell>
          <table:table-cell office:value-type="float" office:value="5.30867855987036" calcext:value-type="float">
            <text:p>5,30867855987036</text:p>
          </table:table-cell>
          <table:table-cell office:value-type="float" office:value="5.30669229720902" calcext:value-type="float">
            <text:p>5,30669229720902</text:p>
          </table:table-cell>
          <table:table-cell office:value-type="float" office:value="0.01" calcext:value-type="float">
            <text:p>0,01</text:p>
          </table:table-cell>
          <table:table-cell table:style-name="ce4" office:value-type="string" calcext:value-type="string">
            <text:p>4.736721050441494</text:p>
          </table:table-cell>
          <table:table-cell office:value-type="string" calcext:value-type="string">
            <text:p>4.740742684775473</text:p>
          </table:table-cell>
          <table:table-cell office:value-type="string" calcext:value-type="string">
            <text:p>4.739279391360049</text:p>
          </table:table-cell>
        </table:table-row>
        <table:table-row table:style-name="ro1">
          <table:table-cell office:value-type="float" office:value="0.001" calcext:value-type="float">
            <text:p>0,001</text:p>
          </table:table-cell>
          <table:table-cell table:style-name="ce4" office:value-type="float" office:value="5.28888979146021" calcext:value-type="float">
            <text:p>5,28888979146021</text:p>
          </table:table-cell>
          <table:table-cell office:value-type="float" office:value="5.29003541455252" calcext:value-type="float">
            <text:p>5,29003541455252</text:p>
          </table:table-cell>
          <table:table-cell office:value-type="float" office:value="5.28949291978783" calcext:value-type="float">
            <text:p>5,28949291978783</text:p>
          </table:table-cell>
          <table:table-cell office:value-type="float" office:value="0.001" calcext:value-type="float">
            <text:p>0,001</text:p>
          </table:table-cell>
          <table:table-cell table:style-name="ce4" office:value-type="float" office:value="4.74630471295008" calcext:value-type="float">
            <text:p>4,74630471295008</text:p>
          </table:table-cell>
          <table:table-cell office:value-type="float" office:value="4.74748008496238" calcext:value-type="float">
            <text:p>4,74748008496238</text:p>
          </table:table-cell>
          <table:table-cell office:value-type="float" office:value="4.74694917638472" calcext:value-type="float">
            <text:p>4,74694917638472</text:p>
          </table:table-cell>
        </table:table-row>
        <table:table-row table:style-name="ro1">
          <table:table-cell office:value-type="float" office:value="0.0001" calcext:value-type="float">
            <text:p>0,0001</text:p>
          </table:table-cell>
          <table:table-cell table:style-name="ce4" office:value-type="float" office:value="5.28749163263826" calcext:value-type="float">
            <text:p>5,28749163263826</text:p>
          </table:table-cell>
          <table:table-cell office:value-type="float" office:value="5.28786653047863" calcext:value-type="float">
            <text:p>5,28786653047863</text:p>
          </table:table-cell>
          <table:table-cell office:value-type="float" office:value="5.28771491791852" calcext:value-type="float">
            <text:p>5,28771491791852</text:p>
          </table:table-cell>
          <table:table-cell office:value-type="float" office:value="0.0001" calcext:value-type="float">
            <text:p>0,0001</text:p>
          </table:table-cell>
          <table:table-cell table:style-name="ce4" office:value-type="float" office:value="4.74757989839124" calcext:value-type="float">
            <text:p>4,74757989839124</text:p>
          </table:table-cell>
          <table:table-cell office:value-type="float" office:value="4.74793007337909" calcext:value-type="float">
            <text:p>4,74793007337909</text:p>
          </table:table-cell>
          <table:table-cell office:value-type="float" office:value="4.74774825152768" calcext:value-type="float">
            <text:p>4,74774825152768</text:p>
          </table:table-cell>
        </table:table-row>
        <table:table-row table:style-name="ro1">
          <table:table-cell office:value-type="float" office:value="0.00001" calcext:value-type="float">
            <text:p>1E-05</text:p>
          </table:table-cell>
          <table:table-cell office:value-type="string" calcext:value-type="string">
            <text:p>5.287440639581098</text:p>
          </table:table-cell>
          <table:table-cell office:value-type="string" calcext:value-type="string">
            <text:p>5.287560264044214</text:p>
          </table:table-cell>
          <table:table-cell office:value-type="string" calcext:value-type="string">
            <text:p>5.2874909572349775</text:p>
          </table:table-cell>
          <table:table-cell office:value-type="float" office:value="0.00001" calcext:value-type="float">
            <text:p>1E-05</text:p>
          </table:table-cell>
          <table:table-cell office:value-type="string" calcext:value-type="string">
            <text:p>4.7477650550504</text:p>
          </table:table-cell>
          <table:table-cell office:value-type="string" calcext:value-type="string">
            <text:p>4.7478599708518585</text:p>
          </table:table-cell>
          <table:table-cell office:value-type="string" calcext:value-type="string">
            <text:p>4.747812842287738</text:p>
          </table:table-cell>
        </table:table-row>
        <table:table-row table:style-name="ro1">
          <table:table-cell office:value-type="float" office:value="0" calcext:value-type="float">
            <text:p>0</text:p>
          </table:table-cell>
          <table:table-cell table:number-columns-repeated="3" office:value-type="float" office:value="5.28746977169287" calcext:value-type="float">
            <text:p>5,28746977169287</text:p>
          </table:table-cell>
          <table:table-cell office:value-type="float" office:value="0" calcext:value-type="float">
            <text:p>0</text:p>
          </table:table-cell>
          <table:table-cell table:number-columns-repeated="3" office:value-type="float" office:value="4.74781859092542" calcext:value-type="float">
            <text:p>4,74781859092542</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office:font-face-decls>
  <office:styles>
    <style:default-style style:family="table-cell">
      <style:paragraph-properties style:tab-stop-distance="12.7mm"/>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5:19:36.3370962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3cm" svg:y="0.315cm" chart:style-name="ch2">
          <text:p>Discounting (Czech)</text:p>
        </chart:title>
        <chart:subtitle svg:x="7.031cm" svg:y="1.286cm" chart:style-name="ch3">
          <text:p>Against λ3</text:p>
        </chart:subtitle>
        <chart:plot-area chart:style-name="ch4" chart:data-source-has-labels="both" svg:x="1.323cm" svg:y="2.118cm" svg:width="14.357cm" svg:height="5.728cm">
          <chartooo:coordinate-region svg:x="2.452cm" svg:y="2.319cm" svg:width="12.892cm" svg:height="4.876cm"/>
          <chart:axis chart:dimension="x" chart:name="primary-x" chart:style-name="ch5" chartooo:axis-type="auto">
            <chart:title svg:x="8.281cm" svg:y="8.026cm" chart:style-name="ch6">
              <text:p>λ3</text:p>
            </chart:title>
            <chart:categories table:cell-range-address="local-table.$B$1:.$L$1"/>
          </chart:axis>
          <chart:axis chart:dimension="y" chart:name="primary-y" chart:style-name="ch5">
            <chart:title svg:x="0.451cm" svg:y="5.154cm" chart:style-name="ch7">
              <text:p>H</text:p>
            </chart:title>
            <chart:grid chart:style-name="ch8" chart:class="major"/>
          </chart:axis>
          <chart:series chart:style-name="ch9" chart:values-cell-range-address="local-table.$B$3:.$L$3" chart:label-cell-address="local-table.$A$3" chart:class="chart:scatter">
            <chart:domain table:cell-range-address="local-table.$B$2:.$L$2"/>
            <chart:data-point chart:repeated="11"/>
          </chart:series>
          <chart:wall chart:style-name="ch10"/>
          <chart:floor chart:style-name="ch1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
              </table:table-cell>
              <table:table-cell office:value-type="float" office:value="0.0613879810967574">
                <text:p>0.0613879810967574</text:p>
              </table:table-cell>
              <table:table-cell office:value-type="float" office:value="0.0555904414841811">
                <text:p>0.0555904414841811</text:p>
              </table:table-cell>
              <table:table-cell office:value-type="float" office:value="0.0497208372407361">
                <text:p>0.0497208372407361</text:p>
              </table:table-cell>
              <table:table-cell office:value-type="float" office:value="0.0437778162954919">
                <text:p>0.0437778162954919</text:p>
              </table:table-cell>
              <table:table-cell office:value-type="float" office:value="0.0377599925413926">
                <text:p>0.0377599925413926</text:p>
              </table:table-cell>
              <table:table-cell office:value-type="float" office:value="0.0316659447574702">
                <text:p>0.0316659447574702</text:p>
              </table:table-cell>
              <table:table-cell office:value-type="float" office:value="0.0254942154898434">
                <text:p>0.0254942154898434</text:p>
              </table:table-cell>
              <table:table-cell office:value-type="float" office:value="0.0192433098896487">
                <text:p>0.0192433098896487</text:p>
              </table:table-cell>
              <table:table-cell office:value-type="float" office:value="0.0129116945059587">
                <text:p>0.0129116945059587</text:p>
              </table:table-cell>
              <table:table-cell office:value-type="float" office:value="0.00649779603164063">
                <text:p>0.00649779603164063</text:p>
              </table:table-cell>
              <table:table-cell office:value-type="float" office:value="0">
                <text:p>0</text:p>
              </table:table-cell>
            </table:table-row>
            <table:table-row>
              <table:table-cell office:value-type="string">
                <text:p>Row 15</text:p>
              </table:table-cell>
              <table:table-cell office:value-type="float" office:value="10.3961981574849">
                <text:p>10.3961981574849</text:p>
              </table:table-cell>
              <table:table-cell office:value-type="float" office:value="10.3989656642547">
                <text:p>10.3989656642547</text:p>
              </table:table-cell>
              <table:table-cell office:value-type="float" office:value="10.4025004168307">
                <text:p>10.4025004168307</text:p>
              </table:table-cell>
              <table:table-cell office:value-type="float" office:value="10.4069608560512">
                <text:p>10.4069608560512</text:p>
              </table:table-cell>
              <table:table-cell office:value-type="float" office:value="10.4125642344126">
                <text:p>10.4125642344126</text:p>
              </table:table-cell>
              <table:table-cell office:value-type="float" office:value="10.4196227184967">
                <text:p>10.4196227184967</text:p>
              </table:table-cell>
              <table:table-cell office:value-type="float" office:value="10.4286144186988">
                <text:p>10.4286144186988</text:p>
              </table:table-cell>
              <table:table-cell office:value-type="float" office:value="10.4403426508166">
                <text:p>10.4403426508166</text:p>
              </table:table-cell>
              <table:table-cell office:value-type="float" office:value="10.4563725011498">
                <text:p>10.4563725011498</text:p>
              </table:table-cell>
              <table:table-cell office:value-type="float" office:value="10.4807574245878">
                <text:p>10.4807574245878</text:p>
              </table:table-cell>
              <table:table-cell office:value-type="float" office:value="10.5526513405916">
                <text:p>10.552651340591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tats" table:style-name="ta1">
        <table:table-column table:style-name="co1" table:number-columns-repeated="5" table:default-cell-style-name="Default"/>
        <table:table-row table:style-name="ro1" table:number-rows-repeated="32">
          <table:table-cell table:number-columns-repeated="5"/>
        </table:table-row>
        <table:table-row table:style-name="ro1">
          <table:table-cell table:style-name="ce2" office:value-type="string" calcext:value-type="string">
            <text:p>English</text:p>
          </table:table-cell>
          <table:table-cell table:style-name="ce2" table:number-columns-repeated="2"/>
          <table:table-cell table:style-name="ce2" office:value-type="string" calcext:value-type="string">
            <text:p>Czech</text:p>
          </table:table-cell>
          <table:table-cell/>
        </table:table-row>
        <table:table-row table:style-name="ro1">
          <table:table-cell table:style-name="ce2" office:value-type="string" calcext:value-type="string">
            <text:p>char</text:p>
          </table:table-cell>
          <table:table-cell table:style-name="ce2" office:value-type="string" calcext:value-type="string">
            <text:p>freq</text:p>
          </table:table-cell>
          <table:table-cell/>
          <table:table-cell table:style-name="ce2" office:value-type="string" calcext:value-type="string">
            <text:p>char</text:p>
          </table:table-cell>
          <table:table-cell table:style-name="ce2" office:value-type="string" calcext:value-type="string">
            <text:p>freq</text:p>
          </table:table-cell>
        </table:table-row>
        <table:table-row table:style-name="ro1">
          <table:table-cell office:value-type="string" calcext:value-type="string">
            <text:p>e</text:p>
          </table:table-cell>
          <table:table-cell office:value-type="float" office:value="0.128673874544283" calcext:value-type="float">
            <text:p>0,128673874544283</text:p>
          </table:table-cell>
          <table:table-cell/>
          <table:table-cell office:value-type="string" calcext:value-type="string">
            <text:p>o</text:p>
          </table:table-cell>
          <table:table-cell office:value-type="float" office:value="0.0739663371274491" calcext:value-type="float">
            <text:p>0,073966337127449</text:p>
          </table:table-cell>
        </table:table-row>
        <table:table-row table:style-name="ro1">
          <table:table-cell office:value-type="string" calcext:value-type="string">
            <text:p>t</text:p>
          </table:table-cell>
          <table:table-cell office:value-type="float" office:value="0.0867360730668701" calcext:value-type="float">
            <text:p>0,08673607306687</text:p>
          </table:table-cell>
          <table:table-cell/>
          <table:table-cell office:value-type="string" calcext:value-type="string">
            <text:p>e</text:p>
          </table:table-cell>
          <table:table-cell office:value-type="float" office:value="0.071266049633671" calcext:value-type="float">
            <text:p>0,071266049633671</text:p>
          </table:table-cell>
        </table:table-row>
        <table:table-row table:style-name="ro1">
          <table:table-cell office:value-type="string" calcext:value-type="string">
            <text:p>a</text:p>
          </table:table-cell>
          <table:table-cell office:value-type="float" office:value="0.0765399309499166" calcext:value-type="float">
            <text:p>0,076539930949917</text:p>
          </table:table-cell>
          <table:table-cell/>
          <table:table-cell office:value-type="string" calcext:value-type="string">
            <text:p>a</text:p>
          </table:table-cell>
          <table:table-cell office:value-type="float" office:value="0.0603474958544814" calcext:value-type="float">
            <text:p>0,060347495854481</text:p>
          </table:table-cell>
        </table:table-row>
        <table:table-row table:style-name="ro1">
          <table:table-cell office:value-type="string" calcext:value-type="string">
            <text:p>i</text:p>
          </table:table-cell>
          <table:table-cell office:value-type="float" office:value="0.0697459289949708" calcext:value-type="float">
            <text:p>0,069745928994971</text:p>
          </table:table-cell>
          <table:table-cell/>
          <table:table-cell office:value-type="string" calcext:value-type="string">
            <text:p>n</text:p>
          </table:table-cell>
          <table:table-cell office:value-type="float" office:value="0.0596042618551159" calcext:value-type="float">
            <text:p>0,059604261855116</text:p>
          </table:table-cell>
        </table:table-row>
        <table:table-row table:style-name="ro1">
          <table:table-cell office:value-type="string" calcext:value-type="string">
            <text:p>o</text:p>
          </table:table-cell>
          <table:table-cell office:value-type="float" office:value="0.0690541947565928" calcext:value-type="float">
            <text:p>0,069054194756593</text:p>
          </table:table-cell>
          <table:table-cell/>
          <table:table-cell office:value-type="string" calcext:value-type="string">
            <text:p>t</text:p>
          </table:table-cell>
          <table:table-cell office:value-type="float" office:value="0.0476591524997793" calcext:value-type="float">
            <text:p>0,047659152499779</text:p>
          </table:table-cell>
        </table:table-row>
        <table:table-row table:style-name="ro1">
          <table:table-cell office:value-type="string" calcext:value-type="string">
            <text:p>n</text:p>
          </table:table-cell>
          <table:table-cell office:value-type="float" office:value="0.0688691841133416" calcext:value-type="float">
            <text:p>0,068869184113342</text:p>
          </table:table-cell>
          <table:table-cell/>
          <table:table-cell office:value-type="string" calcext:value-type="string">
            <text:p>s</text:p>
          </table:table-cell>
          <table:table-cell office:value-type="float" office:value="0.0423478432144968" calcext:value-type="float">
            <text:p>0,042347843214497</text:p>
          </table:table-cell>
        </table:table-row>
        <table:table-row table:style-name="ro1">
          <table:table-cell office:value-type="string" calcext:value-type="string">
            <text:p>s</text:p>
          </table:table-cell>
          <table:table-cell office:value-type="float" office:value="0.0659388210916245" calcext:value-type="float">
            <text:p>0,065938821091625</text:p>
          </table:table-cell>
          <table:table-cell/>
          <table:table-cell office:value-type="string" calcext:value-type="string">
            <text:p>i</text:p>
          </table:table-cell>
          <table:table-cell office:value-type="float" office:value="0.0415706494370924" calcext:value-type="float">
            <text:p>0,041570649437092</text:p>
          </table:table-cell>
        </table:table-row>
        <table:table-row table:style-name="ro1">
          <table:table-cell office:value-type="string" calcext:value-type="string">
            <text:p>r</text:p>
          </table:table-cell>
          <table:table-cell office:value-type="float" office:value="0.0605724846004335" calcext:value-type="float">
            <text:p>0,060572484600434</text:p>
          </table:table-cell>
          <table:table-cell/>
          <table:table-cell office:value-type="string" calcext:value-type="string">
            <text:p>v</text:p>
          </table:table-cell>
          <table:table-cell office:value-type="float" office:value="0.0391148723451943" calcext:value-type="float">
            <text:p>0,039114872345194</text:p>
          </table:table-cell>
        </table:table-row>
        <table:table-row table:style-name="ro1">
          <table:table-cell office:value-type="string" calcext:value-type="string">
            <text:p>h</text:p>
          </table:table-cell>
          <table:table-cell office:value-type="float" office:value="0.048994929680538" calcext:value-type="float">
            <text:p>0,048994929680538</text:p>
          </table:table-cell>
          <table:table-cell/>
          <table:table-cell office:value-type="string" calcext:value-type="string">
            <text:p>l</text:p>
          </table:table-cell>
          <table:table-cell office:value-type="float" office:value="0.0376177312733655" calcext:value-type="float">
            <text:p>0,037617731273366</text:p>
          </table:table-cell>
        </table:table-row>
        <table:table-row table:style-name="ro1">
          <table:table-cell office:value-type="string" calcext:value-type="string">
            <text:p>l</text:p>
          </table:table-cell>
          <table:table-cell office:value-type="float" office:value="0.0404844400909841" calcext:value-type="float">
            <text:p>0,040484440090984</text:p>
          </table:table-cell>
          <table:table-cell/>
          <table:table-cell office:value-type="string" calcext:value-type="string">
            <text:p>r</text:p>
          </table:table-cell>
          <table:table-cell office:value-type="float" office:value="0.0369298031982349" calcext:value-type="float">
            <text:p>0,036929803198235</text:p>
          </table:table-cell>
        </table:table-row>
        <table:table-row table:style-name="ro1">
          <table:table-cell office:value-type="string" calcext:value-type="string">
            <text:p>d</text:p>
          </table:table-cell>
          <table:table-cell office:value-type="float" office:value="0.0360215722410031" calcext:value-type="float">
            <text:p>0,036021572241003</text:p>
          </table:table-cell>
          <table:table-cell/>
          <table:table-cell office:value-type="string" calcext:value-type="string">
            <text:p>d</text:p>
          </table:table-cell>
          <table:table-cell office:value-type="float" office:value="0.0325548135074532" calcext:value-type="float">
            <text:p>0,032554813507453</text:p>
          </table:table-cell>
        </table:table-row>
        <table:table-row table:style-name="ro1">
          <table:table-cell office:value-type="string" calcext:value-type="string">
            <text:p>c</text:p>
          </table:table-cell>
          <table:table-cell office:value-type="float" office:value="0.0333183611757221" calcext:value-type="float">
            <text:p>0,033318361175722</text:p>
          </table:table-cell>
          <table:table-cell/>
          <table:table-cell office:value-type="string" calcext:value-type="string">
            <text:p>k</text:p>
          </table:table-cell>
          <table:table-cell office:value-type="float" office:value="0.0319804081189097" calcext:value-type="float">
            <text:p>0,03198040811891</text:p>
          </table:table-cell>
        </table:table-row>
        <table:table-row table:style-name="ro1">
          <table:table-cell office:value-type="string" calcext:value-type="string">
            <text:p>f</text:p>
          </table:table-cell>
          <table:table-cell office:value-type="float" office:value="0.0263074856334096" calcext:value-type="float">
            <text:p>0,02630748563341</text:p>
          </table:table-cell>
          <table:table-cell/>
          <table:table-cell office:value-type="string" calcext:value-type="string">
            <text:p>p</text:p>
          </table:table-cell>
          <table:table-cell office:value-type="float" office:value="0.0279042644748703" calcext:value-type="float">
            <text:p>0,02790426447487</text:p>
          </table:table-cell>
        </table:table-row>
        <table:table-row table:style-name="ro1">
          <table:table-cell office:value-type="string" calcext:value-type="string">
            <text:p>u</text:p>
          </table:table-cell>
          <table:table-cell office:value-type="float" office:value="0.0245981928571502" calcext:value-type="float">
            <text:p>0,02459819285715</text:p>
          </table:table-cell>
          <table:table-cell/>
          <table:table-cell office:value-type="string" calcext:value-type="string">
            <text:p>u</text:p>
          </table:table-cell>
          <table:table-cell office:value-type="float" office:value="0.027763573965852" calcext:value-type="float">
            <text:p>0,027763573965852</text:p>
          </table:table-cell>
        </table:table-row>
        <table:table-row table:style-name="ro1">
          <table:table-cell office:value-type="string" calcext:value-type="string">
            <text:p>m</text:p>
          </table:table-cell>
          <table:table-cell office:value-type="float" office:value="0.0238807626960984" calcext:value-type="float">
            <text:p>0,023880762696098</text:p>
          </table:table-cell>
          <table:table-cell/>
          <table:table-cell office:value-type="string" calcext:value-type="string">
            <text:p>m</text:p>
          </table:table-cell>
          <table:table-cell office:value-type="float" office:value="0.027251266457151" calcext:value-type="float">
            <text:p>0,027251266457151</text:p>
          </table:table-cell>
        </table:table-row>
        <table:table-row table:style-name="ro1">
          <table:table-cell office:value-type="string" calcext:value-type="string">
            <text:p>p</text:p>
          </table:table-cell>
          <table:table-cell office:value-type="float" office:value="0.0179080024298064" calcext:value-type="float">
            <text:p>0,017908002429806</text:p>
          </table:table-cell>
          <table:table-cell/>
          <table:table-cell office:value-type="string" calcext:value-type="string">
            <text:p>í</text:p>
          </table:table-cell>
          <table:table-cell office:value-type="float" office:value="0.0265875953663338" calcext:value-type="float">
            <text:p>0,026587595366334</text:p>
          </table:table-cell>
        </table:table-row>
        <table:table-row table:style-name="ro1">
          <table:table-cell office:value-type="string" calcext:value-type="string">
            <text:p>g</text:p>
          </table:table-cell>
          <table:table-cell office:value-type="float" office:value="0.0173498869893321" calcext:value-type="float">
            <text:p>0,017349886989332</text:p>
          </table:table-cell>
          <table:table-cell/>
          <table:table-cell office:value-type="string" calcext:value-type="string">
            <text:p>c</text:p>
          </table:table-cell>
          <table:table-cell office:value-type="float" office:value="0.0221999920437091" calcext:value-type="float">
            <text:p>0,022199992043709</text:p>
          </table:table-cell>
        </table:table-row>
        <table:table-row table:style-name="ro1">
          <table:table-cell office:value-type="string" calcext:value-type="string">
            <text:p>y</text:p>
          </table:table-cell>
          <table:table-cell office:value-type="float" office:value="0.0159941701090638" calcext:value-type="float">
            <text:p>0,015994170109064</text:p>
          </table:table-cell>
          <table:table-cell/>
          <table:table-cell office:value-type="string" calcext:value-type="string">
            <text:p>á</text:p>
          </table:table-cell>
          <table:table-cell office:value-type="float" office:value="0.0205738038153326" calcext:value-type="float">
            <text:p>0,020573803815333</text:p>
          </table:table-cell>
        </table:table-row>
        <table:table-row table:style-name="ro1">
          <table:table-cell office:value-type="string" calcext:value-type="string">
            <text:p>b</text:p>
          </table:table-cell>
          <table:table-cell office:value-type="float" office:value="0.0159746412078317" calcext:value-type="float">
            <text:p>0,015974641207832</text:p>
          </table:table-cell>
          <table:table-cell/>
          <table:table-cell office:value-type="string" calcext:value-type="string">
            <text:p>h</text:p>
          </table:table-cell>
          <table:table-cell office:value-type="float" office:value="0.0202633144161198" calcext:value-type="float">
            <text:p>0,02026331441612</text:p>
          </table:table-cell>
        </table:table-row>
        <table:table-row table:style-name="ro1">
          <table:table-cell office:value-type="string" calcext:value-type="string">
            <text:p>w</text:p>
          </table:table-cell>
          <table:table-cell office:value-type="float" office:value="0.0153014080337788" calcext:value-type="float">
            <text:p>0,015301408033779</text:p>
          </table:table-cell>
          <table:table-cell/>
          <table:table-cell office:value-type="string" calcext:value-type="string">
            <text:p>z</text:p>
          </table:table-cell>
          <table:table-cell office:value-type="float" office:value="0.0177803695017907" calcext:value-type="float">
            <text:p>0,01778036950179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3:52:20.6734644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106cm" svg:y="0.464cm" chart:style-name="ch2">
          <text:p>Boosting (English)</text:p>
        </chart:title>
        <chart:subtitle svg:x="6.568cm" svg:y="1.287cm" chart:style-name="ch3">
          <text:p>Against λ3</text:p>
        </chart:subtitle>
        <chart:plot-area chart:style-name="ch4" chart:data-source-has-labels="both" svg:x="1.323cm" svg:y="2.118cm" svg:width="14.357cm" svg:height="5.728cm">
          <chartooo:coordinate-region svg:x="2.242cm" svg:y="2.319cm" svg:width="13.199cm" svg:height="4.876cm"/>
          <chart:axis chart:dimension="x" chart:name="primary-x" chart:style-name="ch5" chartooo:axis-type="auto">
            <chart:title svg:x="8.281cm" svg:y="8.026cm" chart:style-name="ch6">
              <text:p>λ3</text:p>
            </chart:title>
            <chart:categories table:cell-range-address="local-table.$B$1:.$M$1"/>
          </chart:axis>
          <chart:axis chart:dimension="y" chart:name="primary-y" chart:style-name="ch5">
            <chart:title svg:x="0.451cm" svg:y="5.154cm" chart:style-name="ch7">
              <text:p>H</text:p>
            </chart:title>
            <chart:grid chart:style-name="ch8" chart:class="major"/>
          </chart:axis>
          <chart:series chart:style-name="ch9" chart:values-cell-range-address="local-table.$B$3:.$M$3" chart:label-cell-address="local-table.$A$3" chart:class="chart:scatter">
            <chart:domain table:cell-range-address="local-table.$B$2:.$M$2"/>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table:table-cell>
              <table:table-cell office:value-type="float" office:value="0.129629902605959">
                <text:p>0.129629902605959</text:p>
              </table:table-cell>
              <table:table-cell office:value-type="float" office:value="0.199318800007835">
                <text:p>0.199318800007835</text:p>
              </table:table-cell>
              <table:table-cell office:value-type="float" office:value="0.258675276895733">
                <text:p>0.258675276895733</text:p>
              </table:table-cell>
              <table:table-cell office:value-type="float" office:value="0.309838644473991">
                <text:p>0.309838644473991</text:p>
              </table:table-cell>
              <table:table-cell office:value-type="float" office:value="0.354395754588637">
                <text:p>0.354395754588637</text:p>
              </table:table-cell>
              <table:table-cell office:value-type="float" office:value="0.393548519625232">
                <text:p>0.393548519625232</text:p>
              </table:table-cell>
              <table:table-cell office:value-type="float" office:value="0.428223962088648">
                <text:p>0.428223962088648</text:p>
              </table:table-cell>
              <table:table-cell office:value-type="float" office:value="0.459148551898081">
                <text:p>0.459148551898081</text:p>
              </table:table-cell>
              <table:table-cell office:value-type="float" office:value="0.486899658187186">
                <text:p>0.486899658187186</text:p>
              </table:table-cell>
              <table:table-cell office:value-type="float" office:value="0.511941934224574">
                <text:p>0.511941934224574</text:p>
              </table:table-cell>
              <table:table-cell office:value-type="float" office:value="0.523568252092462">
                <text:p>0.523568252092462</text:p>
              </table:table-cell>
              <table:table-cell office:value-type="float" office:value="0.532477946066103">
                <text:p>0.532477946066103</text:p>
              </table:table-cell>
            </table:table-row>
            <table:table-row>
              <table:table-cell office:value-type="string">
                <text:p>Row 8</text:p>
              </table:table-cell>
              <table:table-cell office:value-type="float" office:value="7.56217994662514">
                <text:p>7.56217994662514</text:p>
              </table:table-cell>
              <table:table-cell office:value-type="float" office:value="7.56793865311373">
                <text:p>7.56793865311373</text:p>
              </table:table-cell>
              <table:table-cell office:value-type="float" office:value="7.59007363543642">
                <text:p>7.59007363543642</text:p>
              </table:table-cell>
              <table:table-cell office:value-type="float" office:value="7.6197036782551">
                <text:p>7.6197036782551</text:p>
              </table:table-cell>
              <table:table-cell office:value-type="float" office:value="7.6529946532363">
                <text:p>7.6529946532363</text:p>
              </table:table-cell>
              <table:table-cell office:value-type="float" office:value="7.68800517879899">
                <text:p>7.68800517879899</text:p>
              </table:table-cell>
              <table:table-cell office:value-type="float" office:value="7.72366422475846">
                <text:p>7.72366422475846</text:p>
              </table:table-cell>
              <table:table-cell office:value-type="float" office:value="7.75935108301076">
                <text:p>7.75935108301076</text:p>
              </table:table-cell>
              <table:table-cell office:value-type="float" office:value="7.79469665288591">
                <text:p>7.79469665288591</text:p>
              </table:table-cell>
              <table:table-cell office:value-type="float" office:value="7.82948010620986">
                <text:p>7.82948010620986</text:p>
              </table:table-cell>
              <table:table-cell office:value-type="float" office:value="7.84661787657843">
                <text:p>7.84661787657843</text:p>
              </table:table-cell>
              <table:table-cell office:value-type="float" office:value="7.8601958187977">
                <text:p>7.8601958187977</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2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1" fo:font-weight="bold" style:font-name-asian="Liberation Sans1" style:font-weight-asian="bold" style:font-name-complex="Liberation Sans1"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pt"/>
    </style:style>
    <style:style style:name="T1" style:family="text">
      <style:text-properties style:text-position="-33%"/>
    </style:style>
  </office:automatic-styles>
  <office:body>
    <office:spreadsheet>
      <table:calculation-settings table:automatic-find-labels="false"/>
      <table:table table:name="boost" table:style-name="ta1">
        <table:table-column table:style-name="co1" table:number-columns-repeated="4" table:default-cell-style-name="Default"/>
        <table:table-row table:style-name="ro1" table:number-rows-repeated="75">
          <table:table-cell table:number-columns-repeated="4"/>
        </table:table-row>
        <table:table-row table:style-name="ro1">
          <table:table-cell table:number-columns-repeated="2"/>
          <table:table-cell table:style-name="ce3" office:value-type="string" calcext:value-type="string">
            <text:p>English</text:p>
          </table:table-cell>
          <table:table-cell table:style-name="ce3" office:value-type="string" calcext:value-type="string">
            <text:p>Czech</text:p>
          </table:table-cell>
        </table:table-row>
        <table:table-row table:style-name="ro2">
          <table:table-cell/>
          <table:table-cell table:style-name="ce1" office:value-type="string" calcext:value-type="string">
            <text:p>λ<text:span text:style-name="T1">0</text:span></text:p>
          </table:table-cell>
          <table:table-cell table:style-name="ce4" office:value-type="float" office:value="0.0984881063772356" calcext:value-type="float">
            <text:p>0.0984881064</text:p>
          </table:table-cell>
          <table:table-cell table:style-name="ce4" office:value-type="float" office:value="0.25287540019698" calcext:value-type="float">
            <text:p>0.2528754002</text:p>
          </table:table-cell>
        </table:table-row>
        <table:table-row table:style-name="ro2">
          <table:table-cell/>
          <table:table-cell table:style-name="ce1" office:value-type="string" calcext:value-type="string">
            <text:p>λ<text:span text:style-name="T1">1</text:span></text:p>
          </table:table-cell>
          <table:table-cell table:style-name="ce4" office:value-type="float" office:value="0.264127071161164" calcext:value-type="float">
            <text:p>0.2641270712</text:p>
          </table:table-cell>
          <table:table-cell table:style-name="ce4" office:value-type="float" office:value="0.442825625759841" calcext:value-type="float">
            <text:p>0.4428256258</text:p>
          </table:table-cell>
        </table:table-row>
        <table:table-row table:style-name="ro2">
          <table:table-cell/>
          <table:table-cell table:style-name="ce1" office:value-type="string" calcext:value-type="string">
            <text:p>λ<text:span text:style-name="T1">2</text:span></text:p>
          </table:table-cell>
          <table:table-cell table:style-name="ce4" office:value-type="float" office:value="0.507754919855642" calcext:value-type="float">
            <text:p>0.5077549199</text:p>
          </table:table-cell>
          <table:table-cell table:style-name="ce4" office:value-type="float" office:value="0.242910992946421" calcext:value-type="float">
            <text:p>0.2429109929</text:p>
          </table:table-cell>
        </table:table-row>
        <table:table-row table:style-name="ro2">
          <table:table-cell/>
          <table:table-cell table:style-name="ce1" office:value-type="string" calcext:value-type="string">
            <text:p>λ<text:span text:style-name="T1">3</text:span></text:p>
          </table:table-cell>
          <table:table-cell table:style-name="ce4" office:value-type="float" office:value="0.129629902605959" calcext:value-type="float">
            <text:p>0.1296299026</text:p>
          </table:table-cell>
          <table:table-cell table:style-name="ce4" office:value-type="float" office:value="0.0613879810967574" calcext:value-type="float">
            <text:p>0.0613879811</text:p>
          </table:table-cell>
        </table:table-row>
        <table:table-row table:style-name="ro1">
          <table:table-cell/>
          <table:table-cell table:style-name="ce2" office:value-type="string" calcext:value-type="string">
            <text:p>∑</text:p>
          </table:table-cell>
          <table:table-cell table:style-name="ce4" table:formula="of:=SUM([boost.C77:.C80])" office:value-type="float" office:value="1" calcext:value-type="float">
            <text:p>1</text:p>
          </table:table-cell>
          <table:table-cell table:style-name="ce4" table:formula="of:=SUM([boost.D77:.D80])" office:value-type="float" office:value="1" calcext:value-type="float">
            <text:p>1</text:p>
          </table:table-cell>
        </table:table-row>
        <table:table-row table:style-name="ro1">
          <table:table-cell/>
          <table:table-cell table:style-name="ce1" office:value-type="string" calcext:value-type="string">
            <text:p>H</text:p>
          </table:table-cell>
          <table:table-cell table:style-name="ce4" office:value-type="float" office:value="7.56217994662514" calcext:value-type="float">
            <text:p>7.5621799466</text:p>
          </table:table-cell>
          <table:table-cell table:style-name="ce4" office:value-type="float" office:value="10.3961981574849" calcext:value-type="float">
            <text:p>10.396198157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20:43:53.67385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6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1" fo:font-weight="bold" style:font-name-asian="Liberation Sans1" style:font-weight-asian="bold" style:font-name-complex="Liberation Sans1" style:font-weight-complex="bold"/>
    </style:style>
    <style:style style:name="ce3" style:family="table-cell" style:parent-style-name="Default" style:data-style-name="N61">
      <style:table-cell-properties style:text-align-source="fix" style:repeat-content="fals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text-properties style:font-name="Liberation Sans" style:font-name-asian="Arial Unicode MS" style:font-name-complex="Arial Unicode MS"/>
    </style:style>
    <style:style style:name="ce5" style:family="table-cell" style:parent-style-name="Default">
      <style:table-cell-properties style:text-align-source="fix" style:repeat-content="false"/>
      <style:paragraph-properties fo:text-align="start" fo:margin-left="0pt"/>
    </style:style>
    <style:style style:name="T1" style:family="text">
      <style:text-properties style:text-position="-33%"/>
    </style:style>
  </office:automatic-styles>
  <office:body>
    <office:spreadsheet>
      <table:calculation-settings table:automatic-find-labels="false"/>
      <table:table table:name="boost" table:style-name="ta1">
        <table:table-column table:style-name="co1" table:number-columns-repeated="9" table:default-cell-style-name="Default"/>
        <table:table-row table:style-name="ro1" table:number-rows-repeated="75">
          <table:table-cell table:number-columns-repeated="9"/>
        </table:table-row>
        <table:table-row table:style-name="ro1">
          <table:table-cell table:number-columns-repeated="7"/>
          <table:table-cell office:value-type="string" calcext:value-type="string">
            <text:p>English</text:p>
          </table:table-cell>
          <table:table-cell office:value-type="string" calcext:value-type="string">
            <text:p>Czech</text:p>
          </table:table-cell>
        </table:table-row>
        <table:table-row table:style-name="ro2">
          <table:table-cell table:number-columns-repeated="6"/>
          <table:table-cell table:style-name="ce1" office:value-type="string" calcext:value-type="string">
            <text:p>λ<text:span text:style-name="T1">0</text:span></text:p>
          </table:table-cell>
          <table:table-cell table:style-name="ce3" office:value-type="float" office:value="1.5250393454434E-024" calcext:value-type="float">
            <text:p>1.53E-24</text:p>
          </table:table-cell>
          <table:table-cell table:style-name="ce3" office:value-type="float" office:value="1.4286565247075E-035" calcext:value-type="float">
            <text:p>1.43E-35</text:p>
          </table:table-cell>
        </table:table-row>
        <table:table-row table:style-name="ro2">
          <table:table-cell table:number-columns-repeated="6"/>
          <table:table-cell table:style-name="ce1" office:value-type="string" calcext:value-type="string">
            <text:p>λ<text:span text:style-name="T1">1</text:span></text:p>
          </table:table-cell>
          <table:table-cell table:style-name="ce3" office:value-type="float" office:value="0.00000000000199872181776927" calcext:value-type="float">
            <text:p>2.00E-12</text:p>
          </table:table-cell>
          <table:table-cell table:style-name="ce3" office:value-type="float" office:value="1.66284588987015E-017" calcext:value-type="float">
            <text:p>1.66E-17</text:p>
          </table:table-cell>
        </table:table-row>
        <table:table-row table:style-name="ro2">
          <table:table-cell table:number-columns-repeated="6"/>
          <table:table-cell table:style-name="ce1" office:value-type="string" calcext:value-type="string">
            <text:p>λ<text:span text:style-name="T1">2</text:span></text:p>
          </table:table-cell>
          <table:table-cell table:style-name="ce3" office:value-type="float" office:value="0.0000234367743199668" calcext:value-type="float">
            <text:p>2.34E-05</text:p>
          </table:table-cell>
          <table:table-cell table:style-name="ce3" office:value-type="float" office:value="0.0000240882203655453" calcext:value-type="float">
            <text:p>2.41E-05</text:p>
          </table:table-cell>
        </table:table-row>
        <table:table-row table:style-name="ro2">
          <table:table-cell table:number-columns-repeated="6"/>
          <table:table-cell table:style-name="ce1" office:value-type="string" calcext:value-type="string">
            <text:p>λ<text:span text:style-name="T1">3</text:span></text:p>
          </table:table-cell>
          <table:table-cell table:style-name="ce4" office:value-type="float" office:value="0.999976563223681" calcext:value-type="float">
            <text:p>0.9999765632</text:p>
          </table:table-cell>
          <table:table-cell table:style-name="ce5" office:value-type="float" office:value="0.999975911779634" calcext:value-type="float">
            <text:p>0.9999759118</text:p>
          </table:table-cell>
        </table:table-row>
        <table:table-row table:style-name="ro1">
          <table:table-cell table:number-columns-repeated="6"/>
          <table:table-cell table:style-name="ce2" office:value-type="string" calcext:value-type="string">
            <text:p>∑</text:p>
          </table:table-cell>
          <table:table-cell table:style-name="ce5" table:formula="of:=SUM([boost.H77:.H80])" office:value-type="float" office:value="1" calcext:value-type="float">
            <text:p>1</text:p>
          </table:table-cell>
          <table:table-cell table:style-name="ce5" table:formula="of:=SUM([boost.I77:.I80])" office:value-type="float" office:value="1" calcext:value-type="float">
            <text:p>1</text:p>
          </table:table-cell>
        </table:table-row>
        <table:table-row table:style-name="ro1">
          <table:table-cell table:number-columns-repeated="6"/>
          <table:table-cell table:style-name="ce1" office:value-type="string" calcext:value-type="string">
            <text:p>H</text:p>
          </table:table-cell>
          <table:table-cell table:style-name="ce5" office:value-type="float" office:value="25.5294662288007" calcext:value-type="float">
            <text:p>25.5294662288</text:p>
          </table:table-cell>
          <table:table-cell table:style-name="ce5" office:value-type="float" office:value="53.1762465523225" calcext:value-type="float">
            <text:p>53.1762465523</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20:43:53.76522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25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5.5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text-properties style:text-positio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start" fo:margin-left="0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calculation-settings table:automatic-find-labels="false"/>
      <table:table table:name="boost" table:style-name="ta1">
        <table:table-column table:style-name="co1" table:number-columns-repeated="14" table:default-cell-style-name="Default"/>
        <table:table-row table:style-name="ro1" table:number-rows-repeated="8">
          <table:table-cell table:number-columns-repeated="14"/>
        </table:table-row>
        <table:table-row table:style-name="ro2">
          <table:table-cell table:number-columns-repeated="3"/>
          <table:table-cell table:style-name="ce4" office:value-type="string" calcext:value-type="string">
            <text:p>λ<text:span text:style-name="T3">3 </text:span><text:span text:style-name="T4">Boosting</text:span></text:p>
          </table:table-cell>
          <table:table-cell table:number-columns-repeated="10"/>
        </table:table-row>
        <table:table-row table:style-name="ro1">
          <table:table-cell table:style-name="ce4" table:number-columns-repeated="2"/>
          <table:table-cell table:style-name="ce4" office:value-type="float" office:value="0" calcext:value-type="float">
            <text:p>0</text:p>
          </table:table-cell>
          <table:table-cell table:style-name="ce4" office:value-type="float" office:value="0.1" calcext:value-type="float">
            <text:p>0.1</text:p>
          </table:table-cell>
          <table:table-cell table:style-name="ce4" office:value-type="float" office:value="0.2" calcext:value-type="float">
            <text:p>0.2</text:p>
          </table:table-cell>
          <table:table-cell table:style-name="ce4" office:value-type="float" office:value="0.3" calcext:value-type="float">
            <text:p>0.3</text:p>
          </table:table-cell>
          <table:table-cell table:style-name="ce4" office:value-type="float" office:value="0.4" calcext:value-type="float">
            <text:p>0.4</text:p>
          </table:table-cell>
          <table:table-cell table:style-name="ce4" office:value-type="float" office:value="0.5" calcext:value-type="float">
            <text:p>0.5</text:p>
          </table:table-cell>
          <table:table-cell table:style-name="ce4" office:value-type="float" office:value="0.6" calcext:value-type="float">
            <text:p>0.6</text:p>
          </table:table-cell>
          <table:table-cell table:style-name="ce4" office:value-type="float" office:value="0.7" calcext:value-type="float">
            <text:p>0.7</text:p>
          </table:table-cell>
          <table:table-cell table:style-name="ce4" office:value-type="float" office:value="0.8" calcext:value-type="float">
            <text:p>0.8</text:p>
          </table:table-cell>
          <table:table-cell table:style-name="ce4" office:value-type="float" office:value="0.9" calcext:value-type="float">
            <text:p>0.9</text:p>
          </table:table-cell>
          <table:table-cell table:style-name="ce4" office:value-type="float" office:value="0.95" calcext:value-type="float">
            <text:p>0.95</text:p>
          </table:table-cell>
          <table:table-cell table:style-name="ce4" office:value-type="float" office:value="0.99" calcext:value-type="float">
            <text:p>0.99</text:p>
          </table:table-cell>
        </table:table-row>
        <table:table-row table:style-name="ro3">
          <table:table-cell table:style-name="ce4" office:value-type="string" calcext:value-type="string">
            <text:p>CZ</text:p>
          </table:table-cell>
          <table:table-cell table:style-name="ce5" office:value-type="string" calcext:value-type="string">
            <text:p>λ<text:span text:style-name="T3">0</text:span></text:p>
          </table:table-cell>
          <table:table-cell table:style-name="ce6" office:value-type="float" office:value="0.25287540019698" calcext:value-type="float">
            <text:p>0.2528754002</text:p>
          </table:table-cell>
          <table:table-cell table:style-name="ce6" office:value-type="float" office:value="0.231176862073527" calcext:value-type="float">
            <text:p>0.2311768621</text:p>
          </table:table-cell>
          <table:table-cell table:style-name="ce6" office:value-type="float" office:value="0.212907830476256" calcext:value-type="float">
            <text:p>0.2129078305</text:p>
          </table:table-cell>
          <table:table-cell table:style-name="ce6" office:value-type="float" office:value="0.197314790137776" calcext:value-type="float">
            <text:p>0.1973147901</text:p>
          </table:table-cell>
          <table:table-cell table:style-name="ce6" office:value-type="float" office:value="0.183849907176819" calcext:value-type="float">
            <text:p>0.1838499072</text:p>
          </table:table-cell>
          <table:table-cell table:style-name="ce6" office:value-type="float" office:value="0.172105333109854" calcext:value-type="float">
            <text:p>0.1721053331</text:p>
          </table:table-cell>
          <table:table-cell table:style-name="ce6" office:value-type="float" office:value="0.161771177364892" calcext:value-type="float">
            <text:p>0.1617711774</text:p>
          </table:table-cell>
          <table:table-cell table:style-name="ce6" office:value-type="float" office:value="0.152607763498583" calcext:value-type="float">
            <text:p>0.1526077635</text:p>
          </table:table-cell>
          <table:table-cell table:style-name="ce6" office:value-type="float" office:value="0.144426809099142" calcext:value-type="float">
            <text:p>0.1444268091</text:p>
          </table:table-cell>
          <table:table-cell table:style-name="ce6" office:value-type="float" office:value="0.137078351105677" calcext:value-type="float">
            <text:p>0.1370783511</text:p>
          </table:table-cell>
          <table:table-cell table:style-name="ce6" office:value-type="float" office:value="0.133677583231716" calcext:value-type="float">
            <text:p>0.1336775832</text:p>
          </table:table-cell>
          <table:table-cell table:style-name="ce6" office:value-type="float" office:value="0.131076096565736" calcext:value-type="float">
            <text:p>0.1310760966</text:p>
          </table:table-cell>
        </table:table-row>
        <table:table-row table:style-name="ro4">
          <table:table-cell table:style-name="ce4"/>
          <table:table-cell table:style-name="ce5" office:value-type="string" calcext:value-type="string">
            <text:p>λ<text:span text:style-name="T3">1</text:span></text:p>
          </table:table-cell>
          <table:table-cell table:style-name="ce6" office:value-type="float" office:value="0.442825625759841" calcext:value-type="float">
            <text:p>0.4428256258</text:p>
          </table:table-cell>
          <table:table-cell table:style-name="ce6" office:value-type="float" office:value="0.404827984569324" calcext:value-type="float">
            <text:p>0.4048279846</text:p>
          </table:table-cell>
          <table:table-cell table:style-name="ce6" office:value-type="float" office:value="0.372835962637631" calcext:value-type="float">
            <text:p>0.3728359626</text:p>
          </table:table-cell>
          <table:table-cell table:style-name="ce6" office:value-type="float" office:value="0.345530033156126" calcext:value-type="float">
            <text:p>0.3455300332</text:p>
          </table:table-cell>
          <table:table-cell table:style-name="ce6" office:value-type="float" office:value="0.321950850608816" calcext:value-type="float">
            <text:p>0.3219508506</text:p>
          </table:table-cell>
          <table:table-cell table:style-name="ce6" office:value-type="float" office:value="0.301384206496992" calcext:value-type="float">
            <text:p>0.3013842065</text:p>
          </table:table-cell>
          <table:table-cell table:style-name="ce6" office:value-type="float" office:value="0.28328743243001" calcext:value-type="float">
            <text:p>0.2832874324</text:p>
          </table:table-cell>
          <table:table-cell table:style-name="ce6" office:value-type="float" office:value="0.267240816285126" calcext:value-type="float">
            <text:p>0.2672408163</text:p>
          </table:table-cell>
          <table:table-cell table:style-name="ce6" office:value-type="float" office:value="0.252914645181006" calcext:value-type="float">
            <text:p>0.2529146452</text:p>
          </table:table-cell>
          <table:table-cell table:style-name="ce6" office:value-type="float" office:value="0.240046309602333" calcext:value-type="float">
            <text:p>0.2400463096</text:p>
          </table:table-cell>
          <table:table-cell table:style-name="ce6" office:value-type="float" office:value="0.234091016360373" calcext:value-type="float">
            <text:p>0.2340910164</text:p>
          </table:table-cell>
          <table:table-cell table:style-name="ce6" office:value-type="float" office:value="0.229535393473088" calcext:value-type="float">
            <text:p>0.2295353935</text:p>
          </table:table-cell>
        </table:table-row>
        <table:table-row table:style-name="ro4">
          <table:table-cell table:style-name="ce4"/>
          <table:table-cell table:style-name="ce5" office:value-type="string" calcext:value-type="string">
            <text:p>λ<text:span text:style-name="T3">2</text:span></text:p>
          </table:table-cell>
          <table:table-cell table:style-name="ce6" office:value-type="float" office:value="0.242910992946421" calcext:value-type="float">
            <text:p>0.2429109929</text:p>
          </table:table-cell>
          <table:table-cell table:style-name="ce6" office:value-type="float" office:value="0.222067473027329" calcext:value-type="float">
            <text:p>0.222067473</text:p>
          </table:table-cell>
          <table:table-cell table:style-name="ce6" office:value-type="float" office:value="0.204518321935504" calcext:value-type="float">
            <text:p>0.2045183219</text:p>
          </table:table-cell>
          <table:table-cell table:style-name="ce6" office:value-type="float" office:value="0.18953971623197" calcext:value-type="float">
            <text:p>0.1895397162</text:p>
          </table:table-cell>
          <table:table-cell table:style-name="ce6" office:value-type="float" office:value="0.176605409109152" calcext:value-type="float">
            <text:p>0.1766054091</text:p>
          </table:table-cell>
          <table:table-cell table:style-name="ce6" office:value-type="float" office:value="0.165323623114481" calcext:value-type="float">
            <text:p>0.1653236231</text:p>
          </table:table-cell>
          <table:table-cell table:style-name="ce6" office:value-type="float" office:value="0.155396678732717" calcext:value-type="float">
            <text:p>0.1553966787</text:p>
          </table:table-cell>
          <table:table-cell table:style-name="ce6" office:value-type="float" office:value="0.146594343830586" calcext:value-type="float">
            <text:p>0.1465943438</text:p>
          </table:table-cell>
          <table:table-cell table:style-name="ce6" office:value-type="float" office:value="0.138735755154624" calcext:value-type="float">
            <text:p>0.1387357552</text:p>
          </table:table-cell>
          <table:table-cell table:style-name="ce6" office:value-type="float" office:value="0.131676858850645" calcext:value-type="float">
            <text:p>0.1316768589</text:p>
          </table:table-cell>
          <table:table-cell table:style-name="ce6" office:value-type="float" office:value="0.128410096245817" calcext:value-type="float">
            <text:p>0.1284100962</text:p>
          </table:table-cell>
          <table:table-cell table:style-name="ce6" office:value-type="float" office:value="0.12591111964043" calcext:value-type="float">
            <text:p>0.1259111196</text:p>
          </table:table-cell>
        </table:table-row>
        <table:table-row table:style-name="ro4">
          <table:table-cell table:style-name="ce4"/>
          <table:table-cell table:style-name="ce5" office:value-type="string" calcext:value-type="string">
            <text:p>λ<text:span text:style-name="T3">3</text:span></text:p>
          </table:table-cell>
          <table:table-cell table:style-name="ce6" office:value-type="float" office:value="0.0613879810967574" calcext:value-type="float">
            <text:p>0.0613879811</text:p>
          </table:table-cell>
          <table:table-cell table:style-name="ce6" office:value-type="float" office:value="0.141927680329819" calcext:value-type="float">
            <text:p>0.1419276803</text:p>
          </table:table-cell>
          <table:table-cell table:style-name="ce6" office:value-type="float" office:value="0.209737884950609" calcext:value-type="float">
            <text:p>0.209737885</text:p>
          </table:table-cell>
          <table:table-cell table:style-name="ce6" office:value-type="float" office:value="0.267615460474128" calcext:value-type="float">
            <text:p>0.2676154605</text:p>
          </table:table-cell>
          <table:table-cell table:style-name="ce6" office:value-type="float" office:value="0.317593833105213" calcext:value-type="float">
            <text:p>0.3175938331</text:p>
          </table:table-cell>
          <table:table-cell table:style-name="ce6" office:value-type="float" office:value="0.361186837278673" calcext:value-type="float">
            <text:p>0.3611868373</text:p>
          </table:table-cell>
          <table:table-cell table:style-name="ce6" office:value-type="float" office:value="0.39954471147238" calcext:value-type="float">
            <text:p>0.3995447115</text:p>
          </table:table-cell>
          <table:table-cell table:style-name="ce6" office:value-type="float" office:value="0.433557076385705" calcext:value-type="float">
            <text:p>0.4335570764</text:p>
          </table:table-cell>
          <table:table-cell table:style-name="ce6" office:value-type="float" office:value="0.463922790565228" calcext:value-type="float">
            <text:p>0.4639227906</text:p>
          </table:table-cell>
          <table:table-cell table:style-name="ce6" office:value-type="float" office:value="0.491198480441345" calcext:value-type="float">
            <text:p>0.4911984804</text:p>
          </table:table-cell>
          <table:table-cell table:style-name="ce6" office:value-type="float" office:value="0.503821304162093" calcext:value-type="float">
            <text:p>0.5038213042</text:p>
          </table:table-cell>
          <table:table-cell table:style-name="ce6" office:value-type="float" office:value="0.513477390320746" calcext:value-type="float">
            <text:p>0.5134773903</text:p>
          </table:table-cell>
        </table:table-row>
        <table:table-row table:style-name="ro1">
          <table:table-cell/>
          <table:table-cell table:style-name="ce5" office:value-type="string" calcext:value-type="string">
            <text:p>sum</text:p>
          </table:table-cell>
          <table:table-cell table:style-name="ce6" table:formula="of:=SUM([boost.C11:.C14])" office:value-type="float" office:value="1" calcext:value-type="float">
            <text:p>1</text:p>
          </table:table-cell>
          <table:table-cell table:style-name="ce6" table:formula="of:=SUM([boost.D11:.D14])" office:value-type="float" office:value="0.999999999999999" calcext:value-type="float">
            <text:p>1</text:p>
          </table:table-cell>
          <table:table-cell table:style-name="ce6" table:formula="of:=SUM([boost.E11:.E14])" office:value-type="float" office:value="1" calcext:value-type="float">
            <text:p>1</text:p>
          </table:table-cell>
          <table:table-cell table:style-name="ce6" table:formula="of:=SUM([boost.F11:.F14])" office:value-type="float" office:value="1" calcext:value-type="float">
            <text:p>1</text:p>
          </table:table-cell>
          <table:table-cell table:style-name="ce6" table:formula="of:=SUM([boost.G11:.G14])" office:value-type="float" office:value="1" calcext:value-type="float">
            <text:p>1</text:p>
          </table:table-cell>
          <table:table-cell table:style-name="ce6" table:formula="of:=SUM([boost.H11:.H14])" office:value-type="float" office:value="1" calcext:value-type="float">
            <text:p>1</text:p>
          </table:table-cell>
          <table:table-cell table:style-name="ce6" table:formula="of:=SUM([boost.I11:.I14])" office:value-type="float" office:value="0.999999999999999" calcext:value-type="float">
            <text:p>1</text:p>
          </table:table-cell>
          <table:table-cell table:style-name="ce6" table:formula="of:=SUM([boost.J11:.J14])" office:value-type="float" office:value="1" calcext:value-type="float">
            <text:p>1</text:p>
          </table:table-cell>
          <table:table-cell table:style-name="ce6" table:formula="of:=SUM([boost.K11:.K14])" office:value-type="float" office:value="1" calcext:value-type="float">
            <text:p>1</text:p>
          </table:table-cell>
          <table:table-cell table:style-name="ce6" table:formula="of:=SUM([boost.L11:.L14])" office:value-type="float" office:value="1" calcext:value-type="float">
            <text:p>1</text:p>
          </table:table-cell>
          <table:table-cell table:style-name="ce6" table:formula="of:=SUM([boost.M11:.M14])" office:value-type="float" office:value="0.999999999999999" calcext:value-type="float">
            <text:p>1</text:p>
          </table:table-cell>
          <table:table-cell table:style-name="ce6" table:formula="of:=SUM([boost.N11:.N14])" office:value-type="float" office:value="1" calcext:value-type="float">
            <text:p>1</text:p>
          </table:table-cell>
        </table:table-row>
        <table:table-row table:style-name="ro1">
          <table:table-cell table:style-name="ce4" office:value-type="string" calcext:value-type="string">
            <text:p><text:s/></text:p>
          </table:table-cell>
          <table:table-cell table:style-name="ce5" office:value-type="string" calcext:value-type="string">
            <text:p>H</text:p>
          </table:table-cell>
          <table:table-cell table:style-name="ce6" office:value-type="float" office:value="10.3961981574849" calcext:value-type="float">
            <text:p>10.3961981575</text:p>
          </table:table-cell>
          <table:table-cell table:style-name="ce6" office:value-type="float" office:value="10.4017558601187" calcext:value-type="float">
            <text:p>10.4017558601</text:p>
          </table:table-cell>
          <table:table-cell table:style-name="ce6" office:value-type="float" office:value="10.4423856148576" calcext:value-type="float">
            <text:p>10.4423856149</text:p>
          </table:table-cell>
          <table:table-cell table:style-name="ce6" office:value-type="float" office:value="10.4938238267414" calcext:value-type="float">
            <text:p>10.4938238267</text:p>
          </table:table-cell>
          <table:table-cell table:style-name="ce6" office:value-type="float" office:value="10.5490073060495" calcext:value-type="float">
            <text:p>10.549007306</text:p>
          </table:table-cell>
          <table:table-cell table:style-name="ce6" office:value-type="float" office:value="10.6050579908455" calcext:value-type="float">
            <text:p>10.6050579908</text:p>
          </table:table-cell>
          <table:table-cell table:style-name="ce6" office:value-type="float" office:value="10.6606360733943" calcext:value-type="float">
            <text:p>10.6606360734</text:p>
          </table:table-cell>
          <table:table-cell table:style-name="ce6" office:value-type="float" office:value="10.7150842735812" calcext:value-type="float">
            <text:p>10.7150842736</text:p>
          </table:table-cell>
          <table:table-cell table:style-name="ce6" office:value-type="float" office:value="10.7680825471467" calcext:value-type="float">
            <text:p>10.7680825471</text:p>
          </table:table-cell>
          <table:table-cell table:style-name="ce6" office:value-type="float" office:value="10.8194888418276" calcext:value-type="float">
            <text:p>10.8194888418</text:p>
          </table:table-cell>
          <table:table-cell table:style-name="ce6" office:value-type="float" office:value="10.8445786585027" calcext:value-type="float">
            <text:p>10.8445786585</text:p>
          </table:table-cell>
          <table:table-cell table:style-name="ce6" office:value-type="float" office:value="10.8643554579905" calcext:value-type="float">
            <text:p>10.864355458</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6">00/00/0000</text:date>, <text:time style:data-style-name="N2" text:time-value="20:08:12.85460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cm" svg:height="8.988cm" xlink:href="." xlink:type="simple" chart:class="chart:scatter" chart:style-name="ch1">
        <chart:title svg:x="5.453cm" svg:y="0.314cm" chart:style-name="ch2">
          <text:p>Randomization of words</text:p>
        </chart:title>
        <chart:subtitle svg:x="7.29cm" svg:y="1.286cm" chart:style-name="ch3">
          <text:p>English</text:p>
        </chart:subtitle>
        <chart:legend chart:legend-position="end" svg:x="13.758cm" svg:y="3.691cm" style:legend-expansion="high" chart:style-name="ch4"/>
        <chart:plot-area chart:style-name="ch5" chart:data-source-has-labels="both" svg:x="1.323cm" svg:y="2.118cm" svg:width="12.116cm" svg:height="5.717cm">
          <chartooo:coordinate-region svg:x="2.242cm" svg:y="2.319cm" svg:width="10.862cm" svg:height="4.865cm"/>
          <chart:axis chart:dimension="x" chart:name="primary-x" chart:style-name="ch6" chartooo:axis-type="auto">
            <chart:title svg:x="7.219cm" svg:y="8.015cm" chart:style-name="ch7">
              <text:p>P</text:p>
            </chart:title>
            <chart:categories table:cell-range-address="local-table.$A$2:.$A$5"/>
          </chart:axis>
          <chart:axis chart:dimension="y" chart:name="primary-y" chart:style-name="ch6">
            <chart:title svg:x="0.451cm" svg:y="5.148cm" chart:style-name="ch8">
              <text:p>H</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mean</text:p>
              </table:table-cell>
            </table:table-row>
          </table:table-header-rows>
          <table:table-rows>
            <table:table-row>
              <table:table-cell office:value-type="string">
                <text:p>1</text:p>
              </table:table-cell>
              <table:table-cell office:value-type="float" office:value="0.05">
                <text:p>0.05</text:p>
              </table:table-cell>
              <table:table-cell office:value-type="float" office:value="5.37700366454968">
                <text:p>5.37700366454968</text:p>
              </table:table-cell>
              <table:table-cell office:value-type="float" office:value="5.38433198970538">
                <text:p>5.38433198970538</text:p>
              </table:table-cell>
              <table:table-cell office:value-type="float" office:value="5.38033350736046">
                <text:p>5.38033350736046</text:p>
              </table:table-cell>
            </table:table-row>
            <table:table-row>
              <table:table-cell office:value-type="string">
                <text:p>2</text:p>
              </table:table-cell>
              <table:table-cell office:value-type="float" office:value="0.01">
                <text:p>0.01</text:p>
              </table:table-cell>
              <table:table-cell office:value-type="float" office:value="5.30469728797989">
                <text:p>5.30469728797989</text:p>
              </table:table-cell>
              <table:table-cell office:value-type="float" office:value="5.30867855987036">
                <text:p>5.30867855987036</text:p>
              </table:table-cell>
              <table:table-cell office:value-type="float" office:value="5.30669229720902">
                <text:p>5.30669229720902</text:p>
              </table:table-cell>
            </table:table-row>
            <table:table-row>
              <table:table-cell office:value-type="string">
                <text:p>3</text:p>
              </table:table-cell>
              <table:table-cell office:value-type="float" office:value="0.001">
                <text:p>0.001</text:p>
              </table:table-cell>
              <table:table-cell office:value-type="float" office:value="5.28888979146021">
                <text:p>5.28888979146021</text:p>
              </table:table-cell>
              <table:table-cell office:value-type="float" office:value="5.29003541455252">
                <text:p>5.29003541455252</text:p>
              </table:table-cell>
              <table:table-cell office:value-type="float" office:value="5.28949291978783">
                <text:p>5.28949291978783</text:p>
              </table:table-cell>
            </table:table-row>
            <table:table-row>
              <table:table-cell office:value-type="string">
                <text:p>4</text:p>
              </table:table-cell>
              <table:table-cell office:value-type="float" office:value="0.0001">
                <text:p>0.0001</text:p>
              </table:table-cell>
              <table:table-cell office:value-type="float" office:value="5.28749163263826">
                <text:p>5.28749163263826</text:p>
              </table:table-cell>
              <table:table-cell office:value-type="float" office:value="5.28786653047863">
                <text:p>5.28786653047863</text:p>
              </table:table-cell>
              <table:table-cell office:value-type="float" office:value="5.28771491791852">
                <text:p>5.28771491791852</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cm" svg:height="8.99cm" xlink:href="." xlink:type="simple" chart:class="chart:scatter" chart:style-name="ch1">
        <chart:title svg:x="5.453cm" svg:y="0.314cm" chart:style-name="ch2">
          <text:p>Randomization of words</text:p>
        </chart:title>
        <chart:subtitle svg:x="7.375cm" svg:y="1.286cm" chart:style-name="ch3">
          <text:p>Czech</text:p>
        </chart:subtitle>
        <chart:legend chart:legend-position="end" svg:x="13.758cm" svg:y="3.692cm" style:legend-expansion="high" chart:style-name="ch4"/>
        <chart:plot-area chart:style-name="ch5" chart:data-source-has-labels="both" svg:x="1.323cm" svg:y="2.118cm" svg:width="12.116cm" svg:height="5.719cm">
          <chartooo:coordinate-region svg:x="2.242cm" svg:y="2.319cm" svg:width="10.862cm" svg:height="4.867cm"/>
          <chart:axis chart:dimension="x" chart:name="primary-x" chart:style-name="ch6" chartooo:axis-type="auto">
            <chart:title svg:x="7.219cm" svg:y="8.017cm" chart:style-name="ch7">
              <text:p>P</text:p>
            </chart:title>
            <chart:categories table:cell-range-address="local-table.$A$2:.$A$5"/>
          </chart:axis>
          <chart:axis chart:dimension="y" chart:name="primary-y" chart:style-name="ch6">
            <chart:title svg:x="0.451cm" svg:y="5.149cm" chart:style-name="ch8">
              <text:p>H</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mean</text:p>
              </table:table-cell>
            </table:table-row>
          </table:table-header-rows>
          <table:table-rows>
            <table:table-row>
              <table:table-cell office:value-type="string">
                <text:p>1</text:p>
              </table:table-cell>
              <table:table-cell office:value-type="float" office:value="0.05">
                <text:p>0.05</text:p>
              </table:table-cell>
              <table:table-cell office:value-type="float" office:value="4.69787633295701">
                <text:p>4.69787633295701</text:p>
              </table:table-cell>
              <table:table-cell office:value-type="float" office:value="4.70287085912297">
                <text:p>4.70287085912297</text:p>
              </table:table-cell>
              <table:table-cell office:value-type="float" office:value="4.69946618567213">
                <text:p>4.69946618567213</text:p>
              </table:table-cell>
            </table:table-row>
            <table:table-row>
              <table:table-cell office:value-type="string">
                <text:p>2</text:p>
              </table:table-cell>
              <table:table-cell office:value-type="float" office:value="0.01">
                <text:p>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001">
                <text:p>0.001</text:p>
              </table:table-cell>
              <table:table-cell office:value-type="float" office:value="4.74630471295008">
                <text:p>4.74630471295008</text:p>
              </table:table-cell>
              <table:table-cell office:value-type="float" office:value="4.74748008496238">
                <text:p>4.74748008496238</text:p>
              </table:table-cell>
              <table:table-cell office:value-type="float" office:value="4.74694917638472">
                <text:p>4.74694917638472</text:p>
              </table:table-cell>
            </table:table-row>
            <table:table-row>
              <table:table-cell office:value-type="string">
                <text:p>4</text:p>
              </table:table-cell>
              <table:table-cell office:value-type="float" office:value="0.0001">
                <text:p>0.0001</text:p>
              </table:table-cell>
              <table:table-cell office:value-type="float" office:value="4.74757989839124">
                <text:p>4.74757989839124</text:p>
              </table:table-cell>
              <table:table-cell office:value-type="float" office:value="4.74793007337909">
                <text:p>4.74793007337909</text:p>
              </table:table-cell>
              <table:table-cell office:value-type="float" office:value="4.74774825152768">
                <text:p>4.74774825152768</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4cm" svg:height="8.997cm" xlink:href="." xlink:type="simple" chart:class="chart:scatter" chart:style-name="ch1">
        <chart:title svg:x="3.363cm" svg:y="0.314cm" chart:style-name="ch2">
          <text:p>Increase in Unique Words (hapax legomena)
after character randomization</text:p>
        </chart:title>
        <chart:legend chart:legend-position="end" svg:x="13.494cm" svg:y="3.946cm" style:legend-expansion="high" chart:style-name="ch3"/>
        <chart:plot-area chart:style-name="ch4" chart:data-source-has-labels="both" svg:x="1.323cm" svg:y="1.802cm" svg:width="11.852cm" svg:height="6.042cm">
          <chartooo:coordinate-region svg:x="2.548cm" svg:y="2.003cm" svg:width="10.292cm" svg:height="5.19cm"/>
          <chart:axis chart:dimension="x" chart:name="primary-x" chart:style-name="ch5" chartooo:axis-type="auto">
            <chart:title svg:x="7.087cm" svg:y="8.024cm" chart:style-name="ch6">
              <text:p>P</text:p>
            </chart:title>
            <chart:categories table:cell-range-address="local-table.$A$2:.$A$7"/>
          </chart:axis>
          <chart:axis chart:dimension="y" chart:name="primary-y" chart:style-name="ch5">
            <chart:title svg:x="0.451cm" svg:y="4.995cm" chart:style-name="ch7">
              <text:p>N</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nglish</text:p>
              </table:table-cell>
              <table:table-cell office:value-type="string">
                <text:p>Czech</text:p>
              </table:table-cell>
            </table:table-row>
          </table:table-header-rows>
          <table:table-rows>
            <table:table-row>
              <table:table-cell office:value-type="string">
                <text:p>1</text:p>
              </table:table-cell>
              <table:table-cell office:value-type="float" office:value="0.1">
                <text:p>0.1</text:p>
              </table:table-cell>
              <table:table-cell office:value-type="float" office:value="55023.1">
                <text:p>55023.1</text:p>
              </table:table-cell>
              <table:table-cell office:value-type="float" office:value="84010.9">
                <text:p>84010.9</text:p>
              </table:table-cell>
            </table:table-row>
            <table:table-row>
              <table:table-cell office:value-type="string">
                <text:p>2</text:p>
              </table:table-cell>
              <table:table-cell office:value-type="float" office:value="0.05">
                <text:p>0.05</text:p>
              </table:table-cell>
              <table:table-cell office:value-type="float" office:value="34393.6">
                <text:p>34393.6</text:p>
              </table:table-cell>
              <table:table-cell office:value-type="float" office:value="60463.1">
                <text:p>60463.1</text:p>
              </table:table-cell>
            </table:table-row>
            <table:table-row>
              <table:table-cell office:value-type="string">
                <text:p>3</text:p>
              </table:table-cell>
              <table:table-cell office:value-type="float" office:value="0.01">
                <text:p>0.01</text:p>
              </table:table-cell>
              <table:table-cell office:value-type="float" office:value="11641">
                <text:p>11641</text:p>
              </table:table-cell>
              <table:table-cell office:value-type="float" office:value="34367.9">
                <text:p>34367.9</text:p>
              </table:table-cell>
            </table:table-row>
            <table:table-row>
              <table:table-cell office:value-type="string">
                <text:p>4</text:p>
              </table:table-cell>
              <table:table-cell office:value-type="float" office:value="0.001">
                <text:p>0.001</text:p>
              </table:table-cell>
              <table:table-cell office:value-type="float" office:value="4721.8">
                <text:p>4721.8</text:p>
              </table:table-cell>
              <table:table-cell office:value-type="float" office:value="27153.5">
                <text:p>27153.5</text:p>
              </table:table-cell>
            </table:table-row>
            <table:table-row>
              <table:table-cell office:value-type="string">
                <text:p>5</text:p>
              </table:table-cell>
              <table:table-cell office:value-type="float" office:value="0.0001">
                <text:p>0.0001</text:p>
              </table:table-cell>
              <table:table-cell office:value-type="float" office:value="3902.5">
                <text:p>3902.5</text:p>
              </table:table-cell>
              <table:table-cell office:value-type="float" office:value="26405.2">
                <text:p>26405.2</text:p>
              </table:table-cell>
            </table:table-row>
            <table:table-row>
              <table:table-cell office:value-type="string">
                <text:p>6</text:p>
              </table:table-cell>
              <table:table-cell office:value-type="float" office:value="0">
                <text:p>0</text:p>
              </table:table-cell>
              <table:table-cell office:value-type="float" office:value="3811">
                <text:p>3811</text:p>
              </table:table-cell>
              <table:table-cell office:value-type="float" office:value="26315">
                <text:p>2631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4cm" svg:height="8.997cm" xlink:href="." xlink:type="simple" chart:class="chart:scatter" chart:style-name="ch1">
        <chart:title svg:x="5.092cm" svg:y="0.314cm" chart:style-name="ch2">
          <text:p>Increase in Unique Bigrams</text:p>
        </chart:title>
        <chart:subtitle svg:x="5.401cm" svg:y="1.286cm" chart:style-name="ch3">
          <text:p>after character randomization</text:p>
        </chart:subtitle>
        <chart:legend chart:legend-position="end" svg:x="13.494cm" svg:y="3.946cm" style:legend-expansion="high" chart:style-name="ch4"/>
        <chart:plot-area chart:style-name="ch5" chart:data-source-has-labels="both" svg:x="1.323cm" svg:y="2.118cm" svg:width="11.852cm" svg:height="5.726cm">
          <chartooo:coordinate-region svg:x="2.548cm" svg:y="2.319cm" svg:width="10.101cm" svg:height="4.874cm"/>
          <chart:axis chart:dimension="x" chart:name="primary-x" chart:style-name="ch6" chartooo:axis-type="auto">
            <chart:title svg:x="7.087cm" svg:y="8.024cm" chart:style-name="ch7">
              <text:p>P</text:p>
            </chart:title>
            <chart:categories table:cell-range-address="local-table.$A$2:.$A$7"/>
          </chart:axis>
          <chart:axis chart:dimension="y" chart:name="primary-y" chart:style-name="ch6">
            <chart:title svg:x="0.451cm" svg:y="5.153cm" chart:style-name="ch8">
              <text:p>N</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nglish</text:p>
              </table:table-cell>
              <table:table-cell office:value-type="string">
                <text:p>Czech</text:p>
              </table:table-cell>
            </table:table-row>
          </table:table-header-rows>
          <table:table-rows>
            <table:table-row>
              <table:table-cell office:value-type="string">
                <text:p>1</text:p>
              </table:table-cell>
              <table:table-cell office:value-type="float" office:value="0.1">
                <text:p>0.1</text:p>
              </table:table-cell>
              <table:table-cell office:value-type="float" office:value="145281.1">
                <text:p>145281.1</text:p>
              </table:table-cell>
              <table:table-cell office:value-type="float" office:value="176077.9">
                <text:p>176077.9</text:p>
              </table:table-cell>
            </table:table-row>
            <table:table-row>
              <table:table-cell office:value-type="string">
                <text:p>2</text:p>
              </table:table-cell>
              <table:table-cell office:value-type="float" office:value="0.05">
                <text:p>0.05</text:p>
              </table:table-cell>
              <table:table-cell office:value-type="float" office:value="109346">
                <text:p>109346</text:p>
              </table:table-cell>
              <table:table-cell office:value-type="float" office:value="157761.3">
                <text:p>157761.3</text:p>
              </table:table-cell>
            </table:table-row>
            <table:table-row>
              <table:table-cell office:value-type="string">
                <text:p>3</text:p>
              </table:table-cell>
              <table:table-cell office:value-type="float" office:value="0.01">
                <text:p>0.01</text:p>
              </table:table-cell>
              <table:table-cell office:value-type="float" office:value="64364.2">
                <text:p>64364.2</text:p>
              </table:table-cell>
              <table:table-cell office:value-type="float" office:value="133215.9">
                <text:p>133215.9</text:p>
              </table:table-cell>
            </table:table-row>
            <table:table-row>
              <table:table-cell office:value-type="string">
                <text:p>4</text:p>
              </table:table-cell>
              <table:table-cell office:value-type="float" office:value="0.001">
                <text:p>0.001</text:p>
              </table:table-cell>
              <table:table-cell office:value-type="float" office:value="51159.7">
                <text:p>51159.7</text:p>
              </table:table-cell>
              <table:table-cell office:value-type="float" office:value="125881.6">
                <text:p>125881.6</text:p>
              </table:table-cell>
            </table:table-row>
            <table:table-row>
              <table:table-cell office:value-type="string">
                <text:p>5</text:p>
              </table:table-cell>
              <table:table-cell office:value-type="float" office:value="0.0001">
                <text:p>0.0001</text:p>
              </table:table-cell>
              <table:table-cell office:value-type="float" office:value="49756">
                <text:p>49756</text:p>
              </table:table-cell>
              <table:table-cell office:value-type="float" office:value="125093">
                <text:p>125093</text:p>
              </table:table-cell>
            </table:table-row>
            <table:table-row>
              <table:table-cell office:value-type="string">
                <text:p>6</text:p>
              </table:table-cell>
              <table:table-cell office:value-type="float" office:value="0">
                <text:p>0</text:p>
              </table:table-cell>
              <table:table-cell office:value-type="float" office:value="49603">
                <text:p>49603</text:p>
              </table:table-cell>
              <table:table-cell office:value-type="float" office:value="125010">
                <text:p>12501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395cm" svg:y="0.314cm" chart:style-name="ch2">
          <text:p>Hapax (Unique) Bigrams
after word randomization</text:p>
        </chart:title>
        <chart:legend chart:legend-position="end" svg:x="13.509cm" svg:y="3.947cm" style:legend-expansion="high" chart:style-name="ch3"/>
        <chart:plot-area chart:style-name="ch4" chart:data-source-has-labels="both" svg:x="1.323cm" svg:y="1.802cm" svg:width="11.867cm" svg:height="6.044cm">
          <chartooo:coordinate-region svg:x="2.548cm" svg:y="2.003cm" svg:width="10.116cm" svg:height="5.192cm"/>
          <chart:axis chart:dimension="x" chart:name="primary-x" chart:style-name="ch5" chartooo:axis-type="auto">
            <chart:title svg:x="7.094cm" svg:y="8.026cm" chart:style-name="ch6">
              <text:p>P</text:p>
            </chart:title>
            <chart:categories table:cell-range-address="local-table.$A$2:.$A$7"/>
          </chart:axis>
          <chart:axis chart:dimension="y" chart:name="primary-y" chart:style-name="ch5">
            <chart:title svg:x="0.451cm" svg:y="4.996cm" chart:style-name="ch7">
              <text:p>N</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nglish</text:p>
              </table:table-cell>
              <table:table-cell office:value-type="string">
                <text:p>Czech</text:p>
              </table:table-cell>
            </table:table-row>
          </table:table-header-rows>
          <table:table-rows>
            <table:table-row>
              <table:table-cell office:value-type="string">
                <text:p>1</text:p>
              </table:table-cell>
              <table:table-cell office:value-type="float" office:value="0.1">
                <text:p>0.1</text:p>
              </table:table-cell>
              <table:table-cell office:value-type="float" office:value="81580.3">
                <text:p>81580.3</text:p>
              </table:table-cell>
              <table:table-cell office:value-type="float" office:value="146601">
                <text:p>146601</text:p>
              </table:table-cell>
            </table:table-row>
            <table:table-row>
              <table:table-cell office:value-type="string">
                <text:p>2</text:p>
              </table:table-cell>
              <table:table-cell office:value-type="float" office:value="0.05">
                <text:p>0.05</text:p>
              </table:table-cell>
              <table:table-cell office:value-type="float" office:value="66130.8">
                <text:p>66130.8</text:p>
              </table:table-cell>
              <table:table-cell office:value-type="float" office:value="136178.1">
                <text:p>136178.1</text:p>
              </table:table-cell>
            </table:table-row>
            <table:table-row>
              <table:table-cell office:value-type="string">
                <text:p>3</text:p>
              </table:table-cell>
              <table:table-cell office:value-type="float" office:value="0.01">
                <text:p>0.01</text:p>
              </table:table-cell>
              <table:table-cell office:value-type="float" office:value="53024.4">
                <text:p>53024.4</text:p>
              </table:table-cell>
              <table:table-cell office:value-type="float" office:value="127322.1">
                <text:p>127322.1</text:p>
              </table:table-cell>
            </table:table-row>
            <table:table-row>
              <table:table-cell office:value-type="string">
                <text:p>4</text:p>
              </table:table-cell>
              <table:table-cell office:value-type="float" office:value="0.001">
                <text:p>0.001</text:p>
              </table:table-cell>
              <table:table-cell office:value-type="float" office:value="49951">
                <text:p>49951</text:p>
              </table:table-cell>
              <table:table-cell office:value-type="float" office:value="125243.1">
                <text:p>125243.1</text:p>
              </table:table-cell>
            </table:table-row>
            <table:table-row>
              <table:table-cell office:value-type="string">
                <text:p>5</text:p>
              </table:table-cell>
              <table:table-cell office:value-type="float" office:value="0.0001">
                <text:p>0.0001</text:p>
              </table:table-cell>
              <table:table-cell office:value-type="float" office:value="49635.5">
                <text:p>49635.5</text:p>
              </table:table-cell>
              <table:table-cell office:value-type="float" office:value="125031.4">
                <text:p>125031.4</text:p>
              </table:table-cell>
            </table:table-row>
            <table:table-row>
              <table:table-cell office:value-type="string">
                <text:p>6</text:p>
              </table:table-cell>
              <table:table-cell office:value-type="float" office:value="0">
                <text:p>0</text:p>
              </table:table-cell>
              <table:table-cell office:value-type="float" office:value="49603">
                <text:p>49603</text:p>
              </table:table-cell>
              <table:table-cell office:value-type="float" office:value="125010">
                <text:p>12501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pt"/>
      <style:text-properties style:font-name="Liberation Sans" fo:font-weight="normal" style:font-name-asian="Arial Unicode MS" style:font-weight-asian="normal" style:font-name-complex="Arial Unicode MS" style:font-weight-complex="normal"/>
    </style:style>
    <style:style style:name="ce4"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words" table:style-name="ta1">
        <table:table-column table:style-name="co1" table:number-columns-repeated="6" table:default-cell-style-name="Default"/>
        <table:table-row table:style-name="ro1" table:number-rows-repeated="75">
          <table:table-cell table:number-columns-repeated="6"/>
        </table:table-row>
        <table:table-row table:style-name="ro1">
          <table:table-cell/>
          <table:table-cell table:style-name="ce1"/>
          <table:table-cell office:value-type="string" calcext:value-type="string">
            <text:p>English</text:p>
          </table:table-cell>
          <table:table-cell/>
          <table:table-cell office:value-type="string" calcext:value-type="string">
            <text:p>Czech</text:p>
          </table:table-cell>
          <table:table-cell/>
        </table:table-row>
        <table:table-row table:style-name="ro1">
          <table:table-cell/>
          <table:table-cell table:style-name="ce2" office:value-type="string" calcext:value-type="string">
            <text:p>Likelihood</text:p>
          </table:table-cell>
          <table:table-cell table:style-name="ce2" office:value-type="string" calcext:value-type="string">
            <text:p>N</text:p>
          </table:table-cell>
          <table:table-cell table:style-name="ce2" office:value-type="string" calcext:value-type="string">
            <text:p>% increase</text:p>
          </table:table-cell>
          <table:table-cell table:style-name="ce2" office:value-type="string" calcext:value-type="string">
            <text:p>N</text:p>
          </table:table-cell>
          <table:table-cell table:style-name="ce2" office:value-type="string" calcext:value-type="string">
            <text:p>% increase</text:p>
          </table:table-cell>
        </table:table-row>
        <table:table-row table:style-name="ro1">
          <table:table-cell/>
          <table:table-cell office:value-type="float" office:value="0.1" calcext:value-type="float">
            <text:p>0.1</text:p>
          </table:table-cell>
          <table:table-cell office:value-type="float" office:value="81580.3" calcext:value-type="float">
            <text:p>81580.3</text:p>
          </table:table-cell>
          <table:table-cell table:formula="of:=[.C78]/[.$C$84]*100" office:value-type="float" office:value="164.466463721952" calcext:value-type="float">
            <text:p>164.466463722</text:p>
          </table:table-cell>
          <table:table-cell office:value-type="float" office:value="146601" calcext:value-type="float">
            <text:p>146601</text:p>
          </table:table-cell>
          <table:table-cell table:formula="of:=[.E78]/[.$E$84]*100" office:value-type="float" office:value="117.271418286537" calcext:value-type="float">
            <text:p>117.2714182865</text:p>
          </table:table-cell>
        </table:table-row>
        <table:table-row table:style-name="ro1">
          <table:table-cell/>
          <table:table-cell office:value-type="float" office:value="0.05" calcext:value-type="float">
            <text:p>0.05</text:p>
          </table:table-cell>
          <table:table-cell table:style-name="ce1" office:value-type="float" office:value="66130.8" calcext:value-type="float">
            <text:p>66130.8</text:p>
          </table:table-cell>
          <table:table-cell table:formula="of:=[.C79]/[.$C$84]*100" office:value-type="float" office:value="133.320162086971" calcext:value-type="float">
            <text:p>133.320162087</text:p>
          </table:table-cell>
          <table:table-cell office:value-type="float" office:value="136178.1" calcext:value-type="float">
            <text:p>136178.1</text:p>
          </table:table-cell>
          <table:table-cell table:formula="of:=[.E79]/[.$E$84]*100" office:value-type="float" office:value="108.933765298776" calcext:value-type="float">
            <text:p>108.9337652988</text:p>
          </table:table-cell>
        </table:table-row>
        <table:table-row table:style-name="ro1">
          <table:table-cell/>
          <table:table-cell office:value-type="float" office:value="0.01" calcext:value-type="float">
            <text:p>0.01</text:p>
          </table:table-cell>
          <table:table-cell table:style-name="ce1" office:value-type="float" office:value="53024.4" calcext:value-type="float">
            <text:p>53024.4</text:p>
          </table:table-cell>
          <table:table-cell table:formula="of:=[.C80]/[.$C$84]*100" office:value-type="float" office:value="106.897566679435" calcext:value-type="float">
            <text:p>106.8975666794</text:p>
          </table:table-cell>
          <table:table-cell office:value-type="float" office:value="127322.1" calcext:value-type="float">
            <text:p>127322.1</text:p>
          </table:table-cell>
          <table:table-cell table:formula="of:=[.E80]/[.$E$84]*100" office:value-type="float" office:value="101.849532037437" calcext:value-type="float">
            <text:p>101.8495320374</text:p>
          </table:table-cell>
        </table:table-row>
        <table:table-row table:style-name="ro1">
          <table:table-cell/>
          <table:table-cell office:value-type="float" office:value="0.001" calcext:value-type="float">
            <text:p>0.001</text:p>
          </table:table-cell>
          <table:table-cell table:style-name="ce1" office:value-type="float" office:value="49951" calcext:value-type="float">
            <text:p>49951</text:p>
          </table:table-cell>
          <table:table-cell table:formula="of:=[.C81]/[.$C$84]*100" office:value-type="float" office:value="100.701570469528" calcext:value-type="float">
            <text:p>100.7015704695</text:p>
          </table:table-cell>
          <table:table-cell office:value-type="float" office:value="125243.1" calcext:value-type="float">
            <text:p>125243.1</text:p>
          </table:table-cell>
          <table:table-cell table:formula="of:=[.E81]/[.$E$84]*100" office:value-type="float" office:value="100.186465082793" calcext:value-type="float">
            <text:p>100.1864650828</text:p>
          </table:table-cell>
        </table:table-row>
        <table:table-row table:style-name="ro1">
          <table:table-cell/>
          <table:table-cell office:value-type="float" office:value="0.0001" calcext:value-type="float">
            <text:p>0.0001</text:p>
          </table:table-cell>
          <table:table-cell table:style-name="ce1" office:value-type="float" office:value="49635.5" calcext:value-type="float">
            <text:p>49635.5</text:p>
          </table:table-cell>
          <table:table-cell table:formula="of:=[.C82]/[.$C$84]*100" office:value-type="float" office:value="100.065520230631" calcext:value-type="float">
            <text:p>100.0655202306</text:p>
          </table:table-cell>
          <table:table-cell office:value-type="float" office:value="125031.4" calcext:value-type="float">
            <text:p>125031.4</text:p>
          </table:table-cell>
          <table:table-cell table:formula="of:=[.E82]/[.$E$84]*100" office:value-type="float" office:value="100.01711863051" calcext:value-type="float">
            <text:p>100.0171186305</text:p>
          </table:table-cell>
        </table:table-row>
        <table:table-row table:style-name="ro1">
          <table:table-cell/>
          <table:table-cell office:value-type="float" office:value="0.00001" calcext:value-type="float">
            <text:p>0.00001</text:p>
          </table:table-cell>
          <table:table-cell table:style-name="ce3" office:value-type="float" office:value="49606" calcext:value-type="float">
            <text:p>49606</text:p>
          </table:table-cell>
          <table:table-cell table:formula="of:=[.C83]/[.$C$84]*100" office:value-type="float" office:value="100.006048021289" calcext:value-type="float">
            <text:p>100.0060480213</text:p>
          </table:table-cell>
          <table:table-cell table:style-name="ce4" office:value-type="float" office:value="125013" calcext:value-type="float">
            <text:p>125013</text:p>
          </table:table-cell>
          <table:table-cell table:formula="of:=[.E83]/[.$E$84]*100" office:value-type="float" office:value="100.002399808015" calcext:value-type="float">
            <text:p>100.002399808</text:p>
          </table:table-cell>
        </table:table-row>
        <table:table-row table:style-name="ro1">
          <table:table-cell/>
          <table:table-cell office:value-type="float" office:value="0" calcext:value-type="float">
            <text:p>0</text:p>
          </table:table-cell>
          <table:table-cell office:value-type="float" office:value="49603" calcext:value-type="float">
            <text:p>49603</text:p>
          </table:table-cell>
          <table:table-cell/>
          <table:table-cell office:value-type="float" office:value="125010" calcext:value-type="float">
            <text:p>125010</text:p>
          </table:table-cell>
          <table:table-cell/>
        </table:table-row>
      </table:table>
      <table:named-expressions/>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cs" fo:country="CZ" style:font-name-asian="Segoe UI"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9:46:12.91058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co3" style:family="table-column">
      <style:table-column-properties fo:break-before="auto" style:column-width="26.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ce5" style:family="table-cell" style:parent-style-name="Default">
      <style:text-properties fo:font-weight="bold" style:font-weight-asian="bold" style:font-weight-complex="bold"/>
    </style:style>
    <style:style style:name="ce6" style:family="table-cell" style:parent-style-name="Default" style:data-style-name="N0"/>
  </office:automatic-styles>
  <office:body>
    <office:spreadsheet>
      <table:calculation-settings table:automatic-find-labels="false"/>
      <table:table table:name="stats" table:style-name="ta1">
        <table:table-column table:style-name="co1" table:default-cell-style-name="ce5"/>
        <table:table-column table:style-name="co2" table:default-cell-style-name="Default"/>
        <table:table-column table:style-name="co3" table:default-cell-style-name="Default"/>
        <table:table-row table:style-name="ro1">
          <table:table-cell table:style-name="Default"/>
          <table:table-cell table:number-columns-repeated="2"/>
        </table:table-row>
        <table:table-row table:style-name="ro1">
          <table:table-cell/>
          <table:table-cell table:style-name="ce5" office:value-type="string" calcext:value-type="string">
            <text:p>EN</text:p>
          </table:table-cell>
          <table:table-cell table:style-name="ce5" office:value-type="string" calcext:value-type="string">
            <text:p>CZ</text:p>
          </table:table-cell>
        </table:table-row>
        <table:table-row table:style-name="ro1">
          <table:table-cell office:value-type="string" calcext:value-type="string">
            <text:p>words</text:p>
          </table:table-cell>
          <table:table-cell office:value-type="float" office:value="221098" calcext:value-type="float">
            <text:p>221098</text:p>
          </table:table-cell>
          <table:table-cell office:value-type="float" office:value="222412" calcext:value-type="float">
            <text:p>222412</text:p>
          </table:table-cell>
        </table:table-row>
        <table:table-row table:style-name="ro1">
          <table:table-cell office:value-type="string" calcext:value-type="string">
            <text:p>chars</text:p>
          </table:table-cell>
          <table:table-cell office:value-type="float" office:value="972917" calcext:value-type="float">
            <text:p>972917</text:p>
          </table:table-cell>
          <table:table-cell office:value-type="float" office:value="1030631" calcext:value-type="float">
            <text:p>1030631</text:p>
          </table:table-cell>
        </table:table-row>
        <table:table-row table:style-name="ro1">
          <table:table-cell office:value-type="string" calcext:value-type="string">
            <text:p>chars/word</text:p>
          </table:table-cell>
          <table:table-cell office:value-type="float" office:value="4.40038806321179" calcext:value-type="float">
            <text:p>4,40038806321179</text:p>
          </table:table-cell>
          <table:table-cell office:value-type="float" office:value="4.6338821646314" calcext:value-type="float">
            <text:p>4,6338821646314</text:p>
          </table:table-cell>
        </table:table-row>
        <table:table-row table:style-name="ro1">
          <table:table-cell office:value-type="string" calcext:value-type="string">
            <text:p>|V|</text:p>
          </table:table-cell>
          <table:table-cell table:style-name="ce6" office:value-type="float" office:value="9608" calcext:value-type="float">
            <text:p>9608</text:p>
          </table:table-cell>
          <table:table-cell office:value-type="float" office:value="42827" calcext:value-type="float">
            <text:p>42827</text:p>
          </table:table-cell>
        </table:table-row>
        <table:table-row table:style-name="ro1">
          <table:table-cell office:value-type="string" calcext:value-type="string">
            <text:p>H</text:p>
          </table:table-cell>
          <table:table-cell office:value-type="float" office:value="5.28749" calcext:value-type="float">
            <text:p>5,28749</text:p>
          </table:table-cell>
          <table:table-cell office:value-type="float" office:value="4.74781859092542" calcext:value-type="float">
            <text:p>4,74781859092542</text:p>
          </table:table-cell>
        </table:table-row>
        <table:table-row table:style-name="ro1">
          <table:table-cell office:value-type="string" calcext:value-type="string">
            <text:p>H/word</text:p>
          </table:table-cell>
          <table:table-cell table:formula="of:=[.B7]/[.B3]" office:value-type="float" office:value="0.0000239146894137441" calcext:value-type="float">
            <text:p>2,39146894137441E-05</text:p>
          </table:table-cell>
          <table:table-cell table:formula="of:=[.C7]/[.C3]" office:value-type="float" office:value="0.0000213469533609941" calcext:value-type="float">
            <text:p>2,13469533609941E-0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3:52:20.7190858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16pt"/>
    </style:style>
    <style:style style:name="co3" style:family="table-column">
      <style:table-column-properties fo:break-before="auto" style:column-width="74.4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tats"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13">
          <table:table-cell table:number-columns-repeated="6"/>
        </table:table-row>
        <table:table-row table:style-name="ro1">
          <table:table-cell table:style-name="ce3" office:value-type="string" calcext:value-type="string">
            <text:p>English</text:p>
          </table:table-cell>
          <table:table-cell table:style-name="ce3" table:number-columns-repeated="2"/>
          <table:table-cell table:style-name="ce3" office:value-type="string" calcext:value-type="string">
            <text:p>Czech</text:p>
          </table:table-cell>
          <table:table-cell table:number-columns-repeated="2"/>
        </table:table-row>
        <table:table-row table:style-name="ro1">
          <table:table-cell table:style-name="ce3" office:value-type="string" calcext:value-type="string">
            <text:p>word </text:p>
          </table:table-cell>
          <table:table-cell table:style-name="ce3" office:value-type="string" calcext:value-type="string">
            <text:p>count</text:p>
          </table:table-cell>
          <table:table-cell table:style-name="ce3" office:value-type="string" calcext:value-type="string">
            <text:p>freq</text:p>
          </table:table-cell>
          <table:table-cell table:style-name="ce3" office:value-type="string" calcext:value-type="string">
            <text:p>word </text:p>
          </table:table-cell>
          <table:table-cell table:style-name="ce3" office:value-type="string" calcext:value-type="string">
            <text:p>count</text:p>
          </table:table-cell>
          <table:table-cell table:style-name="ce3" office:value-type="string" calcext:value-type="string">
            <text:p>freq</text:p>
          </table:table-cell>
        </table:table-row>
        <table:table-row table:style-name="ro1">
          <table:table-cell office:value-type="string" calcext:value-type="string">
            <text:p>,</text:p>
          </table:table-cell>
          <table:table-cell office:value-type="float" office:value="14721" calcext:value-type="float">
            <text:p>14721</text:p>
          </table:table-cell>
          <table:table-cell office:value-type="float" office:value="0.0665813349736316" calcext:value-type="float">
            <text:p>0.066581335</text:p>
          </table:table-cell>
          <table:table-cell office:value-type="string" calcext:value-type="string">
            <text:p>,</text:p>
          </table:table-cell>
          <table:table-cell office:value-type="float" office:value="13788" calcext:value-type="float">
            <text:p>13788</text:p>
          </table:table-cell>
          <table:table-cell office:value-type="float" office:value="0.061993057928529" calcext:value-type="float">
            <text:p>0.0619930579</text:p>
          </table:table-cell>
        </table:table-row>
        <table:table-row table:style-name="ro1">
          <table:table-cell office:value-type="string" calcext:value-type="string">
            <text:p>the</text:p>
          </table:table-cell>
          <table:table-cell office:value-type="float" office:value="13299" calcext:value-type="float">
            <text:p>13299</text:p>
          </table:table-cell>
          <table:table-cell office:value-type="float" office:value="0.0601497978272078" calcext:value-type="float">
            <text:p>0.0601497978</text:p>
          </table:table-cell>
          <table:table-cell office:value-type="string" calcext:value-type="string">
            <text:p>.</text:p>
          </table:table-cell>
          <table:table-cell office:value-type="float" office:value="12931" calcext:value-type="float">
            <text:p>12931</text:p>
          </table:table-cell>
          <table:table-cell office:value-type="float" office:value="0.0581398485693218" calcext:value-type="float">
            <text:p>0.0581398486</text:p>
          </table:table-cell>
        </table:table-row>
        <table:table-row table:style-name="ro1">
          <table:table-cell office:value-type="string" calcext:value-type="string">
            <text:p>of</text:p>
          </table:table-cell>
          <table:table-cell office:value-type="float" office:value="9368" calcext:value-type="float">
            <text:p>9368</text:p>
          </table:table-cell>
          <table:table-cell office:value-type="float" office:value="0.0423703516087889" calcext:value-type="float">
            <text:p>0.0423703516</text:p>
          </table:table-cell>
          <table:table-cell office:value-type="string" calcext:value-type="string">
            <text:p>a</text:p>
          </table:table-cell>
          <table:table-cell office:value-type="float" office:value="4486" calcext:value-type="float">
            <text:p>4486</text:p>
          </table:table-cell>
          <table:table-cell office:value-type="float" office:value="0.0201697750121396" calcext:value-type="float">
            <text:p>0.020169775</text:p>
          </table:table-cell>
        </table:table-row>
        <table:table-row table:style-name="ro1">
          <table:table-cell office:value-type="string" calcext:value-type="string">
            <text:p>.</text:p>
          </table:table-cell>
          <table:table-cell office:value-type="float" office:value="5645" calcext:value-type="float">
            <text:p>5645</text:p>
          </table:table-cell>
          <table:table-cell office:value-type="float" office:value="0.0255316646916752" calcext:value-type="float">
            <text:p>0.0255316647</text:p>
          </table:table-cell>
          <table:table-cell office:value-type="string" calcext:value-type="string">
            <text:p>v</text:p>
          </table:table-cell>
          <table:table-cell office:value-type="float" office:value="4043" calcext:value-type="float">
            <text:p>4043</text:p>
          </table:table-cell>
          <table:table-cell office:value-type="float" office:value="0.0181779760084888" calcext:value-type="float">
            <text:p>0.018177976</text:p>
          </table:table-cell>
        </table:table-row>
        <table:table-row table:style-name="ro1">
          <table:table-cell office:value-type="string" calcext:value-type="string">
            <text:p>and</text:p>
          </table:table-cell>
          <table:table-cell office:value-type="float" office:value="5537" calcext:value-type="float">
            <text:p>5537</text:p>
          </table:table-cell>
          <table:table-cell office:value-type="float" office:value="0.0250431935159974" calcext:value-type="float">
            <text:p>0.0250431935</text:p>
          </table:table-cell>
          <table:table-cell office:value-type="string" calcext:value-type="string">
            <text:p>:</text:p>
          </table:table-cell>
          <table:table-cell office:value-type="float" office:value="3434" calcext:value-type="float">
            <text:p>3434</text:p>
          </table:table-cell>
          <table:table-cell office:value-type="float" office:value="0.0154398143985037" calcext:value-type="float">
            <text:p>0.0154398144</text:p>
          </table:table-cell>
        </table:table-row>
        <table:table-row table:style-name="ro1">
          <table:table-cell office:value-type="string" calcext:value-type="string">
            <text:p>in</text:p>
          </table:table-cell>
          <table:table-cell office:value-type="float" office:value="4761" calcext:value-type="float">
            <text:p>4761</text:p>
          </table:table-cell>
          <table:table-cell office:value-type="float" office:value="0.0215334376611276" calcext:value-type="float">
            <text:p>0.0215334377</text:p>
          </table:table-cell>
          <table:table-cell office:value-type="string" calcext:value-type="string">
            <text:p>se</text:p>
          </table:table-cell>
          <table:table-cell office:value-type="float" office:value="3378" calcext:value-type="float">
            <text:p>3378</text:p>
          </table:table-cell>
          <table:table-cell office:value-type="float" office:value="0.0151880294228729" calcext:value-type="float">
            <text:p>0.0151880294</text:p>
          </table:table-cell>
        </table:table-row>
        <table:table-row table:style-name="ro1">
          <table:table-cell office:value-type="string" calcext:value-type="string">
            <text:p>to</text:p>
          </table:table-cell>
          <table:table-cell office:value-type="float" office:value="4548" calcext:value-type="float">
            <text:p>4548</text:p>
          </table:table-cell>
          <table:table-cell office:value-type="float" office:value="0.020570063953541" calcext:value-type="float">
            <text:p>0.020570064</text:p>
          </table:table-cell>
          <table:table-cell office:value-type="string" calcext:value-type="string">
            <text:p>na</text:p>
          </table:table-cell>
          <table:table-cell office:value-type="float" office:value="2646" calcext:value-type="float">
            <text:p>2646</text:p>
          </table:table-cell>
          <table:table-cell office:value-type="float" office:value="0.0118968400985558" calcext:value-type="float">
            <text:p>0.0118968401</text:p>
          </table:table-cell>
        </table:table-row>
        <table:table-row table:style-name="ro1">
          <table:table-cell office:value-type="string" calcext:value-type="string">
            <text:p>a</text:p>
          </table:table-cell>
          <table:table-cell office:value-type="float" office:value="3132" calcext:value-type="float">
            <text:p>3132</text:p>
          </table:table-cell>
          <table:table-cell office:value-type="float" office:value="0.0141656640946549" calcext:value-type="float">
            <text:p>0.0141656641</text:p>
          </table:table-cell>
          <table:table-cell office:value-type="string" calcext:value-type="string">
            <text:p>-</text:p>
          </table:table-cell>
          <table:table-cell office:value-type="float" office:value="2549" calcext:value-type="float">
            <text:p>2549</text:p>
          </table:table-cell>
          <table:table-cell office:value-type="float" office:value="0.011460712551481" calcext:value-type="float">
            <text:p>0.0114607126</text:p>
          </table:table-cell>
        </table:table-row>
        <table:table-row table:style-name="ro1">
          <table:table-cell office:value-type="string" calcext:value-type="string">
            <text:p>that</text:p>
          </table:table-cell>
          <table:table-cell office:value-type="float" office:value="2637" calcext:value-type="float">
            <text:p>2637</text:p>
          </table:table-cell>
          <table:table-cell office:value-type="float" office:value="0.0119268378727985" calcext:value-type="float">
            <text:p>0.0119268379</text:p>
          </table:table-cell>
          <table:table-cell office:value-type="string" calcext:value-type="string">
            <text:p>"</text:p>
          </table:table-cell>
          <table:table-cell office:value-type="float" office:value="2506" calcext:value-type="float">
            <text:p>2506</text:p>
          </table:table-cell>
          <table:table-cell office:value-type="float" office:value="0.0112673776594788" calcext:value-type="float">
            <text:p>0.0112673777</text:p>
          </table:table-cell>
        </table:table-row>
        <table:table-row table:style-name="ro1">
          <table:table-cell office:value-type="string" calcext:value-type="string">
            <text:p>;</text:p>
          </table:table-cell>
          <table:table-cell office:value-type="float" office:value="2151" calcext:value-type="float">
            <text:p>2151</text:p>
          </table:table-cell>
          <table:table-cell office:value-type="float" office:value="0.0097287175822486" calcext:value-type="float">
            <text:p>0.0097287176</text:p>
          </table:table-cell>
          <table:table-cell office:value-type="string" calcext:value-type="string">
            <text:p>)</text:p>
          </table:table-cell>
          <table:table-cell office:value-type="float" office:value="1761" calcext:value-type="float">
            <text:p>1761</text:p>
          </table:table-cell>
          <table:table-cell office:value-type="float" office:value="0.00791773825153319" calcext:value-type="float">
            <text:p>0.0079177383</text:p>
          </table:table-cell>
        </table:table-row>
        <table:table-row table:style-name="ro1">
          <table:table-cell office:value-type="string" calcext:value-type="string">
            <text:p>have</text:p>
          </table:table-cell>
          <table:table-cell office:value-type="float" office:value="2084" calcext:value-type="float">
            <text:p>2084</text:p>
          </table:table-cell>
          <table:table-cell office:value-type="float" office:value="0.00942568453807814" calcext:value-type="float">
            <text:p>0.0094256845</text:p>
          </table:table-cell>
          <table:table-cell office:value-type="string" calcext:value-type="string">
            <text:p>(</text:p>
          </table:table-cell>
          <table:table-cell office:value-type="float" office:value="1748" calcext:value-type="float">
            <text:p>1748</text:p>
          </table:table-cell>
          <table:table-cell office:value-type="float" office:value="0.00785928816790461" calcext:value-type="float">
            <text:p>0.0078592882</text:p>
          </table:table-cell>
        </table:table-row>
        <table:table-row table:style-name="ro1">
          <table:table-cell office:value-type="string" calcext:value-type="string">
            <text:p>be</text:p>
          </table:table-cell>
          <table:table-cell office:value-type="float" office:value="2072" calcext:value-type="float">
            <text:p>2072</text:p>
          </table:table-cell>
          <table:table-cell office:value-type="float" office:value="0.00937140996300283" calcext:value-type="float">
            <text:p>0.00937141</text:p>
          </table:table-cell>
          <table:table-cell office:value-type="string" calcext:value-type="string">
            <text:p>že</text:p>
          </table:table-cell>
          <table:table-cell office:value-type="float" office:value="1696" calcext:value-type="float">
            <text:p>1696</text:p>
          </table:table-cell>
          <table:table-cell office:value-type="float" office:value="0.00762548783339028" calcext:value-type="float">
            <text:p>0.0076254878</text:p>
          </table:table-cell>
        </table:table-row>
        <table:table-row table:style-name="ro1">
          <table:table-cell office:value-type="string" calcext:value-type="string">
            <text:p>as</text:p>
          </table:table-cell>
          <table:table-cell office:value-type="float" office:value="2056" calcext:value-type="float">
            <text:p>2056</text:p>
          </table:table-cell>
          <table:table-cell office:value-type="float" office:value="0.00929904386290242" calcext:value-type="float">
            <text:p>0.0092990439</text:p>
          </table:table-cell>
          <table:table-cell office:value-type="string" calcext:value-type="string">
            <text:p>je</text:p>
          </table:table-cell>
          <table:table-cell office:value-type="float" office:value="1457" calcext:value-type="float">
            <text:p>1457</text:p>
          </table:table-cell>
          <table:table-cell office:value-type="float" office:value="0.00655090552668022" calcext:value-type="float">
            <text:p>0.0065509055</text:p>
          </table:table-cell>
        </table:table-row>
        <table:table-row table:style-name="ro1">
          <table:table-cell office:value-type="string" calcext:value-type="string">
            <text:p>is</text:p>
          </table:table-cell>
          <table:table-cell office:value-type="float" office:value="2032" calcext:value-type="float">
            <text:p>2032</text:p>
          </table:table-cell>
          <table:table-cell office:value-type="float" office:value="0.00919049471275181" calcext:value-type="float">
            <text:p>0.0091904947</text:p>
          </table:table-cell>
          <table:table-cell office:value-type="string" calcext:value-type="string">
            <text:p>o</text:p>
          </table:table-cell>
          <table:table-cell office:value-type="float" office:value="1431" calcext:value-type="float">
            <text:p>1431</text:p>
          </table:table-cell>
          <table:table-cell office:value-type="float" office:value="0.00643400535942305" calcext:value-type="float">
            <text:p>0.0064340054</text:p>
          </table:table-cell>
        </table:table-row>
        <table:table-row table:style-name="ro1">
          <table:table-cell office:value-type="string" calcext:value-type="string">
            <text:p>species</text:p>
          </table:table-cell>
          <table:table-cell office:value-type="float" office:value="1779" calcext:value-type="float">
            <text:p>1779</text:p>
          </table:table-cell>
          <table:table-cell office:value-type="float" office:value="0.00804620575491411" calcext:value-type="float">
            <text:p>0.0080462058</text:p>
          </table:table-cell>
          <table:table-cell office:value-type="string" calcext:value-type="string">
            <text:p>s</text:p>
          </table:table-cell>
          <table:table-cell office:value-type="float" office:value="1162" calcext:value-type="float">
            <text:p>1162</text:p>
          </table:table-cell>
          <table:table-cell office:value-type="float" office:value="0.00522453824433933" calcext:value-type="float">
            <text:p>0.0052245382</text:p>
          </table:table-cell>
        </table:table-row>
        <table:table-row table:style-name="ro1">
          <table:table-cell office:value-type="string" calcext:value-type="string">
            <text:p>which</text:p>
          </table:table-cell>
          <table:table-cell office:value-type="float" office:value="1762" calcext:value-type="float">
            <text:p>1762</text:p>
          </table:table-cell>
          <table:table-cell office:value-type="float" office:value="0.00796931677355743" calcext:value-type="float">
            <text:p>0.0079693168</text:p>
          </table:table-cell>
          <table:table-cell office:value-type="string" calcext:value-type="string">
            <text:p>z</text:p>
          </table:table-cell>
          <table:table-cell office:value-type="float" office:value="1060" calcext:value-type="float">
            <text:p>1060</text:p>
          </table:table-cell>
          <table:table-cell office:value-type="float" office:value="0.00476592989586893" calcext:value-type="float">
            <text:p>0.0047659299</text:p>
          </table:table-cell>
        </table:table-row>
        <table:table-row table:style-name="ro1">
          <table:table-cell office:value-type="string" calcext:value-type="string">
            <text:p>by</text:p>
          </table:table-cell>
          <table:table-cell office:value-type="float" office:value="1703" calcext:value-type="float">
            <text:p>1703</text:p>
          </table:table-cell>
          <table:table-cell office:value-type="float" office:value="0.00770246677943717" calcext:value-type="float">
            <text:p>0.0077024668</text:p>
          </table:table-cell>
          <table:table-cell office:value-type="string" calcext:value-type="string">
            <text:p>do</text:p>
          </table:table-cell>
          <table:table-cell office:value-type="float" office:value="987" calcext:value-type="float">
            <text:p>987</text:p>
          </table:table-cell>
          <table:table-cell office:value-type="float" office:value="0.00443771019549305" calcext:value-type="float">
            <text:p>0.0044377102</text:p>
          </table:table-cell>
        </table:table-row>
        <table:table-row table:style-name="ro1">
          <table:table-cell office:value-type="string" calcext:value-type="string">
            <text:p>are</text:p>
          </table:table-cell>
          <table:table-cell office:value-type="float" office:value="1621" calcext:value-type="float">
            <text:p>1621</text:p>
          </table:table-cell>
          <table:table-cell office:value-type="float" office:value="0.00733159051642258" calcext:value-type="float">
            <text:p>0.0073315905</text:p>
          </table:table-cell>
          <table:table-cell office:value-type="string" calcext:value-type="string">
            <text:p>i</text:p>
          </table:table-cell>
          <table:table-cell office:value-type="float" office:value="985" calcext:value-type="float">
            <text:p>985</text:p>
          </table:table-cell>
          <table:table-cell office:value-type="float" office:value="0.00442871787493481" calcext:value-type="float">
            <text:p>0.0044287179</text:p>
          </table:table-cell>
        </table:table-row>
        <table:table-row table:style-name="ro1">
          <table:table-cell office:value-type="string" calcext:value-type="string">
            <text:p>or</text:p>
          </table:table-cell>
          <table:table-cell office:value-type="float" office:value="1607" calcext:value-type="float">
            <text:p>1607</text:p>
          </table:table-cell>
          <table:table-cell office:value-type="float" office:value="0.00726827017883473" calcext:value-type="float">
            <text:p>0.0072682702</text:p>
          </table:table-cell>
          <table:table-cell office:value-type="string" calcext:value-type="string">
            <text:p>to</text:p>
          </table:table-cell>
          <table:table-cell office:value-type="float" office:value="970" calcext:value-type="float">
            <text:p>970</text:p>
          </table:table-cell>
          <table:table-cell office:value-type="float" office:value="0.00436127547074798" calcext:value-type="float">
            <text:p>0.0043612755</text:p>
          </table:table-cell>
        </table:table-row>
        <table:table-row table:style-name="ro1">
          <table:table-cell office:value-type="string" calcext:value-type="string">
            <text:p>for</text:p>
          </table:table-cell>
          <table:table-cell office:value-type="float" office:value="1346" calcext:value-type="float">
            <text:p>1346</text:p>
          </table:table-cell>
          <table:table-cell office:value-type="float" office:value="0.00608779817094682" calcext:value-type="float">
            <text:p>0.0060877982</text:p>
          </table:table-cell>
          <table:table-cell table:style-name="ce4" office:value-type="float" office:value="1" calcext:value-type="float">
            <text:p>1</text:p>
          </table:table-cell>
          <table:table-cell office:value-type="float" office:value="881" calcext:value-type="float">
            <text:p>881</text:p>
          </table:table-cell>
          <table:table-cell office:value-type="float" office:value="0.00396111720590616" calcext:value-type="float">
            <text:p>0.0039611172</text:p>
          </table:table-cell>
        </table:table-row>
      </table:table>
      <table:named-expressions/>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21:15:22.49250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4.49pt"/>
    </style:style>
    <style:style style:name="co3" style:family="table-column">
      <style:table-column-properties fo:break-before="auto" style:column-width="66.9pt"/>
    </style:style>
    <style:style style:name="co4" style:family="table-column">
      <style:table-column-properties fo:break-before="auto" style:column-width="89.21pt"/>
    </style:style>
    <style:style style:name="co5" style:family="table-column">
      <style:table-column-properties fo:break-before="auto" style:column-width="90.9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4"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stat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92">
          <table:table-cell table:number-columns-repeated="6"/>
        </table:table-row>
        <table:table-row table:style-name="ro1">
          <table:table-cell table:number-columns-repeated="3"/>
          <table:table-cell table:style-name="ce2"/>
          <table:table-cell table:style-name="ce2" office:value-type="string" calcext:value-type="string">
            <text:p>English</text:p>
          </table:table-cell>
          <table:table-cell table:style-name="ce2" office:value-type="string" calcext:value-type="string">
            <text:p>Czech</text:p>
          </table:table-cell>
        </table:table-row>
        <table:table-row table:style-name="ro1">
          <table:table-cell table:number-columns-repeated="3"/>
          <table:table-cell table:style-name="ce2" office:value-type="string" calcext:value-type="string">
            <text:p>|V|</text:p>
          </table:table-cell>
          <table:table-cell office:value-type="float" office:value="9608" calcext:value-type="float">
            <text:p>9608</text:p>
          </table:table-cell>
          <table:table-cell office:value-type="float" office:value="42827" calcext:value-type="float">
            <text:p>42827</text:p>
          </table:table-cell>
        </table:table-row>
        <table:table-row table:style-name="ro1">
          <table:table-cell table:number-columns-repeated="3"/>
          <table:table-cell table:style-name="ce2" office:value-type="string" calcext:value-type="string">
            <text:p>|V|^2</text:p>
          </table:table-cell>
          <table:table-cell table:style-name="ce3" table:formula="of:=[.E94]*[.E94]" office:value-type="float" office:value="92313664" calcext:value-type="float">
            <text:p>92313664</text:p>
          </table:table-cell>
          <table:table-cell table:style-name="ce3" table:formula="of:=[.F94]*[.F94]" office:value-type="float" office:value="1834151929" calcext:value-type="float">
            <text:p>1834151929</text:p>
          </table:table-cell>
        </table:table-row>
        <table:table-row table:style-name="ro1">
          <table:table-cell table:number-columns-repeated="2"/>
          <table:table-cell table:style-name="ce1" office:value-type="string" calcext:value-type="string" table:number-columns-spanned="1" table:number-rows-spanned="2">
            <text:p>before </text:p>
          </table:table-cell>
          <table:table-cell table:style-name="ce2" office:value-type="string" calcext:value-type="string">
            <text:p>Unique bigrams </text:p>
          </table:table-cell>
          <table:table-cell table:style-name="ce4" office:value-type="string" calcext:value-type="string">
            <text:p>49603 (68%)</text:p>
          </table:table-cell>
          <table:table-cell table:style-name="ce4" office:value-type="string" calcext:value-type="string">
            <text:p>125010 (85%)</text:p>
          </table:table-cell>
        </table:table-row>
        <table:table-row table:style-name="ro1">
          <table:table-cell table:number-columns-repeated="2"/>
          <table:covered-table-cell/>
          <table:table-cell table:style-name="ce2" office:value-type="string" calcext:value-type="string">
            <text:p>Total bigrams </text:p>
          </table:table-cell>
          <table:table-cell table:style-name="ce3" office:value-type="float" office:value="73249" calcext:value-type="float">
            <text:p>73249</text:p>
          </table:table-cell>
          <table:table-cell table:style-name="ce3" office:value-type="float" office:value="147139" calcext:value-type="float">
            <text:p>147139</text:p>
          </table:table-cell>
        </table:table-row>
        <table:table-row table:style-name="ro1">
          <table:table-cell table:number-columns-repeated="2"/>
          <table:table-cell office:value-type="string" calcext:value-type="string" table:number-columns-spanned="1" table:number-rows-spanned="2">
            <text:p>after 5% rand</text:p>
          </table:table-cell>
          <table:table-cell table:style-name="ce2" office:value-type="string" calcext:value-type="string">
            <text:p>unique <text:s/>bigrams</text:p>
          </table:table-cell>
          <table:table-cell table:style-name="ce4" office:value-type="string" calcext:value-type="string">
            <text:p>66125.6 (75%)</text:p>
          </table:table-cell>
          <table:table-cell table:style-name="ce4" office:value-type="string" calcext:value-type="string">
            <text:p>136125.3 (87%)</text:p>
          </table:table-cell>
        </table:table-row>
        <table:table-row table:style-name="ro1">
          <table:table-cell table:number-columns-repeated="2"/>
          <table:covered-table-cell/>
          <table:table-cell table:style-name="ce2" office:value-type="string" calcext:value-type="string">
            <text:p>Total bigrams </text:p>
          </table:table-cell>
          <table:table-cell table:style-name="ce4" office:value-type="float" office:value="88589.7" calcext:value-type="float">
            <text:p>88589.7</text:p>
          </table:table-cell>
          <table:table-cell table:style-name="ce4" office:value-type="float" office:value="156061.2" calcext:value-type="float">
            <text:p>156061.2</text:p>
          </table:table-cell>
        </table:table-row>
      </table:table>
      <table:named-expressions/>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20:58:13.14800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1cm" svg:height="9.006cm" xlink:href="." xlink:type="simple" chart:class="chart:scatter" chart:style-name="ch1">
        <chart:title svg:x="4.236cm" svg:y="0.315cm" chart:style-name="ch2">
          <text:p>Randomization Characters (English)</text:p>
        </chart:title>
        <chart:legend chart:legend-position="end" svg:x="13.788cm" svg:y="3.7cm" style:legend-expansion="high" chart:style-name="ch3"/>
        <chart:plot-area chart:style-name="ch4" chart:data-source-has-labels="both" svg:x="1.324cm" svg:y="1.288cm" svg:width="12.144cm" svg:height="6.564cm">
          <chartooo:coordinate-region svg:x="2.243cm" svg:y="1.49cm" svg:width="10.889cm" svg:height="5.711cm"/>
          <chart:axis chart:dimension="x" chart:name="primary-x" chart:style-name="ch5" chartooo:axis-type="auto">
            <chart:title svg:x="7.234cm" svg:y="8.033cm" chart:style-name="ch6">
              <text:p>P</text:p>
            </chart:title>
            <chart:categories table:cell-range-address="local-table.$A$2:.$A$7"/>
          </chart:axis>
          <chart:axis chart:dimension="y" chart:name="primary-y" chart:style-name="ch5">
            <chart:title svg:x="0.451cm" svg:y="4.742cm" chart:style-name="ch7">
              <text:p>H</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mean</text:p>
              </table:table-cell>
            </table:table-row>
          </table:table-header-rows>
          <table:table-rows>
            <table:table-row>
              <table:table-cell office:value-type="string">
                <text:p>1</text:p>
              </table:table-cell>
              <table:table-cell office:value-type="float" office:value="0.05">
                <text:p>0.05</text:p>
              </table:table-cell>
              <table:table-cell office:value-type="float" office:value="5.05275335951057">
                <text:p>5.05275335951057</text:p>
              </table:table-cell>
              <table:table-cell office:value-type="float" office:value="5.06198350086948">
                <text:p>5.06198350086948</text:p>
              </table:table-cell>
              <table:table-cell office:value-type="float" office:value="5.05625348841001">
                <text:p>5.05625348841001</text:p>
              </table:table-cell>
            </table:table-row>
            <table:table-row>
              <table:table-cell office:value-type="string">
                <text:p>2</text:p>
              </table:table-cell>
              <table:table-cell office:value-type="float" office:value="0.01">
                <text:p>0.01</text:p>
              </table:table-cell>
              <table:table-cell office:value-type="float" office:value="5.24764652633947">
                <text:p>5.24764652633947</text:p>
              </table:table-cell>
              <table:table-cell office:value-type="float" office:value="5.25408825268648">
                <text:p>5.25408825268648</text:p>
              </table:table-cell>
              <table:table-cell office:value-type="float" office:value="5.25027208108027">
                <text:p>5.25027208108027</text:p>
              </table:table-cell>
            </table:table-row>
            <table:table-row>
              <table:table-cell office:value-type="string">
                <text:p>3</text:p>
              </table:table-cell>
              <table:table-cell office:value-type="float" office:value="0.001">
                <text:p>0.001</text:p>
              </table:table-cell>
              <table:table-cell office:value-type="float" office:value="5.28331883386626">
                <text:p>5.28331883386626</text:p>
              </table:table-cell>
              <table:table-cell office:value-type="float" office:value="5.28467482586546">
                <text:p>5.28467482586546</text:p>
              </table:table-cell>
              <table:table-cell office:value-type="float" office:value="5.28394416588174">
                <text:p>5.28394416588174</text:p>
              </table:table-cell>
            </table:table-row>
            <table:table-row>
              <table:table-cell office:value-type="string">
                <text:p>4</text:p>
              </table:table-cell>
              <table:table-cell office:value-type="float" office:value="0.0001">
                <text:p>0.0001</text:p>
              </table:table-cell>
              <table:table-cell office:value-type="float" office:value="5.28702323749464">
                <text:p>5.28702323749464</text:p>
              </table:table-cell>
              <table:table-cell office:value-type="float" office:value="5.28738709388161">
                <text:p>5.28738709388161</text:p>
              </table:table-cell>
              <table:table-cell office:value-type="float" office:value="5.2871992631521">
                <text:p>5.2871992631521</text:p>
              </table:table-cell>
            </table:table-row>
            <table:table-row>
              <table:table-cell office:value-type="string">
                <text:p>5</text:p>
              </table:table-cell>
              <table:table-cell office:value-type="float" office:value="0.00001">
                <text:p>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5.28749368629022">
                <text:p>5.28749368629022</text:p>
              </table:table-cell>
              <table:table-cell office:value-type="float" office:value="5.28749368629022">
                <text:p>5.28749368629022</text:p>
              </table:table-cell>
              <table:table-cell office:value-type="float" office:value="5.28749368629022">
                <text:p>5.2874936862902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frac>
      <mrow>
        <mi>N</mi>
        <mn>1</mn>
      </mrow>
      <mrow>
        <mi>N</mi>
        <mrow>
          <mn>1</mn>
          <mo stretchy="false">+</mo>
          <mi>N</mi>
        </mrow>
        <mrow>
          <mn>2</mn>
          <mo stretchy="false">−</mo>
          <mn>1</mn>
        </mrow>
      </mrow>
    </mfrac>
    <annotation encoding="StarMath 5.0">{N1} over {N1 + N2 - 1}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077cm" svg:y="0.314cm" chart:style-name="ch2">
          <text:p>Randomization of Characters (Czech)</text:p>
        </chart:title>
        <chart:legend chart:legend-position="end" svg:x="13.777cm" svg:y="3.696cm" style:legend-expansion="high" chart:style-name="ch3"/>
        <chart:plot-area chart:style-name="ch4" chart:data-source-has-labels="both" svg:x="1.323cm" svg:y="1.286cm" svg:width="12.135cm" svg:height="6.56cm">
          <chartooo:coordinate-region svg:x="2.051cm" svg:y="1.488cm" svg:width="11.072cm" svg:height="5.708cm"/>
          <chart:axis chart:dimension="x" chart:name="primary-x" chart:style-name="ch5" chartooo:axis-type="auto">
            <chart:title svg:x="7.228cm" svg:y="8.026cm" chart:style-name="ch6">
              <text:p>P</text:p>
            </chart:title>
            <chart:categories table:cell-range-address="local-table.$A$2:.$A$7"/>
          </chart:axis>
          <chart:axis chart:dimension="y" chart:name="primary-y" chart:style-name="ch5">
            <chart:title svg:x="0.451cm" svg:y="4.738cm" chart:style-name="ch7">
              <text:p>H</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mean</text:p>
              </table:table-cell>
            </table:table-row>
          </table:table-header-rows>
          <table:table-rows>
            <table:table-row>
              <table:table-cell office:value-type="string">
                <text:p>1</text:p>
              </table:table-cell>
              <table:table-cell office:value-type="float" office:value="0.05">
                <text:p>0.05</text:p>
              </table:table-cell>
              <table:table-cell office:value-type="float" office:value="4.33091100928939">
                <text:p>4.33091100928939</text:p>
              </table:table-cell>
              <table:table-cell office:value-type="float" office:value="4.34346143124581">
                <text:p>4.34346143124581</text:p>
              </table:table-cell>
              <table:table-cell office:value-type="float" office:value="4.33592939521418">
                <text:p>4.33592939521418</text:p>
              </table:table-cell>
            </table:table-row>
            <table:table-row>
              <table:table-cell office:value-type="string">
                <text:p>2</text:p>
              </table:table-cell>
              <table:table-cell office:value-type="float" office:value="0.01">
                <text:p>0.01</text:p>
              </table:table-cell>
              <table:table-cell office:value-type="float" office:value="4.65378259740413">
                <text:p>4.65378259740413</text:p>
              </table:table-cell>
              <table:table-cell office:value-type="float" office:value="4.6603344593734">
                <text:p>4.6603344593734</text:p>
              </table:table-cell>
              <table:table-cell office:value-type="float" office:value="4.65742421113372">
                <text:p>4.65742421113372</text:p>
              </table:table-cell>
            </table:table-row>
            <table:table-row>
              <table:table-cell office:value-type="string">
                <text:p>3</text:p>
              </table:table-cell>
              <table:table-cell office:value-type="float" office:value="0.001">
                <text:p>0.001</text:p>
              </table:table-cell>
              <table:table-cell office:value-type="float" office:value="4.7380670488595">
                <text:p>4.7380670488595</text:p>
              </table:table-cell>
              <table:table-cell office:value-type="float" office:value="4.7396662837134">
                <text:p>4.7396662837134</text:p>
              </table:table-cell>
              <table:table-cell office:value-type="float" office:value="4.73889451027634">
                <text:p>4.73889451027634</text:p>
              </table:table-cell>
            </table:table-row>
            <table:table-row>
              <table:table-cell office:value-type="string">
                <text:p>4</text:p>
              </table:table-cell>
              <table:table-cell office:value-type="float" office:value="0.0001">
                <text:p>0.0001</text:p>
              </table:table-cell>
              <table:table-cell office:value-type="float" office:value="4.74661297438421">
                <text:p>4.74661297438421</text:p>
              </table:table-cell>
              <table:table-cell office:value-type="float" office:value="4.74705442674451">
                <text:p>4.74705442674451</text:p>
              </table:table-cell>
              <table:table-cell office:value-type="float" office:value="4.74689099313652">
                <text:p>4.74689099313652</text:p>
              </table:table-cell>
            </table:table-row>
            <table:table-row>
              <table:table-cell office:value-type="string">
                <text:p>5</text:p>
              </table:table-cell>
              <table:table-cell office:value-type="float" office:value="0.00001">
                <text:p>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4.74783993787904">
                <text:p>4.74783993787904</text:p>
              </table:table-cell>
              <table:table-cell office:value-type="float" office:value="4.74783993787904">
                <text:p>4.74783993787904</text:p>
              </table:table-cell>
              <table:table-cell office:value-type="float" office:value="4.74783993787904">
                <text:p>4.7478399378790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MacOSX_X86_64 LibreOffice_project/07ac168c60a517dba0f0d7bc7540f5afa45f090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math xmlns="http://www.w3.org/1998/Math/MathML" display="block">
  <semantics>
    <mfrac>
      <mrow>
        <mi>N</mi>
        <mn>2</mn>
      </mrow>
      <mrow>
        <mi>N</mi>
        <mrow>
          <mn>1</mn>
          <mo stretchy="false">+</mo>
          <mi>N</mi>
        </mrow>
        <mrow>
          <mn>2</mn>
          <mo stretchy="false">−</mo>
          <mn>1</mn>
        </mrow>
      </mrow>
    </mfrac>
    <annotation encoding="StarMath 5.0">{N2} over {N1 + N2 - 1} 

</annotation>
  </semantics>
</math>
</file>

<file path=Object 9/content.xml><?xml version="1.0" encoding="utf-8"?>
<math xmlns="http://www.w3.org/1998/Math/MathML" display="block">
  <semantics>
    <mfrac>
      <mrow>
        <mi>N</mi>
        <mn>2</mn>
      </mrow>
      <mrow>
        <mi>N</mi>
        <mrow>
          <mn>1</mn>
          <mo stretchy="false">+</mo>
          <mi>N</mi>
        </mrow>
        <mrow>
          <mn>2</mn>
          <mo stretchy="false">−</mo>
          <mn>1</mn>
        </mrow>
      </mrow>
    </mfrac>
    <annotation encoding="StarMath 5.0">{N2} over {N1 + N2 - 1} 

</annotation>
  </semantics>
</math>
</file>